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pple-system" svg:font-family="-apple-system"/>
    <style:font-face style:name="-webkit-standard" svg:font-family="-webkit-standard"/>
    <style:font-face style:name="Arial" svg:font-family="Arial"/>
    <style:font-face style:name="Helvetica" svg:font-family="Helvetica"/>
    <style:font-face style:name="Inconsolata" svg:font-family="Inconsolata"/>
    <style:font-face style:name="Roboto" svg:font-family="Roboto"/>
    <style:font-face style:name="Arial2" svg:font-family="Arial" style:font-family-generic="modern"/>
    <style:font-face style:name="Helvetica1" svg:font-family="Helvetica" style:font-family-generic="modern"/>
    <style:font-face style:name="Roboto1" svg:font-family="Roboto" style:font-family-generic="modern"/>
    <style:font-face style:name="ＭＳ Ｐゴシック" svg:font-family="'ＭＳ Ｐゴシック'" style:font-family-generic="modern"/>
    <style:font-face style:name="Arial1" svg:font-family="Arial" style:font-family-generic="swiss"/>
    <style:font-face style:name="ＭＳ Ｐゴシック1" svg:font-family="'ＭＳ Ｐゴシック'"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81pt"/>
    </style:style>
    <style:style style:name="co2" style:family="table-column">
      <style:table-column-properties fo:break-before="auto" style:column-width="80.16pt"/>
    </style:style>
    <style:style style:name="co3" style:family="table-column">
      <style:table-column-properties fo:break-before="auto" style:column-width="65.91pt"/>
    </style:style>
    <style:style style:name="co4" style:family="table-column">
      <style:table-column-properties fo:break-before="auto" style:column-width="290.49pt"/>
    </style:style>
    <style:style style:name="co5" style:family="table-column">
      <style:table-column-properties fo:break-before="auto" style:column-width="30.95pt"/>
    </style:style>
    <style:style style:name="co6" style:family="table-column">
      <style:table-column-properties fo:break-before="auto" style:column-width="341.26pt"/>
    </style:style>
    <style:style style:name="co7" style:family="table-column">
      <style:table-column-properties fo:break-before="auto" style:column-width="21.46pt"/>
    </style:style>
    <style:style style:name="co8" style:family="table-column">
      <style:table-column-properties fo:break-before="auto" style:column-width="331.74pt"/>
    </style:style>
    <style:style style:name="co9" style:family="table-column">
      <style:table-column-properties fo:break-before="auto" style:column-width="101.59pt"/>
    </style:style>
    <style:style style:name="co10" style:family="table-column">
      <style:table-column-properties fo:break-before="auto" style:column-width="161.89pt"/>
    </style:style>
    <style:style style:name="co11" style:family="table-column">
      <style:table-column-properties fo:break-before="auto" style:column-width="96.8pt"/>
    </style:style>
    <style:style style:name="co12" style:family="table-column">
      <style:table-column-properties fo:break-before="auto" style:column-width="105.56pt"/>
    </style:style>
    <style:style style:name="co13" style:family="table-column">
      <style:table-column-properties fo:break-before="auto" style:column-width="114.29pt"/>
    </style:style>
    <style:style style:name="co14" style:family="table-column">
      <style:table-column-properties fo:break-before="auto" style:column-width="124.61pt"/>
    </style:style>
    <style:style style:name="co15" style:family="table-column">
      <style:table-column-properties fo:break-before="auto" style:column-width="149.19pt"/>
    </style:style>
    <style:style style:name="co16" style:family="table-column">
      <style:table-column-properties fo:break-before="auto" style:column-width="91.25pt"/>
    </style:style>
    <style:style style:name="co17" style:family="table-column">
      <style:table-column-properties fo:break-before="auto" style:column-width="98.39pt"/>
    </style:style>
    <style:style style:name="co18" style:family="table-column">
      <style:table-column-properties fo:break-before="auto" style:column-width="100.01pt"/>
    </style:style>
    <style:style style:name="co19" style:family="table-column">
      <style:table-column-properties fo:break-before="auto" style:column-width="17.46pt"/>
    </style:style>
    <style:style style:name="co20" style:family="table-column">
      <style:table-column-properties fo:break-before="auto" style:column-width="205.54pt"/>
    </style:style>
    <style:style style:name="co21" style:family="table-column">
      <style:table-column-properties fo:break-before="auto" style:column-width="238.11pt"/>
    </style:style>
    <style:style style:name="co22" style:family="table-column">
      <style:table-column-properties fo:break-before="auto" style:column-width="188.9pt"/>
    </style:style>
    <style:style style:name="co23" style:family="table-column">
      <style:table-column-properties fo:break-before="auto" style:column-width="152.36pt"/>
    </style:style>
    <style:style style:name="co24" style:family="table-column">
      <style:table-column-properties fo:break-before="auto" style:column-width="377.01pt"/>
    </style:style>
    <style:style style:name="co25" style:family="table-column">
      <style:table-column-properties fo:break-before="auto" style:column-width="376.21pt"/>
    </style:style>
    <style:style style:name="co26" style:family="table-column">
      <style:table-column-properties fo:break-before="auto" style:column-width="343.64pt"/>
    </style:style>
    <style:style style:name="ro1" style:family="table-row">
      <style:table-row-properties style:row-height="15.76pt" fo:break-before="auto" style:use-optimal-row-height="false"/>
    </style:style>
    <style:style style:name="ro2" style:family="table-row">
      <style:table-row-properties style:row-height="50.26pt" fo:break-before="auto" style:use-optimal-row-height="false"/>
    </style:style>
    <style:style style:name="ro3" style:family="table-row">
      <style:table-row-properties style:row-height="29.25pt" fo:break-before="auto" style:use-optimal-row-height="false"/>
    </style:style>
    <style:style style:name="ro4" style:family="table-row">
      <style:table-row-properties style:row-height="46.49pt" fo:break-before="auto" style:use-optimal-row-height="false"/>
    </style:style>
    <style:style style:name="ro5" style:family="table-row">
      <style:table-row-properties style:row-height="27.01pt" fo:break-before="auto" style:use-optimal-row-height="false"/>
    </style:style>
    <style:style style:name="ro6" style:family="table-row">
      <style:table-row-properties style:row-height="37.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5.51pt" fo:break-before="auto" style:use-optimal-row-height="false"/>
    </style:style>
    <style:style style:name="ro9" style:family="table-row">
      <style:table-row-properties style:row-height="23.24pt" fo:break-before="auto" style:use-optimal-row-height="false"/>
    </style:style>
    <style:style style:name="ro10" style:family="table-row">
      <style:table-row-properties style:row-height="78.75pt" fo:break-before="auto" style:use-optimal-row-height="false"/>
    </style:style>
    <style:style style:name="ro11" style:family="table-row">
      <style:table-row-properties style:row-height="12.76pt" fo:break-before="auto" style:use-optimal-row-height="true"/>
    </style:style>
    <style:style style:name="ro12" style:family="table-row">
      <style:table-row-properties style:row-height="39.74pt" fo:break-before="auto" style:use-optimal-row-height="false"/>
    </style:style>
    <style:style style:name="ro13" style:family="table-row">
      <style:table-row-properties style:row-height="54pt" fo:break-before="auto" style:use-optimal-row-height="false"/>
    </style:style>
    <style:style style:name="ro14" style:family="table-row">
      <style:table-row-properties style:row-height="126.74pt" fo:break-before="auto" style:use-optimal-row-height="false"/>
    </style:style>
    <style:style style:name="ro15" style:family="table-row">
      <style:table-row-properties style:row-height="190.49pt" fo:break-before="auto" style:use-optimal-row-height="false"/>
    </style:style>
    <style:style style:name="ro16" style:family="table-row">
      <style:table-row-properties style:row-height="60.75pt" fo:break-before="auto" style:use-optimal-row-height="false"/>
    </style:style>
    <style:style style:name="ro17" style:family="table-row">
      <style:table-row-properties style:row-height="24.75pt" fo:break-before="page" style:use-optimal-row-height="false"/>
    </style:style>
    <style:style style:name="ro18" style:family="table-row">
      <style:table-row-properties style:row-height="87.76pt" fo:break-before="auto" style:use-optimal-row-height="false"/>
    </style:style>
    <style:style style:name="ro19" style:family="table-row">
      <style:table-row-properties style:row-height="74.24pt" fo:break-before="auto" style:use-optimal-row-height="false"/>
    </style:style>
    <style:style style:name="ro20" style:family="table-row">
      <style:table-row-properties style:row-height="33.76pt" fo:break-before="auto" style:use-optimal-row-height="false"/>
    </style:style>
    <style:style style:name="ro21" style:family="table-row">
      <style:table-row-properties style:row-height="51pt" fo:break-before="auto" style:use-optimal-row-height="false"/>
    </style:style>
    <style:style style:name="ro22" style:family="table-row">
      <style:table-row-properties style:row-height="65.25pt" fo:break-before="auto" style:use-optimal-row-height="false"/>
    </style:style>
    <style:style style:name="ro23" style:family="table-row">
      <style:table-row-properties style:row-height="30.76pt" fo:break-before="auto" style:use-optimal-row-height="false"/>
    </style:style>
    <style:style style:name="ro24" style:family="table-row">
      <style:table-row-properties style:row-height="41.24pt" fo:break-before="auto" style:use-optimal-row-height="false"/>
    </style:style>
    <style:style style:name="ro25" style:family="table-row">
      <style:table-row-properties style:row-height="42.75pt" fo:break-before="auto" style:use-optimal-row-height="false"/>
    </style:style>
    <style:style style:name="ro26" style:family="table-row">
      <style:table-row-properties style:row-height="51.76pt" fo:break-before="auto" style:use-optimal-row-height="false"/>
    </style:style>
    <style:style style:name="ro27" style:family="table-row">
      <style:table-row-properties style:row-height="76.51pt" fo:break-before="auto" style:use-optimal-row-height="false"/>
    </style:style>
    <style:style style:name="ro28" style:family="table-row">
      <style:table-row-properties style:row-height="29.25pt" fo:break-before="page" style:use-optimal-row-height="false"/>
    </style:style>
    <style:style style:name="ro29" style:family="table-row">
      <style:table-row-properties style:row-height="301.49pt" fo:break-before="auto" style:use-optimal-row-height="false"/>
    </style:style>
    <style:style style:name="ro30" style:family="table-row">
      <style:table-row-properties style:row-height="25.51pt" fo:break-before="auto" style:use-optimal-row-height="true"/>
    </style:style>
    <style:style style:name="ro31" style:family="table-row">
      <style:table-row-properties style:row-height="73.5pt" fo:break-before="auto" style:use-optimal-row-height="false"/>
    </style:style>
    <style:style style:name="ro32" style:family="table-row">
      <style:table-row-properties style:row-height="91.5pt" fo:break-before="auto" style:use-optimal-row-height="false"/>
    </style:style>
    <style:style style:name="ro33" style:family="table-row">
      <style:table-row-properties style:row-height="86.26pt" fo:break-before="auto" style:use-optimal-row-height="true"/>
    </style:style>
    <style:style style:name="ro34" style:family="table-row">
      <style:table-row-properties style:row-height="36pt" fo:break-before="auto" style:use-optimal-row-height="true"/>
    </style:style>
    <style:style style:name="ro35" style:family="table-row">
      <style:table-row-properties style:row-height="163.5pt" fo:break-before="auto" style:use-optimal-row-height="false"/>
    </style:style>
    <style:style style:name="ro36" style:family="table-row">
      <style:table-row-properties style:row-height="27.75pt" fo:break-before="page" style:use-optimal-row-height="false"/>
    </style:style>
    <style:style style:name="ro37" style:family="table-row">
      <style:table-row-properties style:row-height="201.74pt" fo:break-before="auto" style:use-optimal-row-height="false"/>
    </style:style>
    <style:style style:name="ro38" style:family="table-row">
      <style:table-row-properties style:row-height="43.51pt" fo:break-before="auto" style:use-optimal-row-height="false"/>
    </style:style>
    <style:style style:name="ro39" style:family="table-row">
      <style:table-row-properties style:row-height="88.5pt" fo:break-before="auto" style:use-optimal-row-height="false"/>
    </style:style>
    <style:style style:name="ro40" style:family="table-row">
      <style:table-row-properties style:row-height="50.26pt" fo:break-before="auto" style:use-optimal-row-height="true"/>
    </style:style>
    <style:style style:name="ro41" style:family="table-row">
      <style:table-row-properties style:row-height="24.75pt" fo:break-before="page" style:use-optimal-row-height="true"/>
    </style:style>
    <style:style style:name="ro42" style:family="table-row">
      <style:table-row-properties style:row-height="177pt" fo:break-before="auto" style:use-optimal-row-height="false"/>
    </style:style>
    <style:style style:name="ro43" style:family="table-row">
      <style:table-row-properties style:row-height="37.5pt" fo:break-before="auto" style:use-optimal-row-height="true"/>
    </style:style>
    <style:style style:name="ro44" style:family="table-row">
      <style:table-row-properties style:row-height="178.5pt" fo:break-before="auto" style:use-optimal-row-height="true"/>
    </style:style>
    <style:style style:name="ro45" style:family="table-row">
      <style:table-row-properties style:row-height="24.75pt" fo:break-before="auto" style:use-optimal-row-height="true"/>
    </style:style>
    <style:style style:name="ro46" style:family="table-row">
      <style:table-row-properties style:row-height="18.74pt" fo:break-before="page" style:use-optimal-row-height="false"/>
    </style:style>
    <style:style style:name="ro47" style:family="table-row">
      <style:table-row-properties style:row-height="61.51pt" fo:break-before="auto" style:use-optimal-row-height="true"/>
    </style:style>
    <style:style style:name="ro48" style:family="table-row">
      <style:table-row-properties style:row-height="101.25pt" fo:break-before="auto" style:use-optimal-row-height="true"/>
    </style:style>
    <style:style style:name="ro49" style:family="table-row">
      <style:table-row-properties style:row-height="75pt" fo:break-before="auto" style:use-optimal-row-height="false"/>
    </style:style>
    <style:style style:name="ro50" style:family="table-row">
      <style:table-row-properties style:row-height="72.74pt" fo:break-before="auto" style:use-optimal-row-height="true"/>
    </style:style>
    <style:style style:name="ro51" style:family="table-row">
      <style:table-row-properties style:row-height="175.49pt" fo:break-before="auto" style:use-optimal-row-height="true"/>
    </style:style>
    <style:style style:name="ro52" style:family="table-row">
      <style:table-row-properties style:row-height="128.24pt" fo:break-before="auto" style:use-optimal-row-height="false"/>
    </style:style>
    <style:style style:name="ro53" style:family="table-row">
      <style:table-row-properties style:row-height="53.26pt" fo:break-before="auto" style:use-optimal-row-height="false"/>
    </style:style>
    <style:style style:name="ro54" style:family="table-row">
      <style:table-row-properties style:row-height="28.49pt" fo:break-before="page" style:use-optimal-row-height="false"/>
    </style:style>
    <style:style style:name="ro55" style:family="table-row">
      <style:table-row-properties style:row-height="146.24pt" fo:break-before="auto" style:use-optimal-row-height="true"/>
    </style:style>
    <style:style style:name="ro56" style:family="table-row">
      <style:table-row-properties style:row-height="49.49pt" fo:break-before="auto" style:use-optimal-row-height="true"/>
    </style:style>
    <style:style style:name="ro57" style:family="table-row">
      <style:table-row-properties style:row-height="60.01pt" fo:break-before="auto" style:use-optimal-row-height="true"/>
    </style:style>
    <style:style style:name="ro58" style:family="table-row">
      <style:table-row-properties style:row-height="48.76pt" fo:break-before="auto" style:use-optimal-row-height="true"/>
    </style:style>
    <style:style style:name="ro59" style:family="table-row">
      <style:table-row-properties style:row-height="257.24pt" fo:break-before="auto" style:use-optimal-row-height="true"/>
    </style:style>
    <style:style style:name="ro60" style:family="table-row">
      <style:table-row-properties style:row-height="198pt" fo:break-before="auto" style:use-optimal-row-height="true"/>
    </style:style>
    <style:style style:name="ro61" style:family="table-row">
      <style:table-row-properties style:row-height="38.24pt" fo:break-before="auto" style:use-optimal-row-height="true"/>
    </style:style>
    <style:style style:name="ro62" style:family="table-row">
      <style:table-row-properties style:row-height="85.49pt" fo:break-before="auto" style:use-optimal-row-height="true"/>
    </style:style>
    <style:style style:name="ro63" style:family="table-row">
      <style:table-row-properties style:row-height="123pt" fo:break-before="auto" style:use-optimal-row-height="true"/>
    </style:style>
    <style:style style:name="ro64" style:family="table-row">
      <style:table-row-properties style:row-height="60.75pt" fo:break-before="auto" style:use-optimal-row-height="true"/>
    </style:style>
    <style:style style:name="ro65" style:family="table-row">
      <style:table-row-properties style:row-height="19.5pt" fo:break-before="page" style:use-optimal-row-height="false"/>
    </style:style>
    <style:style style:name="ro66" style:family="table-row">
      <style:table-row-properties style:row-height="183pt" fo:break-before="auto" style:use-optimal-row-height="true"/>
    </style:style>
    <style:style style:name="ro67" style:family="table-row">
      <style:table-row-properties style:row-height="62.25pt" fo:break-before="auto" style:use-optimal-row-height="true"/>
    </style:style>
    <style:style style:name="ro68" style:family="table-row">
      <style:table-row-properties style:row-height="22.51pt" fo:break-before="auto" style:use-optimal-row-height="false"/>
    </style:style>
    <style:style style:name="ro69" style:family="table-row">
      <style:table-row-properties style:row-height="14.26pt" fo:break-before="auto" style:use-optimal-row-height="true"/>
    </style:style>
    <style:style style:name="ro70" style:family="table-row">
      <style:table-row-properties style:row-height="24.01pt" fo:break-before="auto" style:use-optimal-row-height="true"/>
    </style:style>
    <style:style style:name="ro71" style:family="table-row">
      <style:table-row-properties style:row-height="16.5pt" fo:break-before="auto" style:use-optimal-row-height="false"/>
    </style:style>
    <style:style style:name="ta1" style:family="table" style:master-page-name="PageStyle_5f_Start_20_Here">
      <style:table-properties table:display="true" style:writing-mode="lr-tb"/>
    </style:style>
    <style:style style:name="ta2" style:family="table" style:master-page-name="PageStyle_5f_The_20_OpenChain_20_Open_20_Source_20_Polic">
      <style:table-properties table:display="true" style:writing-mode="lr-tb"/>
    </style:style>
    <style:style style:name="ta3" style:family="table" style:master-page-name="PageStyle_5f_Example_20_Appendix_20_1_20_-_20_Unofficial">
      <style:table-properties table:display="true" style:writing-mode="lr-tb"/>
    </style:style>
    <style:style style:name="ta4" style:family="table" style:master-page-name="PageStyle_5f_Example_20_Appendix_20_2_20_-_20_Unofficial">
      <style:table-properties table:display="true" style:writing-mode="lr-tb"/>
    </style:style>
    <style:style style:name="ta5" style:family="table" style:master-page-name="PageStyle_5f_Example_20_Appendix_20_3_20_-_20_Unofficial">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24292e"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rotation-align="none"/>
      <style:text-properties fo:color="#24292e"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webkit-standard" fo:font-size="9pt" fo:font-style="normal" fo:text-shadow="none" style:text-underline-style="none" fo:font-weight="normal" style:font-size-asian="9pt" style:font-style-asian="normal" style:font-weight-asian="normal" style:font-name-complex="-webkit-standard" style:font-size-complex="9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style>
    <style:style style:name="ce1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style>
    <style:style style:name="ce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1" fo:font-size="10pt" fo:font-style="italic" fo:text-shadow="none" style:text-underline-style="none" fo:font-weight="normal" style:font-name-asian="ＭＳ Ｐゴシック1" style:font-size-asian="10pt" style:font-style-asian="italic" style:font-weight-asian="normal" style:font-size-complex="10pt" style:font-style-complex="italic"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italic" fo:text-shadow="none" style:text-underline-style="none" fo:font-weight="normal" style:font-name-asian="ＭＳ Ｐゴシック" style:font-size-asian="10pt" style:font-style-asian="italic" style:font-weight-asian="normal" style:font-size-complex="10pt" style:font-style-complex="italic" style:font-weight-complex="normal"/>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italic" fo:text-shadow="none" style:text-underline-style="none" fo:font-weight="normal" style:font-name-asian="ＭＳ Ｐゴシック" style:font-size-asian="10pt" style:font-style-asian="italic" style:font-weight-asian="normal" style:font-size-complex="10pt" style:font-style-complex="italic" style:font-weight-complex="normal"/>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1" fo:font-size="10pt" fo:font-style="italic" fo:text-shadow="none" style:text-underline-style="none" fo:font-weight="normal" style:font-name-asian="ＭＳ Ｐゴシック1" style:font-size-asian="10pt" style:font-style-asian="italic" style:font-weight-asian="normal" style:font-size-complex="10pt" style:font-style-complex="italic"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4" style:family="table-cell" style:parent-style-name="Default">
      <style:table-cell-properties style:rotation-align="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4f81bd"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style>
    <style:style style:name="ce3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4f81bd"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4f81bd"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4f81bd"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4f81bd"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4f81bd"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4f81bd"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4f81bd"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style>
    <style:style style:name="ce4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style>
    <style:style style:name="ce5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Roboto1" fo:font-size="10pt" fo:font-style="normal" fo:text-shadow="none" style:text-underline-style="none" fo:font-weight="normal" style:font-size-asian="10pt" style:font-style-asian="normal" style:font-weight-asian="normal" style:font-name-complex="Roboto1" style:font-size-complex="10pt" style:font-style-complex="normal" style:font-weight-complex="normal"/>
    </style:style>
    <style:style style:name="ce6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65" style:family="table-cell" style:parent-style-name="Default">
      <style:table-cell-properties fo:border-bottom="none" style:diagonal-bl-tr="none" style:diagonal-tl-br="none" fo:border-left="0.74pt solid #000000" fo:border-right="0.74pt solid #000000" style:rotation-align="none" fo:border-top="none"/>
      <style:text-properties fo:color="#1e531d"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fo:border-bottom="none" style:diagonal-bl-tr="none" style:diagonal-tl-br="none" fo:border-left="0.74pt solid #000000" fo:border-right="0.74pt solid #000000" style:rotation-align="none" fo:border-top="none"/>
      <style:text-properties fo:color="#1e531d"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order-bottom="none" style:diagonal-bl-tr="none" style:diagonal-tl-br="none" fo:border-left="0.74pt solid #000000" fo:border-right="0.74pt solid #000000" style:rotation-align="none" fo:border-top="none"/>
      <style:text-properties fo:color="#1e531d" style:text-outline="false" style:text-line-through-style="none" style:text-line-through-type="none" style:font-name="&quot;Open Sans&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ffffff" style:diagonal-bl-tr="none" style:diagonal-tl-br="none" fo:border-left="0.74pt solid #000000" fo:border-right="0.74pt solid #000000" style:rotation-align="none" fo:border-top="none"/>
      <style:text-properties fo:color="#1e531d"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fo:border-bottom="none" fo:background-color="#ffffff" style:diagonal-bl-tr="none" style:diagonal-tl-br="none" fo:border-left="none" fo:border-right="0.74pt solid #000000" style:rotation-align="none" fo:border-top="non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LEN(TRIM([.C3]))=0)" style:apply-style-name="ConditionalStyle_5f_6" style:base-cell-address="'Example Appendix 1 - Unofficial'.C3"/>
    </style:style>
    <style:style style:name="ce72" style:family="table-cell" style:parent-style-name="Default">
      <style:table-cell-properties style:rotation-align="non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LEN(TRIM([.C3]))=0)" style:apply-style-name="ConditionalStyle_5f_6" style:base-cell-address="'Example Appendix 1 - Unofficial'.C3"/>
    </style:style>
    <style:style style:name="ce73" style:family="table-cell" style:parent-style-name="Default">
      <style:table-cell-properties fo:background-color="#ffffff" style:rotation-align="non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LEN(TRIM([.C3]))=0)" style:apply-style-name="ConditionalStyle_5f_6" style:base-cell-address="'Example Appendix 1 - Unofficial'.C3"/>
    </style:style>
    <style:style style:name="ce7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LEN(TRIM([.C3]))=0)" style:apply-style-name="ConditionalStyle_5f_6" style:base-cell-address="'Example Appendix 1 - Unofficial'.C3"/>
    </style:style>
    <style:style style:name="ce7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style style:name="ce7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7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81" style:family="table-cell" style:parent-style-name="Default">
      <style:table-cell-properties fo:background-color="#4f81bd"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ackground-color="#fce8b2"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none" fo:background-color="#fce8b2"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9" style:family="table-cell" style:parent-style-name="Default">
      <style:table-cell-properties style:rotation-align="non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0"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1"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rotation-align="non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ＭＳ Ｐゴシック" fo:font-size="10pt" fo:font-style="italic" fo:text-shadow="none" style:text-underline-style="none" fo:font-weight="normal" style:font-name-asian="ＭＳ Ｐゴシック" style:font-size-asian="10pt" style:font-style-asian="italic" style:font-weight-asian="normal" style:font-size-complex="10pt" style:font-style-complex="italic" style:font-weight-complex="normal"/>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italic" fo:text-shadow="none" style:text-underline-style="none" fo:font-weight="normal" style:font-name-asian="ＭＳ Ｐゴシック" style:font-size-asian="10pt" style:font-style-asian="italic" style:font-weight-asian="normal" style:font-size-complex="10pt" style:font-style-complex="italic" style:font-weight-complex="normal"/>
    </style:style>
    <style:style style:name="ce1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italic" fo:text-shadow="none" style:text-underline-style="none" fo:font-weight="normal" style:font-name-asian="ＭＳ Ｐゴシック" style:font-size-asian="10pt" style:font-style-asian="italic" style:font-weight-asian="normal" style:font-size-complex="10pt" style:font-style-complex="italic"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4.6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27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0.0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1.0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5.38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6.96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54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87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91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4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Arial1"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Arial1"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ＭＳ Ｐゴシック" fo:font-size="10pt" fo:language="en" fo:country="US" fo:font-style="normal" fo:text-shadow="none" style:text-underline-style="none" fo:font-weight="normal" style:text-underline-mode="continuous" style:text-overline-mode="continuous" style:text-line-through-mode="continuous" style:font-family-asian="'ＭＳ Ｐゴシック'" style:font-family-generic-asian="modern"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ＭＳ Ｐゴシック" fo:font-size="10pt" fo:language="en" fo:country="US" fo:font-style="normal" fo:text-shadow="none" style:text-underline-style="none" fo:font-weight="normal" style:text-underline-mode="continuous" style:text-overline-mode="continuous" style:text-line-through-mode="continuous" style:font-family-asian="'ＭＳ Ｐゴシック'" style:font-family-generic-asian="modern"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family-asian="'ＭＳ Ｐゴシック'" style:font-family-generic-asian="modern" style:font-pitch-asian="variable" style:font-size-asian="10pt" style:font-style-asian="normal" style:font-weight-asian="normal" style:font-name-complex="Arial1" style:font-size-complex="10pt" style:font-style-complex="normal" style:font-weight-complex="normal"/>
    </style:style>
    <style:style style:name="T3"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family-asian="'ＭＳ Ｐゴシック'" style:font-family-generic-asian="modern" style:font-pitch-asian="variable" style:font-size-asian="10pt" style:font-style-asian="normal" style:font-weight-asian="normal" style:font-name-complex="Arial1" style:font-size-complex="10pt" style:font-style-complex="normal" style:font-weight-complex="normal"/>
    </style:style>
    <style:style style:name="T4"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family-asian="'ＭＳ Ｐゴシック'" style:font-family-generic-asian="modern" style:font-pitch-asian="variable" style:font-size-asian="10pt" style:font-style-asian="normal" style:font-weight-asian="normal" style:font-size-complex="10pt" style:font-style-complex="normal" style:font-weight-complex="normal"/>
    </style:style>
    <style:style style:name="T5" style:family="text">
      <style:text-properties fo:color="#000000" style:font-name="ＭＳ Ｐゴシック" fo:font-size="12pt" fo:font-weight="bold" style:text-underline-style="none" style:text-underline-color="font-color" style:text-line-through-type="none" fo:font-style="normal" style:text-outline="false" fo:text-shadow="none" style:text-position="0% 100%" style:font-name-asian="ＭＳ Ｐゴシック" style:font-size-asian="12pt" style:font-size-complex="12pt" style:font-weight-asian="bold" style:font-weight-complex="bold" style:font-style-asian="normal" style:font-style-complex="normal"/>
    </style:style>
    <style:style style:name="T6" style:family="text">
      <style:text-properties fo:color="#000000"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Helvetica"/>
    </style:style>
    <style:style style:name="T7" style:family="text">
      <style:text-properties fo:color="#000000"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ＭＳ Ｐゴシック" style:font-name-asian="ＭＳ Ｐゴシック"/>
    </style:style>
    <style:style style:name="T8" style:family="text">
      <style:text-properties fo:color="#24292e" style:font-name="ＭＳ Ｐゴシック" fo:font-size="9pt" fo:font-weight="normal" style:text-underline-style="none" style:text-underline-color="font-color" style:text-line-through-type="none" fo:font-style="normal" style:text-outline="false" fo:text-shadow="none" style:text-position="0% 100%" style:font-name-asian="ＭＳ Ｐゴシック" style:font-size-asian="9pt" style:font-size-complex="9pt" style:font-weight-asian="normal" style:font-weight-complex="normal" style:font-style-asian="normal" style:font-style-complex="normal"/>
    </style:style>
    <style:style style:name="T9" style:family="text">
      <style:text-properties fo:color="#24292e"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Helvetica"/>
    </style:style>
    <style:style style:name="T10" style:family="text">
      <style:text-properties fo:color="#24292e"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ＭＳ Ｐゴシック" style:font-name-asian="ＭＳ Ｐゴシック"/>
    </style:style>
    <style:style style:name="T11" style:family="text">
      <style:text-properties fo:color="#000000" style:font-name="ＭＳ Ｐゴシック" fo:font-size="9pt" fo:font-weight="normal" style:text-underline-style="none" style:text-underline-color="font-color" style:text-line-through-type="none" fo:font-style="normal" style:text-outline="false" fo:text-shadow="none" style:text-position="0% 100%" style:font-name-asian="ＭＳ Ｐゴシック" style:font-size-asian="9pt" style:font-size-complex="9pt" style:font-weight-asian="normal" style:font-weight-complex="normal" style:font-style-asian="normal" style:font-style-complex="normal"/>
    </style:style>
    <style:style style:name="T12" style:family="text">
      <style:text-properties fo:color="#000000"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Helvetica"/>
    </style:style>
    <style:style style:name="T13" style:family="text">
      <style:text-properties fo:color="#000000"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ＭＳ Ｐゴシック" style:font-name-asian="ＭＳ Ｐゴシック"/>
    </style:style>
    <style:style style:name="T14" style:family="text">
      <style:text-properties fo:color="#000000" style:font-name="Helvetica"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style>
    <style:style style:name="T15" style:family="text">
      <style:text-properties style:use-window-font-color="true" style:font-name="ＭＳ Ｐゴシック" fo:font-size="9pt" fo:font-weight="normal" style:text-underline-style="none" style:text-underline-color="font-color" style:text-line-through-type="none" fo:font-style="normal" style:text-outline="false" fo:text-shadow="none" style:text-position="0% 100%" style:font-name-asian="ＭＳ Ｐゴシック" style:font-size-asian="9pt" style:font-size-complex="9pt" style:font-weight-asian="normal" style:font-weight-complex="normal" style:font-style-asian="normal" style:font-style-complex="normal"/>
    </style:style>
    <style:style style:name="T16" style:family="text">
      <style:text-properties style:use-window-font-color="true"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Helvetica"/>
    </style:style>
    <style:style style:name="T17" style:family="text">
      <style:text-properties style:use-window-font-color="true"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ＭＳ Ｐゴシック" style:font-name-asian="ＭＳ Ｐゴシック"/>
    </style:style>
    <style:style style:name="T18"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19"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20"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font-name-asian="ＭＳ Ｐゴシック"/>
    </style:style>
    <style:style style:name="T2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2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3" style:family="text">
      <style:text-properties style:use-window-font-color="true"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24" style:family="text">
      <style:text-properties style:use-window-font-color="true"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font-name="ＭＳ Ｐゴシック" style:font-name-asian="ＭＳ Ｐゴシック"/>
    </style:style>
    <style:style style:name="T25" style:family="text">
      <style:text-properties style:use-window-font-color="true" style:font-name="ＭＳ Ｐゴシック" fo:font-size="10pt" fo:font-weight="normal" style:text-underline-style="none" style:text-underline-color="font-color" style:text-line-through-type="none" fo:font-style="italic" style:text-outline="false" fo:text-shadow="none" style:text-position="0% 100%" style:font-name-asian="ＭＳ Ｐゴシック" style:font-size-asian="10pt" style:font-size-complex="10pt" style:font-weight-asian="normal" style:font-weight-complex="normal" style:font-style-asian="italic" style:font-style-complex="italic"/>
    </style:style>
    <style:style style:name="T26" style:family="text">
      <style:text-properties style:use-window-font-color="true"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font-name="Arial" style:font-name-complex="Arial"/>
    </style:style>
    <style:style style:name="T27" style:family="text">
      <style:text-properties fo:color="#ff0000"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28"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2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font-name-asian="ＭＳ Ｐゴシック"/>
    </style:style>
    <style:style style:name="T30"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1" style:family="text">
      <style:text-properties fo:color="#333333"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32" style:family="text">
      <style:text-properties fo:color="#333333"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Roboto" style:font-name-complex="Roboto"/>
    </style:style>
    <style:style style:name="T33" style:family="text">
      <style:text-properties fo:color="#333333"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font-name-asian="ＭＳ Ｐゴシック"/>
    </style:style>
    <style:style style:name="T34" style:family="text">
      <style:text-properties style:font-name-asian="ＭＳ Ｐゴシック"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5" style:family="text">
      <style:text-properties style:use-window-font-color="true" style:font-name="ＭＳ Ｐゴシック" fo:font-size="10pt" fo:font-weight="bold"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bold" style:font-weight-complex="bold" style:font-style-asian="normal" style:font-style-complex="normal"/>
    </style:style>
    <style:style style:name="T36" style:family="text">
      <style:text-properties style:use-window-font-color="true"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tart He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penChain <text:span text:style-name="T5">オープンソースポリシー</text:span><text:span text:style-name="T6"> </text:span><text:span text:style-name="T7">テンプレート</text:span></text:p>
          </table:table-cell>
          <table:table-cell table:style-name="ce14" table:number-columns-repeated="25"/>
          <table:table-cell table:number-columns-repeated="998"/>
        </table:table-row>
        <table:table-row table:style-name="ro1">
          <table:table-cell table:style-name="ce1"/>
          <table:table-cell table:style-name="ce14" table:number-columns-repeated="25"/>
          <table:table-cell table:number-columns-repeated="998"/>
        </table:table-row>
        <table:table-row table:style-name="ro2">
          <table:table-cell table:style-name="ce2" office:value-type="string" calcext:value-type="string">
            <text:p>このテンプレートの狙いは、オープンソースコンプライアンスプログラムの質の向上に向けて、それに必要な要件を同プログラムに盛り込むことを手助けすることにあります。本資料は、オープンソースポリシーの文例を提供しており、オープンソースに関連したリーガルコンプライアンスの観点に基づいて、企業・組織がオープンソースを選択し、分析・分類し、製品に組み込み、公開することに役立ちます。当然ながら、企業・組織としてのオープンソースポリシーの完成のためには、それぞれに固有のビジネス要件、エンジニアリング要件、組織内・プロジェクト内の関係を考慮する必要がありえます。</text:p>
          </table:table-cell>
          <table:table-cell table:number-columns-repeated="1023"/>
        </table:table-row>
        <table:table-row table:style-name="ro3">
          <table:table-cell table:style-name="ce3" office:value-type="string" calcext:value-type="string">
            <text:p>OpenChain<text:span text:style-name="T8">の姉妹プロジェクトである</text:span><text:span text:style-name="T9">TODO</text:span><text:span text:style-name="T10">グループは、本テンプレートと関連したポリシー資料を提供しています。</text:span><text:span text:style-name="T9">TODO</text:span><text:span text:style-name="T10">グループ、および、同プロジェクトが提供するポリシー資料については、次のサイトをご参照下さい</text:span><text:span text:style-name="T9">: https://github.com/todogroup/policies</text:span></text:p>
          </table:table-cell>
          <table:table-cell table:number-columns-repeated="1023"/>
        </table:table-row>
        <table:table-row table:style-name="ro1">
          <table:table-cell table:style-name="ce4"/>
          <table:table-cell table:number-columns-repeated="1023"/>
        </table:table-row>
        <table:table-row table:style-name="ro1">
          <table:table-cell table:style-name="ce5" office:value-type="string" calcext:value-type="string">
            <text:p>テンプレートを開く</text:p>
          </table:table-cell>
          <table:table-cell table:number-columns-repeated="1023"/>
        </table:table-row>
        <table:table-row table:style-name="ro1">
          <table:table-cell table:style-name="ce6"/>
          <table:table-cell table:number-columns-repeated="1023"/>
        </table:table-row>
        <table:table-row table:style-name="ro1">
          <table:table-cell table:style-name="ce7" office:value-type="string" calcext:value-type="string">
            <text:p><text:span text:style-name="T11">ポリシー</text:span><text:span text:style-name="T12"> </text:span><text:span text:style-name="T13">テンプレートの文例は、本スプレッドシートのタブ</text:span><text:span text:style-name="T12"> "The OpenChain Open Source Policy Template."</text:span><text:span text:style-name="T13">に置いています。</text:span></text:p>
            <text:p><text:span text:style-name="T14"/></text:p>
            <text:p><text:span text:style-name="T14">Column A of the OpenChain Open Source Policy Template shows the specific section of the OpenChain Specification that content relates to.</text:span></text:p>
            <text:p><text:span text:style-name="T14"/></text:p>
            <text:p><text:span text:style-name="T14">Column B of the OpenChain Open Source Policy Template contains the text of the OpenChain Specification requirement.</text:span></text:p>
            <text:p><text:span text:style-name="T14"/></text:p>
            <text:p><text:span text:style-name="T14">Column C of the OpenChain Open Source Policy Template categorises the text in each row as follows:</text:span></text:p>
            <text:p><text:span text:style-name="T14">H = heading</text:span></text:p>
            <text:p><text:span text:style-name="T14">RQ = requirement</text:span></text:p>
            <text:p><text:span text:style-name="T14">RT= rationale</text:span></text:p>
            <text:p><text:span text:style-name="T14">VA = verification artefact</text:span></text:p>
            <text:p><text:span text:style-name="T14">TX= supporting policy text</text:span></text:p>
            <text:p><text:span text:style-name="T14"/></text:p>
            <text:p><text:span text:style-name="T14">Column D of the OpenChain Open Source Policy Template is sample policy text which addresses the specific OpenChain Specification requirement.</text:span></text:p>
          </table:table-cell>
          <table:table-cell table:number-columns-repeated="1023"/>
        </table:table-row>
        <table:table-row table:style-name="ro1">
          <table:table-cell table:style-name="ce2" office:value-type="string" calcext:value-type="string">
            <text:p>本テンプレートの中で、[・・・]の部分は、各企業・組織において、具体的な名称を入れたり、選択したりすることを意味しています。</text:p>
          </table:table-cell>
          <table:table-cell table:number-columns-repeated="1023"/>
        </table:table-row>
        <table:table-row table:style-name="ro1">
          <table:table-cell table:style-name="ce6"/>
          <table:table-cell table:number-columns-repeated="1023"/>
        </table:table-row>
        <table:table-row table:style-name="ro1">
          <table:table-cell table:style-name="ce1" office:value-type="string" calcext:value-type="string">
            <text:p>Appendix 1 <text:span text:style-name="T5">の参考例</text:span><text:span text:style-name="T6"> - </text:span><text:span text:style-name="T7">ライセンス分類</text:span><text:span text:style-name="T6"> (</text:span><text:span text:style-name="T7">非公式、英国法人による</text:span><text:span text:style-name="T6">)</text:span></text:p>
          </table:table-cell>
          <table:table-cell table:style-name="ce14" table:number-columns-repeated="25"/>
          <table:table-cell table:number-columns-repeated="998"/>
        </table:table-row>
        <table:table-row table:style-name="ro1">
          <table:table-cell table:style-name="ce8"/>
          <table:table-cell table:number-columns-repeated="1023"/>
        </table:table-row>
        <table:table-row table:style-name="ro4">
          <table:table-cell table:style-name="ce7" office:value-type="string" calcext:value-type="string">
            <text:p><text:span text:style-name="T11">オープンソースライセンスをその要求事項と影響力で分類した一覧表です。</text:span><text:span text:style-name="T12">OSI </text:span><text:span text:style-name="T13">が認定したすべてライセンス、および、それ以外のものをいくつか含み、</text:span><text:span text:style-name="T12">SPDX </text:span><text:span text:style-name="T13">識別子を示しています。本一覧表は参考例です。それぞれの企業・組織は、一覧表にプロプラエタリーライセンスを加えて、独自のものを作成することが期待されています。</text:span><text:span text:style-name="T12"> </text:span><text:span text:style-name="T13">本一覧表は、作業中の状態で提示しています。一部に未記入の領域があったり、</text:span><text:span text:style-name="T12">'copyleft' </text:span><text:span text:style-name="T13">の列では</text:span><text:span text:style-name="T12"> </text:span><text:span text:style-name="T13">‘</text:span><text:span text:style-name="T12">weak</text:span><text:span text:style-name="T13">’</text:span><text:span text:style-name="T12"> / </text:span><text:span text:style-name="T13">’</text:span><text:span text:style-name="T12">strong</text:span><text:span text:style-name="T13">’の分類のできていないものもあります。</text:span></text:p>
          </table:table-cell>
          <table:table-cell table:number-columns-repeated="1023"/>
        </table:table-row>
        <table:table-row table:style-name="ro5">
          <table:table-cell table:style-name="ce7" office:value-type="string" calcext:value-type="string">
            <text:p><text:span text:style-name="T11">本資料に例示された文言は</text:span><text:span text:style-name="T12">OpenChain</text:span><text:span text:style-name="T13">プロジェクトとして公式にサポートするものではありません。本資料の内容についてさらなる情報が必要な場合は、英国の</text:span><text:span text:style-name="T12"> Moorcrofts</text:span><text:span text:style-name="T13">社</text:span><text:span text:style-name="T12"> </text:span><text:span text:style-name="T13">、あるいは、</text:span><text:span text:style-name="T12">Orcro</text:span><text:span text:style-name="T13">社</text:span><text:span text:style-name="T12"> </text:span><text:span text:style-name="T13">にご連絡ください。</text:span></text:p>
          </table:table-cell>
          <table:table-cell table:number-columns-repeated="1023"/>
        </table:table-row>
        <table:table-row table:style-name="ro1">
          <table:table-cell table:style-name="ce6"/>
          <table:table-cell table:number-columns-repeated="1023"/>
        </table:table-row>
        <table:table-row table:style-name="ro1">
          <table:table-cell table:style-name="ce1" office:value-type="string" calcext:value-type="string">
            <text:p>Appendix 2 <text:span text:style-name="T5">の参考例</text:span><text:span text:style-name="T6"> - </text:span><text:span text:style-name="T7">ソースコード導入プロセス</text:span><text:span text:style-name="T6"> (</text:span><text:span text:style-name="T7">非公式、英国法人による</text:span><text:span text:style-name="T6">)</text:span></text:p>
          </table:table-cell>
          <table:table-cell table:style-name="ce14" table:number-columns-repeated="25"/>
          <table:table-cell table:number-columns-repeated="998"/>
        </table:table-row>
        <table:table-row table:style-name="ro1">
          <table:table-cell table:style-name="ce8"/>
          <table:table-cell table:number-columns-repeated="1023"/>
        </table:table-row>
        <table:table-row table:style-name="ro1">
          <table:table-cell table:style-name="ce2" office:value-type="string" calcext:value-type="string">
            <text:p>本資料を参考にして、企業・組織はそれぞれの特殊な要件に合わせて大幅に追加・修正されることが想定されます。</text:p>
          </table:table-cell>
          <table:table-cell table:number-columns-repeated="1023"/>
        </table:table-row>
        <table:table-row table:style-name="ro1">
          <table:table-cell table:style-name="ce2" office:value-type="string" calcext:value-type="string">
            <text:p>本資料では、ソースコードの導入の可否を決定する判断基準とそのプロセス、および、その方法を例示しています。</text:p>
          </table:table-cell>
          <table:table-cell table:number-columns-repeated="1023"/>
        </table:table-row>
        <table:table-row table:style-name="ro6">
          <table:table-cell table:style-name="ce2" office:value-type="string" calcext:value-type="string">
            <text:p>本資料においてカバーしているのは、ソースコード導入手順の一例、オープンソース使用目的を分類する手法の一例、一定のオープンソースコードがライセンス事項以外の要因（たとえば、コード品質など）において所定の水準を満たし、導入可能か否かを決定する判断基準の一例、さらには、ライセンス条項に基づくコード選択基準の一例です。</text:p>
          </table:table-cell>
          <table:table-cell table:number-columns-repeated="1023"/>
        </table:table-row>
        <table:table-row table:style-name="ro7">
          <table:table-cell table:style-name="ce7" office:value-type="string" calcext:value-type="string">
            <text:p><text:span text:style-name="T11">本資料に例示された文言は</text:span><text:span text:style-name="T12">OpenChain</text:span><text:span text:style-name="T13">プロジェクトとして公式にサポートするものではありません。本資料の内容についてさらなる情報が必要な場合は、英国の</text:span><text:span text:style-name="T12"> Moorcrofts</text:span><text:span text:style-name="T13">社</text:span><text:span text:style-name="T12"> </text:span><text:span text:style-name="T13">、あるいは、</text:span><text:span text:style-name="T12">Orcro</text:span><text:span text:style-name="T13">社</text:span><text:span text:style-name="T12"> </text:span><text:span text:style-name="T13">にご連絡ください。</text:span></text:p>
          </table:table-cell>
          <table:table-cell table:number-columns-repeated="1023"/>
        </table:table-row>
        <table:table-row table:style-name="ro1">
          <table:table-cell table:style-name="ce6"/>
          <table:table-cell table:number-columns-repeated="1023"/>
        </table:table-row>
        <table:table-row table:style-name="ro1">
          <table:table-cell table:style-name="ce1" office:value-type="string" calcext:value-type="string">
            <text:p>Appendix 3 <text:span text:style-name="T5">の参考例</text:span><text:span text:style-name="T6"> - </text:span><text:span text:style-name="T7">インシデント対応プロセス(非公式、英国法人による)</text:span></text:p>
          </table:table-cell>
          <table:table-cell table:style-name="ce14" table:number-columns-repeated="25"/>
          <table:table-cell table:number-columns-repeated="998"/>
        </table:table-row>
        <table:table-row table:style-name="ro1">
          <table:table-cell table:style-name="ce6"/>
          <table:table-cell table:number-columns-repeated="1023"/>
        </table:table-row>
        <table:table-row table:style-name="ro8">
          <table:table-cell table:style-name="ce2" office:value-type="string" calcext:value-type="string">
            <text:p>本資料は、企業・組織においてコンプライアンス上の問題が起きた時に、重大度を分類し、査定し、優先度付けを行うことを支援するインシデント対応プロセスと重大性判断基準の一例です。</text:p>
          </table:table-cell>
          <table:table-cell table:number-columns-repeated="1023"/>
        </table:table-row>
        <table:table-row table:style-name="ro9">
          <table:table-cell table:style-name="ce7" office:value-type="string" calcext:value-type="string">
            <text:p><text:span text:style-name="T11">本資料に例示された文言は</text:span><text:span text:style-name="T12">OpenChain</text:span><text:span text:style-name="T13">プロジェクトとして公式にサポートするものではありません。本資料の内容についてさらなる情報が必要な場合は、英国の</text:span><text:span text:style-name="T12"> Moorcrofts</text:span><text:span text:style-name="T13">社</text:span><text:span text:style-name="T12"> </text:span><text:span text:style-name="T13">、あるいは、</text:span><text:span text:style-name="T12">Orcro</text:span><text:span text:style-name="T13">社</text:span><text:span text:style-name="T12"> </text:span><text:span text:style-name="T13">にご連絡ください。</text:span></text:p>
          </table:table-cell>
          <table:table-cell table:number-columns-repeated="1023"/>
        </table:table-row>
        <table:table-row table:style-name="ro1">
          <table:table-cell table:style-name="ce9"/>
          <table:table-cell table:number-columns-repeated="1023"/>
        </table:table-row>
        <table:table-row table:style-name="ro1">
          <table:table-cell table:style-name="ce10"/>
          <table:table-cell table:number-columns-repeated="1023"/>
        </table:table-row>
        <table:table-row table:style-name="ro1">
          <table:table-cell table:style-name="ce11" office:value-type="string" calcext:value-type="string">
            <text:p><text:span text:style-name="T15">これは、「</text:span><text:span text:style-name="T16">OpenChain</text:span><text:span text:style-name="T17">仕様書</text:span><text:span text:style-name="T16"> </text:span><text:span text:style-name="T17">第</text:span><text:span text:style-name="T16">1.2</text:span><text:span text:style-name="T17">版」に対応したオープンソースポリシー</text:span><text:span text:style-name="T16"> </text:span><text:span text:style-name="T17">テンプレート　第</text:span><text:span text:style-name="T16">1.0</text:span><text:span text:style-name="T17">版です。</text:span></text:p>
          </table:table-cell>
          <table:table-cell table:number-columns-repeated="1023"/>
        </table:table-row>
        <table:table-row table:style-name="ro1">
          <table:table-cell table:style-name="ce12"/>
          <table:table-cell table:number-columns-repeated="1023"/>
        </table:table-row>
        <table:table-row table:style-name="ro10">
          <table:table-cell table:style-name="ce13" office:value-type="string" calcext:value-type="string">
            <text:p><text:span text:style-name="T18">本資料は、できるだけ多くの企業・組織が、自由に修正し、オープンソースポリシー文書として利用・再配布できるよう、</text:span><text:span text:style-name="T19">Creative Commons 0 (CC0)</text:span><text:span text:style-name="T20">のもとに使用することが許諾されます。</text:span></text:p>
            <text:p><text:span text:style-name="T18">ただし、ポリシーテンプレートの斜字表記部分は、</text:span><text:span text:style-name="T19">Linux Foundation</text:span><text:span text:style-name="T20">の</text:span><text:span text:style-name="T19">OpenChain</text:span><text:span text:style-name="T20">プロジェクトが公開している「</text:span><text:span text:style-name="T19">OpenChain</text:span><text:span text:style-name="T20">仕様書</text:span><text:span text:style-name="T19"> </text:span><text:span text:style-name="T20">第</text:span><text:span text:style-name="T19">1.2</text:span><text:span text:style-name="T20">版</text:span><text:span text:style-name="T19"> (Copyright Linux Foundation)</text:span><text:span text:style-name="T20">」を引用しています。同仕様書の利用は、</text:span><text:span text:style-name="T19">Creative Commons Attribution 4.0 International (CC-BY 4.0) </text:span><text:span text:style-name="T20">ライセンスの下で許諾されます。ライセンスの写しは</text:span><text:span text:style-name="T19"> https://creativecommons.org/licenses/by/4.0/ </text:span><text:span text:style-name="T20">で確認できます。仕様書の翻訳版は、</text:span><text:span text:style-name="T19">https://www.openchainproject.org/ja/translations</text:span><text:span text:style-name="T20">にて入手できます。</text:span></text:p>
          </table:table-cell>
          <table:table-cell table:number-columns-repeated="1023"/>
        </table:table-row>
        <table:table-row table:style-name="ro1">
          <table:table-cell table:style-name="ce12"/>
          <table:table-cell table:number-columns-repeated="1023"/>
        </table:table-row>
        <table:table-row table:style-name="ro11" table:number-rows-repeated="959">
          <table:table-cell table:style-name="ce12"/>
          <table:table-cell table:number-columns-repeated="1023"/>
        </table:table-row>
        <table:table-row table:style-name="ro1" table:number-rows-repeated="1047584">
          <table:table-cell table:number-columns-repeated="1024"/>
        </table:table-row>
        <table:table-row table:style-name="ro1">
          <table:table-cell table:number-columns-repeated="1024"/>
        </table:table-row>
      </table:table>
      <table:table table:name="The OpenChain Open Source Polic" table:style-name="ta2">
        <table:table-column table:style-name="co3" table:default-cell-style-name="Default"/>
        <table:table-column table:style-name="co4" table:default-cell-style-name="ce34"/>
        <table:table-column table:style-name="co5" table:default-cell-style-name="Default"/>
        <table:table-column table:style-name="co6" table:default-cell-style-name="Default"/>
        <table:table-column table:style-name="co2" table:number-columns-repeated="1020" table:default-cell-style-name="Default"/>
        <table:table-row table:style-name="ro12">
          <table:table-cell table:style-name="ce15" office:value-type="string" calcext:value-type="string">
            <text:p>OpenChain<text:span text:style-name="T21">仕様書中のゴール番号</text:span></text:p>
          </table:table-cell>
          <table:table-cell table:style-name="ce21"/>
          <table:table-cell table:style-name="ce35" office:value-type="string" calcext:value-type="string">
            <office:annotation draw:style-name="gr1" draw:text-style-name="P2" svg:width="565.37pt" svg:height="190.29pt" svg:x="455.39pt" svg:y="51.56pt" draw:caption-point-x="-68.34pt" draw:caption-point-y="-51.28pt">
              <dc:creator>SC</dc:creator>
              <dc:date>2019-04-03T00:00:00</dc:date>
              <text:p text:style-name="P1">H = heading</text:p>
              <text:p text:style-name="P1">RQ = requirement</text:p>
              <text:p text:style-name="P1">RT= rationale</text:p>
              <text:p text:style-name="P1">VA = verification artefact</text:p>
              <text:p text:style-name="P1">TX= supporting policy text</text:p>
              <text:p text:style-name="P1"/>
            </office:annotation>
            <text:p>カテゴリー</text:p>
          </table:table-cell>
          <table:table-cell table:style-name="ce44" office:value-type="string" calcext:value-type="string">
            <text:p>ポリシー文</text:p>
          </table:table-cell>
          <table:table-cell table:number-columns-repeated="1020"/>
        </table:table-row>
        <table:table-row table:style-name="ro13">
          <table:table-cell table:style-name="ce15"/>
          <table:table-cell table:style-name="ce22" office:value-type="string" calcext:value-type="string" table:number-columns-spanned="3" table:number-rows-spanned="1">
            <text:p>本ポリシーテンプレートの斜字表記部分は、<text:span text:style-name="T22">Linux Foundation</text:span><text:span text:style-name="T20">の</text:span><text:span text:style-name="T19">OpenChain</text:span><text:span text:style-name="T20">プロジェクトが公開している「</text:span><text:span text:style-name="T19">OpenChain</text:span><text:span text:style-name="T20">仕様書</text:span><text:span text:style-name="T19"> </text:span><text:span text:style-name="T20">第</text:span><text:span text:style-name="T19">1.2</text:span><text:span text:style-name="T20">版</text:span><text:span text:style-name="T19"> (Copyright Linux Foundation)</text:span><text:span text:style-name="T20">」を引用しています。同仕様書の利用は、</text:span><text:span text:style-name="T19">Creative Commons Attribution 4.0 International (CC-BY 4.0) </text:span><text:span text:style-name="T20">ライセンスの下で許諾されます。ライセンスの写しは</text:span><text:span text:style-name="T19"> https://creativecommons.org/licenses/by/4.0/ </text:span><text:span text:style-name="T20">で確認できます。仕様書の翻訳版は、</text:span><text:span text:style-name="T19">https://www.openchainproject.org/ja/translations</text:span><text:span text:style-name="T20">にて入手できます。</text:span></text:p>
          </table:table-cell>
          <table:covered-table-cell table:style-name="ce36"/>
          <table:covered-table-cell table:style-name="ce45"/>
          <table:table-cell table:number-columns-repeated="1020"/>
        </table:table-row>
        <table:table-row table:style-name="ro14">
          <table:table-cell table:style-name="ce16"/>
          <table:table-cell table:style-name="ce23"/>
          <table:table-cell table:style-name="ce37" office:value-type="string" calcext:value-type="string">
            <text:p>TX</text:p>
          </table:table-cell>
          <table:table-cell table:style-name="ce46" office:value-type="string" calcext:value-type="string">
            <text:p>(A)        [<text:span text:style-name="T18">会社名</text:span><text:span text:style-name="T19">]</text:span><text:span text:style-name="T20">は、オープンソースが、それほど厳しい許諾条件を課すことなく、ソフトウェアの利用・研究・改良・共有を許容することを認識しています。オープンソースは、次のような点において、視野の広がる、価値あるリソースです。</text:span></text:p>
            <text:p><text:span text:style-name="T22">(A1)        </text:span><text:span text:style-name="T20">高品質のソフトウェア、および、ソフトウェアベースのサービスを提供</text:span></text:p>
            <text:p><text:span text:style-name="T22">(A2)        </text:span><text:span text:style-name="T20">ベンダーロックインの軽減</text:span></text:p>
            <text:p><text:span text:style-name="T22">(A3)        </text:span><text:span text:style-name="T20">セキュリティ問題発生の可能性軽減</text:span></text:p>
            <text:p><text:span text:style-name="T22">(A4)        </text:span><text:span text:style-name="T20">開発期間の短縮</text:span></text:p>
            <text:p><text:span text:style-name="T22">(A5)        </text:span><text:span text:style-name="T20">開発者コミュニティとの交流容認</text:span></text:p>
            <text:p><text:span text:style-name="T22">(A6)        </text:span><text:span text:style-name="T20">有能な要員を惹きつけ、維持することの助けとなる</text:span></text:p>
          </table:table-cell>
          <table:table-cell table:number-columns-repeated="1020"/>
        </table:table-row>
        <table:table-row table:style-name="ro15">
          <table:table-cell table:style-name="ce17"/>
          <table:table-cell table:style-name="ce24"/>
          <table:table-cell table:style-name="ce38"/>
          <table:table-cell table:style-name="ce47" office:value-type="string" calcext:value-type="string">
            <text:p>(B)        [<text:span text:style-name="T18">会社名</text:span><text:span text:style-name="T19">] </text:span><text:span text:style-name="T20">は、また、オープンソースソフトウェアの使用には、次のように、なにがしかのリスクがあるということも認識しています。</text:span></text:p>
            <text:p><text:span text:style-name="T22">(B1)        </text:span><text:span text:style-name="T20">オープンソースは、必ずしも常に高い品質にあるとは限らない</text:span></text:p>
            <text:p><text:span text:style-name="T22">(B2)        </text:span><text:span text:style-name="T20">オープンソースのライセンスは複雑であり、ライセンス条件へのコンプライアンスは、周到な考慮、文書化、および、いろいろなプロセスの履行を必要とする</text:span></text:p>
            <text:p><text:span text:style-name="T22">(B3)        </text:span><text:span text:style-name="T20">オープンソースと似た特質を持つけれど、オープンソースでないソフトウェアが存在する、たとえば、非商用ソフトウェアや、シェアドソースなど</text:span></text:p>
            <text:p><text:span text:style-name="T22">(B4)        </text:span><text:span text:style-name="T20">オープンソースの誤った配備や頒布は、知財権の侵害につながる可能性があり、それに対する唯一可能な改善策として、ソースコードを含む当社の企業秘密の公開に至ることがありえる</text:span></text:p>
            <text:p><text:span text:style-name="T22">(B5)        </text:span><text:span text:style-name="T20">オープンソースコードやその性能に関して、保証を得ることは難しい</text:span></text:p>
            <text:p><text:span text:style-name="T22">(B6)        </text:span><text:span text:style-name="T20">オープンソースは誤解されることがあり、また、顧客や投資家から疑いの目で見られることもある</text:span></text:p>
          </table:table-cell>
          <table:table-cell table:number-columns-repeated="1020"/>
        </table:table-row>
        <table:table-row table:style-name="ro16">
          <table:table-cell table:style-name="ce18"/>
          <table:table-cell table:style-name="ce25"/>
          <table:table-cell table:style-name="ce39"/>
          <table:table-cell table:style-name="ce48" office:value-type="string" calcext:value-type="string">
            <text:p>(C)        <text:span text:style-name="T18">本ポリシーの目的は、</text:span><text:span text:style-name="T19">[</text:span><text:span text:style-name="T20">会社名</text:span><text:span text:style-name="T19">]</text:span><text:span text:style-name="T20">がオープンソースから最大限のビジネス価値を引き出すこと手助けし、同時にそのリスクを低減することにあります。すべてのソフトウェアスタッフは、トレーニング、社内Wiki、社内の知識ベースを通じて、本ポリシーを十分に認識するようにしてください。</text:span><text:span text:style-name="T19"> </text:span></text:p>
          </table:table-cell>
          <table:table-cell table:number-columns-repeated="1020"/>
        </table:table-row>
        <table:table-row table:style-name="ro17">
          <table:table-cell table:style-name="ce16"/>
          <table:table-cell table:style-name="ce23"/>
          <table:table-cell table:style-name="ce40"/>
          <table:table-cell table:style-name="ce49" office:value-type="string" calcext:value-type="string">
            <text:p><text:span text:style-name="T18">用語説明（</text:span><text:span text:style-name="T19">OpenChain</text:span><text:span text:style-name="T20">仕様書第1.2版より引用）</text:span></text:p>
          </table:table-cell>
          <table:table-cell table:number-columns-repeated="1020"/>
        </table:table-row>
        <table:table-row table:style-name="ro18">
          <table:table-cell table:style-name="ce17"/>
          <table:table-cell table:style-name="ce24"/>
          <table:table-cell table:style-name="ce41" office:value-type="string" calcext:value-type="string">
            <text:p>TX</text:p>
          </table:table-cell>
          <table:table-cell table:style-name="ce50" office:value-type="string" calcext:value-type="string">
            <text:p><text:span text:style-name="T25">コンプライアンス関連資料（</text:span><text:span text:style-name="T26">Compliance Artifact</text:span><text:span text:style-name="T24">）：ある「供給ソフトウェア」のリリースを対象としたオープンソースマネジメントプログラムのアウトプットを示す関連資料の集合。その集合にはソースコード、帰属告知、著作権表示、ライセンスの写し、改変告知、書面による申し出、</text:span><text:span text:style-name="T26">SPDX</text:span><text:span text:style-name="T24">ドキュメントなどの資料の一つ、ないしは複数が含まれる（ただしこの限りではない）。</text:span></text:p>
            <text:p><text:span text:style-name="T23"/></text:p>
          </table:table-cell>
          <table:table-cell table:number-columns-repeated="1020"/>
        </table:table-row>
        <table:table-row table:style-name="ro19">
          <table:table-cell table:style-name="ce17"/>
          <table:table-cell table:style-name="ce24"/>
          <table:table-cell table:style-name="ce38"/>
          <table:table-cell table:style-name="ce51" office:value-type="string" calcext:value-type="string">
            <text:p><text:span text:style-name="T23">FOSS</text:span><text:span text:style-name="T24">（フリー／オープンソース</text:span><text:span text:style-name="T26"> </text:span><text:span text:style-name="T24">ソフトウェア）：</text:span><text:span text:style-name="T26">Open Source Initiative</text:span><text:span text:style-name="T24">（</text:span><text:span text:style-name="T26">OpenSource.org</text:span><text:span text:style-name="T24">）によって公開されているオープンソースの定義や（</text:span><text:span text:style-name="T26">Free Software Foundation</text:span><text:span text:style-name="T24">によって公開されている）</text:span><text:span text:style-name="T26"> </text:span><text:span text:style-name="T24">フリー</text:span><text:span text:style-name="T26"> </text:span><text:span text:style-name="T24">ソフトウェアの定義に該当または類似したライセンスの</text:span><text:span text:style-name="T26">1</text:span><text:span text:style-name="T24">つもしくはそれ以上に従うソフトウェアのこと。</text:span></text:p>
            <text:p><text:span text:style-name="T18">ただし、本ポロシー文書中では、オープンソースソフトウェアと表記します。</text:span></text:p>
          </table:table-cell>
          <table:table-cell table:number-columns-repeated="1020"/>
        </table:table-row>
        <table:table-row table:style-name="ro20">
          <table:table-cell table:style-name="ce17"/>
          <table:table-cell table:style-name="ce24"/>
          <table:table-cell table:style-name="ce38"/>
          <table:table-cell table:style-name="ce50" office:value-type="string" calcext:value-type="string">
            <text:p><text:span text:style-name="T25">オープンソース窓口（</text:span><text:span text:style-name="T26">Open Source Liaison</text:span><text:span text:style-name="T24">）：オープンソースに関し、外部からの問い合わせに対応するためにアサインされた担当者のこと。</text:span></text:p>
          </table:table-cell>
          <table:table-cell table:number-columns-repeated="1020"/>
        </table:table-row>
        <table:table-row table:style-name="ro21">
          <table:table-cell table:style-name="ce17"/>
          <table:table-cell table:style-name="ce24"/>
          <table:table-cell table:style-name="ce38"/>
          <table:table-cell table:style-name="ce50" office:value-type="string" calcext:value-type="string">
            <text:p><text:span text:style-name="T25">確認ライセンス（</text:span><text:span text:style-name="T26">Identified License</text:span><text:span text:style-name="T24">）：適切なライセンス確認手法により存在が確認された、「供給ソフトウェア」を統制する一連のオープンソースライセンスのこと。</text:span></text:p>
            <text:p><text:span text:style-name="T23"/></text:p>
          </table:table-cell>
          <table:table-cell table:number-columns-repeated="1020"/>
        </table:table-row>
        <table:table-row table:style-name="ro6">
          <table:table-cell table:style-name="ce17"/>
          <table:table-cell table:style-name="ce24"/>
          <table:table-cell table:style-name="ce38"/>
          <table:table-cell table:style-name="ce51" office:value-type="string" calcext:value-type="string">
            <text:p>OpenChain<text:span text:style-name="T25">適合プログラム（</text:span><text:span text:style-name="T26">OpenChain Conforming Program</text:span><text:span text:style-name="T24">）：</text:span><text:span text:style-name="T26">OpenChain</text:span><text:span text:style-name="T24">仕様書のすべての要件を満たすコンプライアンス</text:span><text:span text:style-name="T26"> </text:span><text:span text:style-name="T24">プログラムのこと。</text:span></text:p>
            <text:p><text:span text:style-name="T27"/></text:p>
          </table:table-cell>
          <table:table-cell table:number-columns-repeated="1020"/>
        </table:table-row>
        <table:table-row table:style-name="ro22">
          <table:table-cell table:style-name="ce17"/>
          <table:table-cell table:style-name="ce24"/>
          <table:table-cell table:style-name="ce38"/>
          <table:table-cell table:style-name="ce50" office:value-type="string" calcext:value-type="string">
            <text:p><text:span text:style-name="T25">ソフトウェア</text:span><text:span text:style-name="T26"> </text:span><text:span text:style-name="T24">スタッフ：供給ソフトウェアについて、定義し、コントリビュートし、もしくは使えるよう準備する責任を持つ従業員や契約者のこと。組織によって異なるが、ソフトウェア開発者、リリース</text:span><text:span text:style-name="T26"> </text:span><text:span text:style-name="T24">エンジニア、品質管理技術者、プロダクト</text:span><text:span text:style-name="T26"> </text:span><text:span text:style-name="T24">マーケティング担当者、プロダクト管理者などが含まれる（ただし、この限りではない）。</text:span></text:p>
          </table:table-cell>
          <table:table-cell table:number-columns-repeated="1020"/>
        </table:table-row>
        <table:table-row table:style-name="ro2">
          <table:table-cell table:style-name="ce17"/>
          <table:table-cell table:style-name="ce24"/>
          <table:table-cell table:style-name="ce38"/>
          <table:table-cell table:style-name="ce51" office:value-type="string" calcext:value-type="string">
            <text:p>SPDX<text:span text:style-name="T25">もしくは</text:span><text:span text:style-name="T26">Software Package Data Exchange </text:span><text:span text:style-name="T24">：</text:span><text:span text:style-name="T26">SPDX</text:span><text:span text:style-name="T24">ワーキング</text:span><text:span text:style-name="T26"> </text:span><text:span text:style-name="T24">グループによって作られ、ライセンスや著作権情報をやりとりすることを目的としたフォーマット標準のこと。</text:span><text:span text:style-name="T26">SPDX</text:span><text:span text:style-name="T24">については</text:span><text:span text:style-name="T26">www.spdx.org</text:span><text:span text:style-name="T24">にその仕様が記載されている。</text:span></text:p>
          </table:table-cell>
          <table:table-cell table:number-columns-repeated="1020"/>
        </table:table-row>
        <table:table-row table:style-name="ro23">
          <table:table-cell table:style-name="ce17"/>
          <table:table-cell table:style-name="ce24"/>
          <table:table-cell table:style-name="ce38"/>
          <table:table-cell table:style-name="ce50" office:value-type="string" calcext:value-type="string">
            <text:p><text:span text:style-name="T25">供給ソフトウェア（</text:span><text:span text:style-name="T26">Supplied Software</text:span><text:span text:style-name="T24">）：組織が第三者（他組織または個人）に対して提供するソフトウェアのこと。</text:span></text:p>
          </table:table-cell>
          <table:table-cell table:number-columns-repeated="1020"/>
        </table:table-row>
        <table:table-row table:style-name="ro24">
          <table:table-cell table:style-name="ce18"/>
          <table:table-cell table:style-name="ce25"/>
          <table:table-cell table:style-name="ce39"/>
          <table:table-cell table:style-name="ce52" office:value-type="string" calcext:value-type="string">
            <text:p><text:span text:style-name="T25">証跡となる資料（</text:span><text:span text:style-name="T26">Verification Material</text:span><text:span text:style-name="T24">）：与えられた要件を満足しているとみなされるために存在しなければならない確証のこと。</text:span></text:p>
          </table:table-cell>
          <table:table-cell table:number-columns-repeated="1020"/>
        </table:table-row>
        <table:table-row table:style-name="ro5">
          <table:table-cell table:style-name="ce19" office:value-type="string" calcext:value-type="string">
            <text:p>1</text:p>
          </table:table-cell>
          <table:table-cell table:style-name="ce26" office:value-type="string" calcext:value-type="string">
            <text:p><text:span text:style-name="T23">FOSS</text:span><text:span text:style-name="T24">(フリー／オープンソースソフトウェア)に関わる責任の理解</text:span></text:p>
          </table:table-cell>
          <table:table-cell table:style-name="ce42" office:value-type="string" calcext:value-type="string">
            <text:p>H</text:p>
          </table:table-cell>
          <table:table-cell table:style-name="ce53" office:value-type="string" calcext:value-type="string">
            <text:p>責任を理解する</text:p>
          </table:table-cell>
          <table:table-cell table:number-columns-repeated="1020"/>
        </table:table-row>
        <table:table-row table:style-name="ro25">
          <table:table-cell table:style-name="ce19" office:value-type="float" office:value="1.1" calcext:value-type="float">
            <text:p>1.1</text:p>
          </table:table-cell>
          <table:table-cell table:style-name="ce27" office:value-type="string" calcext:value-type="string">
            <text:p><text:span text:style-name="T25">供給ソフトウェアの頒布について</text:span><text:span text:style-name="T26">FOSS</text:span><text:span text:style-name="T24">ライセンス</text:span><text:span text:style-name="T26"> </text:span><text:span text:style-name="T24">コンプライアンスを統制する</text:span><text:span text:style-name="T26">FOSS</text:span><text:span text:style-name="T24">ポリシーが書面として存在していること。そのポリシーは組織内に周知されていなければならない。</text:span></text:p>
          </table:table-cell>
          <table:table-cell table:style-name="ce42" office:value-type="string" calcext:value-type="string">
            <text:p>RQ</text:p>
          </table:table-cell>
          <table:table-cell table:style-name="ce54"/>
          <table:table-cell table:number-columns-repeated="1020"/>
        </table:table-row>
        <table:table-row table:style-name="ro7">
          <table:table-cell table:style-name="ce19" office:value-type="string" calcext:value-type="string">
            <text:p>1.1.1</text:p>
          </table:table-cell>
          <table:table-cell table:style-name="ce28" office:value-type="string" calcext:value-type="string">
            <text:p>文書化されたFOSSポリシーの存在。</text:p>
          </table:table-cell>
          <table:table-cell table:style-name="ce42" office:value-type="string" calcext:value-type="string">
            <text:p>VA</text:p>
          </table:table-cell>
          <table:table-cell table:style-name="ce55" office:value-type="string" calcext:value-type="string">
            <text:p><text:span text:style-name="T21">当社のオープンソースポリシーは、</text:span><text:span text:style-name="T28"> [</text:span><text:span text:style-name="T29">会社名</text:span><text:span text:style-name="T28">] </text:span><text:span text:style-name="T29">のイントラネット</text:span><text:span text:style-name="T28"> [URL]</text:span><text:span text:style-name="T29">に提示しています。</text:span></text:p>
          </table:table-cell>
          <table:table-cell table:number-columns-repeated="1020"/>
        </table:table-row>
        <table:table-row table:style-name="ro26">
          <table:table-cell table:style-name="ce19" office:value-type="string" calcext:value-type="string">
            <text:p>1.1.2</text:p>
          </table:table-cell>
          <table:table-cell table:style-name="ce27" office:value-type="string" calcext:value-type="string">
            <text:p><text:span text:style-name="T25">すべてのソフトウェア</text:span><text:span text:style-name="T26"> </text:span><text:span text:style-name="T24">スタッフが（トレーニングや社内</text:span><text:span text:style-name="T26">Wiki</text:span><text:span text:style-name="T24">、その他実践的なコミュニケーションを通じて）</text:span><text:span text:style-name="T26">FOSS</text:span><text:span text:style-name="T24">ポリシーの存在を知ることのできる文書化された手続き。</text:span></text:p>
          </table:table-cell>
          <table:table-cell table:style-name="ce42" office:value-type="string" calcext:value-type="string">
            <text:p>VA</text:p>
          </table:table-cell>
          <table:table-cell table:style-name="ce55" office:value-type="string" calcext:value-type="string">
            <text:p><text:span text:style-name="T21">ソフトウェアスタッフとして業務を始める社員はすべて、導入教育の過程において、オープンソースポリシーとそれに関連した教育ポリシー、および、オープンソースポリシーの掲示場所を認識できるようになります。このことは、導入教育のチェックリスト</text:span><text:span text:style-name="T28"> [</text:span><text:span text:style-name="T29">チェックリスト文書名</text:span><text:span text:style-name="T28">]</text:span><text:span text:style-name="T29">に記録されます。</text:span></text:p>
            <text:p><text:span text:style-name="T30"/></text:p>
            <text:p><text:span text:style-name="T30"/></text:p>
          </table:table-cell>
          <table:table-cell table:number-columns-repeated="1020"/>
        </table:table-row>
        <table:table-row table:style-name="ro27">
          <table:table-cell table:style-name="ce19" office:value-type="string" calcext:value-type="string">
            <text:p>1.1.R</text:p>
          </table:table-cell>
          <table:table-cell table:style-name="ce29" office:value-type="string" calcext:value-type="string">
            <text:p><text:span text:style-name="T23">FOSS</text:span><text:span text:style-name="T24">ポリシーを作成・記録するステップが取られ、ソフトウェア</text:span><text:span text:style-name="T26"> </text:span><text:span text:style-name="T24">スタッフに</text:span><text:span text:style-name="T26">FOSS</text:span><text:span text:style-name="T24">ポリシーの存在を知らせることを確かなものにします。</text:span><text:span text:style-name="T26">FOSS</text:span><text:span text:style-name="T24">ポリシーに含まれるべき内容についての要件はここで提示されませんが、他の節でポリシーに関する要件が課される場合があります。</text:span></text:p>
          </table:table-cell>
          <table:table-cell table:style-name="ce42" office:value-type="string" calcext:value-type="string">
            <text:p>RT</text:p>
          </table:table-cell>
          <table:table-cell table:style-name="ce54"/>
          <table:table-cell table:number-columns-repeated="1020"/>
        </table:table-row>
        <table:table-row table:style-name="ro28">
          <table:table-cell table:style-name="ce19" office:value-type="float" office:value="1.2" calcext:value-type="float">
            <text:p>1.2</text:p>
          </table:table-cell>
          <table:table-cell table:style-name="ce27" office:value-type="string" calcext:value-type="string">
            <text:p><text:span text:style-name="T25">すべてのソフトウェア</text:span><text:span text:style-name="T26"> </text:span><text:span text:style-name="T24">スタッフに対して、受講必須のトレーニングが存在すること。</text:span></text:p>
          </table:table-cell>
          <table:table-cell table:style-name="ce42" office:value-type="string" calcext:value-type="string">
            <text:p>H</text:p>
          </table:table-cell>
          <table:table-cell table:style-name="ce53" office:value-type="string" calcext:value-type="string">
            <text:p>トレーニング</text:p>
          </table:table-cell>
          <table:table-cell table:number-columns-repeated="1020"/>
        </table:table-row>
        <table:table-row table:style-name="ro29">
          <table:table-cell table:style-name="ce19" office:value-type="string" calcext:value-type="string">
            <text:p>1.2.0</text:p>
          </table:table-cell>
          <table:table-cell table:style-name="ce27" office:value-type="string" calcext:value-type="string">
            <text:p><text:span text:style-name="T25">トレーニングは少なくとも以下に示すトピックを含んでいること。</text:span></text:p>
            <text:p><text:span text:style-name="T23">o FOSS</text:span><text:span text:style-name="T24">ポリシーおよびそれがどこで見つけられるか</text:span></text:p>
            <text:p><text:span text:style-name="T23">o FOSS</text:span><text:span text:style-name="T24">および</text:span><text:span text:style-name="T26">FOSS</text:span><text:span text:style-name="T24">ライセンスに付随する知的財産権関連法令の基礎</text:span></text:p>
            <text:p><text:span text:style-name="T23">o FOSS</text:span><text:span text:style-name="T24">ライセンスの概念（コピーレフト</text:span><text:span text:style-name="T26"> </text:span><text:span text:style-name="T24">ライセンスやパーミッシブなライセンスの概念など）</text:span></text:p>
            <text:p><text:span text:style-name="T23">o FOSS</text:span><text:span text:style-name="T24">プロジェクトのライセンス供与のモデル</text:span></text:p>
            <text:p><text:span text:style-name="T23">o FOSS</text:span><text:span text:style-name="T24">コンプライアンスに具体的に関係し、</text:span><text:span text:style-name="T26">FOSS</text:span><text:span text:style-name="T24">ポリシー全般に関係するソフトウェア</text:span><text:span text:style-name="T26"> </text:span><text:span text:style-name="T24">スタッフの役割と責任</text:span></text:p>
            <text:p><text:span text:style-name="T23">o </text:span><text:span text:style-name="T24">供給ソフトウェアの</text:span><text:span text:style-name="T26">FOSS</text:span><text:span text:style-name="T24">コンポーネントを特定、記録、および追跡するためのプロセス</text:span></text:p>
            <text:p><text:span text:style-name="T23"/></text:p>
            <text:p><text:span text:style-name="T25">ソフトウェア</text:span><text:span text:style-name="T26"> </text:span><text:span text:style-name="T24">スタッフが、最新の状況に即しているとみなされるよう</text:span><text:span text:style-name="T26">FOSS</text:span><text:span text:style-name="T24">トレーニングを過去</text:span><text:span text:style-name="T26">24</text:span><text:span text:style-name="T24">か月以内に修了していること（「最新教育の修了者（</text:span><text:span text:style-name="T26">Currently Trained</text:span><text:span text:style-name="T24">）」）。ソフトウェア</text:span><text:span text:style-name="T26"> </text:span><text:span text:style-name="T24">スタッフがトレーニング要件を満たしていることを認めるために試験を実施する場合もある。</text:span></text:p>
            <text:p><text:span text:style-name="T23"/></text:p>
          </table:table-cell>
          <table:table-cell table:style-name="ce42" office:value-type="string" calcext:value-type="string">
            <text:p>RQ</text:p>
          </table:table-cell>
          <table:table-cell table:style-name="ce56" office:value-type="string" calcext:value-type="string">
            <text:p><text:span text:style-name="T18">トレーニングコースでは、以下のトピックがカバーされます。</text:span></text:p>
            <text:p><text:span text:style-name="T22">•        </text:span><text:span text:style-name="T20">オープンソースポリシー、および、それがどこで見つけられるか</text:span></text:p>
            <text:p><text:span text:style-name="T22">•        </text:span><text:span text:style-name="T20">オープンソース、プロプラエタリーソフトウェア、および、オープンソースやプロプラエタリ―ソフトウェアのライセンスに付随する知的財産関連法令の基礎</text:span></text:p>
            <text:p><text:span text:style-name="T22">•        </text:span><text:span text:style-name="T20">オープンソースライセンスの概念（</text:span><text:span text:style-name="T19">copyleft</text:span><text:span text:style-name="T20">ライセンスやパーミッシブなライセンスの概念など）</text:span></text:p>
            <text:p><text:span text:style-name="T22">•        </text:span><text:span text:style-name="T20">プロプラエタリーソフトウェアに適用されるライセンスの概念。たとえば、ロイヤリティの支払い、および、プロプラエタリーソフトウェアにおける典型的な制約（業務領域、サブライセンス、ユーザー数に応じたライセンス、サイトライセンス、さらには、地理的な制約）</text:span></text:p>
            <text:p><text:span text:style-name="T22">•        </text:span><text:span text:style-name="T20">オープンソースプロジェクトのライセンス供与モデル（SaaSを含む）</text:span></text:p>
            <text:p><text:span text:style-name="T22">•        </text:span><text:span text:style-name="T20">プロプラエタリーソフトウェアのライセンス供与モデル（SaaSを含む）</text:span><text:span text:style-name="T19"> </text:span></text:p>
            <text:p><text:span text:style-name="T22">•        </text:span><text:span text:style-name="T20">ソフトウェアスタッフの役割と責任、オープンソース、および、プロプラエタリーソフトウェアのコンプライアンスの関連事項については具体的に、さらに、オープンソースポリシーの関連事項については概括的に</text:span></text:p>
            <text:p><text:span text:style-name="T22">•        </text:span><text:span text:style-name="T20">供給ソフトウェアの中に組み込まれたオープンソース、および、プロプラエタリーソフトウェアのコンポーネントを特定、記録、および、追跡するためのプロセス</text:span></text:p>
            <text:p><text:span text:style-name="T22">•        [</text:span><text:span text:style-name="T20">その他のトピックを追加する。</text:span><text:span text:style-name="T19"> </text:span><text:span text:style-name="T20">たとえば、「コミュニティとの関わり方」、あるいは、「</text:span><text:span text:style-name="T19">[</text:span><text:span text:style-name="T20">コミュニティ名</text:span><text:span text:style-name="T19">]</text:span><text:span text:style-name="T20">コミュニティにおける活動の方法」など]</text:span></text:p>
          </table:table-cell>
          <table:table-cell table:number-columns-repeated="1020"/>
        </table:table-row>
        <table:table-row table:style-name="ro30">
          <table:table-cell table:style-name="ce19" office:value-type="string" calcext:value-type="string">
            <text:p>1.2.1</text:p>
          </table:table-cell>
          <table:table-cell table:style-name="ce27" office:value-type="string" calcext:value-type="string">
            <text:p><text:span text:style-name="T25">上記のトピックを含んだ</text:span><text:span text:style-name="T26">FOSS</text:span><text:span text:style-name="T24">トレーニング教材（たとえばスライドやオンライン</text:span><text:span text:style-name="T26"> </text:span><text:span text:style-name="T24">コース、その他のトレーニング用資料）。</text:span></text:p>
          </table:table-cell>
          <table:table-cell table:style-name="ce42" office:value-type="string" calcext:value-type="string">
            <text:p>VA</text:p>
          </table:table-cell>
          <table:table-cell table:style-name="ce55" office:value-type="string" calcext:value-type="string">
            <text:p><text:span text:style-name="T21">当社のトレーニング教材は、</text:span><text:span text:style-name="T28"> [URL]</text:span><text:span text:style-name="T29">からダウンロードできます。</text:span></text:p>
          </table:table-cell>
          <table:table-cell table:number-columns-repeated="1020"/>
        </table:table-row>
        <table:table-row table:style-name="ro31">
          <table:table-cell table:style-name="ce19" office:value-type="string" calcext:value-type="string">
            <text:p>1.2.2</text:p>
          </table:table-cell>
          <table:table-cell table:style-name="ce27" office:value-type="string" calcext:value-type="string">
            <text:p><text:span text:style-name="T25">ソフトウェア</text:span><text:span text:style-name="T26"> </text:span><text:span text:style-name="T24">スタッフ全員について、トレーニングの修了を追跡する手段があること。</text:span></text:p>
          </table:table-cell>
          <table:table-cell table:style-name="ce42" office:value-type="string" calcext:value-type="string">
            <text:p>VA</text:p>
          </table:table-cell>
          <table:table-cell table:style-name="ce55" office:value-type="string" calcext:value-type="string">
            <text:p><text:span text:style-name="T21">各トレーニングコースの受講は、</text:span><text:span text:style-name="T28">[</text:span><text:span text:style-name="T29">トレーニングシステム上に自動的に記録</text:span><text:span text:style-name="T28"> | </text:span><text:span text:style-name="T29">人事部門に報告]されます。</text:span></text:p>
            <text:p><text:span text:style-name="T21">トレーニングコースのひとつの単位が終わると、「達成度テスト」の画面に解答することが求められます。テストの結果、ある領域で十分な理解が得られてないと思われる場合、トレーニングのスタッフに改善のための方法を相談することができます。</text:span></text:p>
          </table:table-cell>
          <table:table-cell table:number-columns-repeated="1020"/>
        </table:table-row>
        <table:table-row table:style-name="ro32">
          <table:table-cell table:style-name="ce19" office:value-type="string" calcext:value-type="string">
            <text:p>1.2.3</text:p>
          </table:table-cell>
          <table:table-cell table:style-name="ce27" office:value-type="string" calcext:value-type="string">
            <text:p><text:span text:style-name="T25">ソフトウェア</text:span><text:span text:style-name="T26"> </text:span><text:span text:style-name="T24">スタッフのうち少なくとも</text:span><text:span text:style-name="T26">85%</text:span><text:span text:style-name="T24">が上記で定義した「最新教育の修了者」であること。この</text:span><text:span text:style-name="T26">85%</text:span><text:span text:style-name="T24">は必ずしも組織全体を対象とする必要はなく、</text:span><text:span text:style-name="T26">OpenChain</text:span><text:span text:style-name="T24">適合プログラムで統制されるソフトウェア</text:span><text:span text:style-name="T26"> </text:span><text:span text:style-name="T24">スタッフの総体に対したものでよい。</text:span></text:p>
          </table:table-cell>
          <table:table-cell table:style-name="ce42" office:value-type="string" calcext:value-type="string">
            <text:p>VA</text:p>
          </table:table-cell>
          <table:table-cell table:style-name="ce56" office:value-type="string" calcext:value-type="string">
            <text:p><text:span text:style-name="T18">ソフトウェアスタッフは、</text:span><text:span text:style-name="T19"> </text:span><text:span text:style-name="T20">その業務を開始すると、まず直近開催のトレーニングコースを受講し、さらに、その後も</text:span><text:span text:style-name="T19"> [24 |18] </text:span><text:span text:style-name="T20">か月以下の間隔で受講を繰り返さなければなりません。</text:span><text:span text:style-name="T19"> </text:span></text:p>
            <text:p><text:span text:style-name="T18">また、</text:span><text:span text:style-name="T19">[</text:span><text:span text:style-name="T20">当社のトレーニングシステム</text:span><text:span text:style-name="T19"> | </text:span><text:span text:style-name="T20">当社のトレーニング部門のスタッフ</text:span><text:span text:style-name="T19">] </text:span><text:span text:style-name="T20">は、</text:span><text:span text:style-name="T19">[4</text:span><text:span text:style-name="T20">半期ごとに</text:span><text:span text:style-name="T19"> | </text:span><text:span text:style-name="T20">継続的に</text:span><text:span text:style-name="T19">]</text:span><text:span text:style-name="T20">トレーニングの記録をチェックして受講間隔の基準が守られていることを確認し、ソフトウェアスタッフの</text:span><text:span text:style-name="T19">85%</text:span><text:span text:style-name="T20">以上が常に最新の知識を身につけることができるようにしています。</text:span></text:p>
          </table:table-cell>
          <table:table-cell table:number-columns-repeated="1020"/>
        </table:table-row>
        <table:table-row table:style-name="ro33">
          <table:table-cell table:style-name="ce19" office:value-type="string" calcext:value-type="string">
            <text:p>1.2.R</text:p>
          </table:table-cell>
          <table:table-cell table:style-name="ce27" office:value-type="string" calcext:value-type="string">
            <text:p><text:span text:style-name="T25">ソフトウェア</text:span><text:span text:style-name="T26"> </text:span><text:span text:style-name="T24">スタッフが最新の</text:span><text:span text:style-name="T26">FOSS</text:span><text:span text:style-name="T24">トレーニングに参加したこと、およびそのトレーニングで</text:span><text:span text:style-name="T26">FOSS</text:span><text:span text:style-name="T24">関連の適切なトピックが取り扱われていたことを確かなものにします。ここで意図しているのは、一連の中核的な基本レベルのトピックがカバーされることですが、通常実施されているトレーニング</text:span><text:span text:style-name="T26"> </text:span><text:span text:style-name="T24">プログラムでは、ここで求められる内容より包括的なものになると考えられます。</text:span></text:p>
            <text:p><text:span text:style-name="T25"/></text:p>
          </table:table-cell>
          <table:table-cell table:style-name="ce42" office:value-type="string" calcext:value-type="string">
            <text:p>RT</text:p>
          </table:table-cell>
          <table:table-cell table:style-name="ce54"/>
          <table:table-cell table:number-columns-repeated="1020"/>
        </table:table-row>
        <table:table-row table:style-name="ro34">
          <table:table-cell table:style-name="ce19" office:value-type="float" office:value="1.3" calcext:value-type="float">
            <text:p>1.3</text:p>
          </table:table-cell>
          <table:table-cell table:style-name="ce28" office:value-type="string" calcext:value-type="string">
            <text:p>各ライセンスによって付与される義務、制約、および権利を判断できるように、確認ライセンスをレビューするプロセスが存在すること。</text:p>
          </table:table-cell>
          <table:table-cell table:style-name="ce42" office:value-type="string" calcext:value-type="string">
            <text:p>H</text:p>
          </table:table-cell>
          <table:table-cell table:style-name="ce53" office:value-type="string" calcext:value-type="string">
            <text:p>ライセンスレビューのプロセス</text:p>
          </table:table-cell>
          <table:table-cell table:number-columns-repeated="1020"/>
        </table:table-row>
        <table:table-row table:style-name="ro35">
          <table:table-cell table:style-name="ce19" office:value-type="string" calcext:value-type="string">
            <text:p>1.3.1</text:p>
          </table:table-cell>
          <table:table-cell table:style-name="ce27" office:value-type="string" calcext:value-type="string">
            <text:p><text:span text:style-name="T25">確認ライセンスそれぞれが付与する義務、制約、および権利についてレビューし、文書として記録するための手続き文書。</text:span></text:p>
            <text:p><text:span text:style-name="T23"/></text:p>
          </table:table-cell>
          <table:table-cell table:style-name="ce42" office:value-type="string" calcext:value-type="string">
            <text:p>VA</text:p>
          </table:table-cell>
          <table:table-cell table:style-name="ce55" office:value-type="string" calcext:value-type="string">
            <text:p><text:span text:style-name="T21">現時点で把握されているライセンスは</text:span><text:span text:style-name="T28">[Appendix 1 </text:span><text:span text:style-name="T29">ライセンス分類</text:span><text:span text:style-name="T28">] </text:span><text:span text:style-name="T29">に掲載しており、当該ライセンスの義務、制約、許諾される権利に従って分類しています。この一覧に含まれていないライセンスのコードを導入したいという要望がなされると、[オープンソースコンプライアンス推進部署]は、必要に応じて[法務部門]の助言を得て、そのライセンスをどのように分類するかを決定します。すでに記載されたライセンスの分類に関して問い合わせがあると、[チケット発行システムを通じて][オープンソースコンプライアンス推進部署]に提起されます。</text:span><text:span text:style-name="T28"> </text:span></text:p>
            <text:p><text:span text:style-name="T30"/></text:p>
            <text:p><text:span text:style-name="T30">[</text:span><text:span text:style-name="T29">オープンソースコンプライアンス推進部署</text:span><text:span text:style-name="T28">]</text:span><text:span text:style-name="T29">がライセンスの分類を変更する必要のあることに気付いたときは、必要に応じて</text:span><text:span text:style-name="T28">[</text:span><text:span text:style-name="T29">法務部門</text:span><text:span text:style-name="T28">]</text:span><text:span text:style-name="T29">の助言を得て、ライセンスの再分類が行われ、さらに、当該ライセンスの影響下にあるコードは、新規にコードの導入が行われるのと同様の扱いを受けます。</text:span></text:p>
          </table:table-cell>
          <table:table-cell table:number-columns-repeated="1020"/>
        </table:table-row>
        <table:table-row table:style-name="ro34">
          <table:table-cell table:style-name="ce19" office:value-type="string" calcext:value-type="string">
            <text:p>1.3.R</text:p>
          </table:table-cell>
          <table:table-cell table:style-name="ce28" office:value-type="string" calcext:value-type="string">
            <text:p>確認ライセンスそれぞれについて、さまざまなユースケースに対応したライセンスの義務をレビューおよび明確化するプロセスが存在することを確かなものにします。</text:p>
          </table:table-cell>
          <table:table-cell table:style-name="ce42" office:value-type="string" calcext:value-type="string">
            <text:p>RT</text:p>
          </table:table-cell>
          <table:table-cell table:style-name="ce54"/>
          <table:table-cell table:number-columns-repeated="1020"/>
        </table:table-row>
        <table:table-row table:style-name="ro36">
          <table:table-cell table:style-name="ce19" office:value-type="float" office:value="2" calcext:value-type="float">
            <text:p>2</text:p>
          </table:table-cell>
          <table:table-cell table:style-name="ce28" office:value-type="string" calcext:value-type="string">
            <text:p>コンプライアンスを履行するための責任者のアサイン</text:p>
          </table:table-cell>
          <table:table-cell table:style-name="ce42" office:value-type="string" calcext:value-type="string">
            <text:p>H</text:p>
          </table:table-cell>
          <table:table-cell table:style-name="ce53" office:value-type="string" calcext:value-type="string">
            <text:p>オープンソースコンプライアンスの責任者</text:p>
          </table:table-cell>
          <table:table-cell table:number-columns-repeated="1020"/>
        </table:table-row>
        <table:table-row table:style-name="ro3">
          <table:table-cell table:style-name="ce19" office:value-type="float" office:value="2.1" calcext:value-type="float">
            <text:p>2.1</text:p>
          </table:table-cell>
          <table:table-cell table:style-name="ce30" office:value-type="string" calcext:value-type="string">
            <text:p>FOSSに関する外部向け窓口機能を明確にすること（「FOSS窓口」）。</text:p>
          </table:table-cell>
          <table:table-cell table:style-name="ce42" office:value-type="string" calcext:value-type="string">
            <text:p>H</text:p>
          </table:table-cell>
          <table:table-cell table:style-name="ce53" office:value-type="string" calcext:value-type="string">
            <text:p>外部に向けたオープンソース窓口</text:p>
          </table:table-cell>
          <table:table-cell table:number-columns-repeated="1020"/>
        </table:table-row>
        <table:table-row table:style-name="ro37">
          <table:table-cell table:style-name="ce19" office:value-type="string" calcext:value-type="string">
            <text:p>2.1.0</text:p>
          </table:table-cell>
          <table:table-cell table:style-name="ce27" office:value-type="string" calcext:value-type="string">
            <text:p><text:span text:style-name="T25"/></text:p>
            <text:p><text:span text:style-name="T23"> FOSS</text:span><text:span text:style-name="T24">に関する外部からの問い合わせに対応する責任者をアサインすること。</text:span></text:p>
            <text:p><text:span text:style-name="T23"> FOSS</text:span><text:span text:style-name="T24">窓口は</text:span><text:span text:style-name="T26">FOSS</text:span><text:span text:style-name="T24">コンプライアンスの問い合わせに対し、商業的に合理的な努力を払い適切に対応すること。</text:span></text:p>
            <text:p><text:span text:style-name="T23"> FOSS</text:span><text:span text:style-name="T24">窓口にコンタクトする手段を公的に明らかにすること。</text:span></text:p>
            <text:p><text:span text:style-name="T23"/></text:p>
          </table:table-cell>
          <table:table-cell table:style-name="ce42" office:value-type="string" calcext:value-type="string">
            <text:p>RQ</text:p>
          </table:table-cell>
          <table:table-cell table:style-name="ce55" office:value-type="string" calcext:value-type="string">
            <text:p><text:span text:style-name="T21">時として、当社製品のソフトウェアのユーザーから当社宛てに、オープンソースの使用について、当社が使用するソフトウェアのオープンソースプロジェクト（あるいは、世間の人々がそのように看做すプロジェクト）について、さらには、当社が公開したコードやコードに関連して提示した情報がオープンソースのコンプライアンスを守っているかについて、問い合わせが送られて来ることがあります。</text:span><text:span text:style-name="T28"> </text:span></text:p>
            <text:p><text:span text:style-name="T30"/></text:p>
            <text:p><text:span text:style-name="T21">また、当社はいろいろなオープンソースプロジェクトにコントリビュートしていますが、これらのプロジェクトの一次接点として、当社とこれらのプロジェクトとの関係を取り扱うのは、オープンソース窓口の[責任者 | 役職名]です。社外のプロジェクトへの参加に関心のある方はオープンソース窓口の[責任者 | 役職名]に相談してください。社外プロジェクトへのコントリビューションに関するさらなる情報は、</text:span><text:span text:style-name="T28">[REF]</text:span><text:span text:style-name="T29">サイトに掲載しています。</text:span></text:p>
            <text:p><text:span text:style-name="T30"/></text:p>
            <text:p><text:span text:style-name="T21">これらに関して何か問題があれば、まずはオープンソース窓口の</text:span><text:span text:style-name="T28">[</text:span><text:span text:style-name="T29">責任者</text:span><text:span text:style-name="T28"> | </text:span><text:span text:style-name="T29">役職名</text:span><text:span text:style-name="T28">]</text:span><text:span text:style-name="T29">が対応します。</text:span></text:p>
          </table:table-cell>
          <table:table-cell table:number-columns-repeated="1020"/>
        </table:table-row>
        <table:table-row table:style-name="ro38">
          <table:table-cell table:style-name="ce19" office:value-type="string" calcext:value-type="string">
            <text:p>2.1.1</text:p>
          </table:table-cell>
          <table:table-cell table:style-name="ce27" office:value-type="string" calcext:value-type="string">
            <text:p><text:span text:style-name="T25">公にされている</text:span><text:span text:style-name="T26">FOSS</text:span><text:span text:style-name="T24">窓口が確認できること（たとえば公開された電子メールアドレスや</text:span><text:span text:style-name="T26">Linux Foundation</text:span><text:span text:style-name="T24">オープン</text:span><text:span text:style-name="T26"> </text:span><text:span text:style-name="T24">コンプライアンス</text:span><text:span text:style-name="T26"> </text:span><text:span text:style-name="T24">ディレクトリを通じて）。</text:span></text:p>
          </table:table-cell>
          <table:table-cell table:style-name="ce42" office:value-type="string" calcext:value-type="string">
            <text:p>VA</text:p>
          </table:table-cell>
          <table:table-cell table:style-name="ce55" office:value-type="string" calcext:value-type="string">
            <text:p><text:span text:style-name="T21">当社のオープンソース窓口は、</text:span><text:span text:style-name="T28">[</text:span><text:span text:style-name="T29">社外向け</text:span><text:span text:style-name="T28">Web</text:span><text:span text:style-name="T29">サイトの</text:span><text:span text:style-name="T28">URL]</text:span><text:span text:style-name="T29">に掲載しています。その責任者は、</text:span><text:span text:style-name="T28">[</text:span><text:span text:style-name="T29">役職名</text:span><text:span text:style-name="T28">]</text:span><text:span text:style-name="T29">であり、</text:span><text:span text:style-name="T28">[</text:span><text:span text:style-name="T29">メールアドレスなど</text:span><text:span text:style-name="T28">]</text:span><text:span text:style-name="T29">にて連絡することができます。</text:span></text:p>
          </table:table-cell>
          <table:table-cell table:number-columns-repeated="1020"/>
        </table:table-row>
        <table:table-row table:style-name="ro39">
          <table:table-cell table:style-name="ce19" office:value-type="string" calcext:value-type="string">
            <text:p>2.1.2</text:p>
          </table:table-cell>
          <table:table-cell table:style-name="ce26" office:value-type="string" calcext:value-type="string">
            <text:p><text:span text:style-name="T23">FOSS</text:span><text:span text:style-name="T24">コンプライアンスの問い合わせに対応する責任者をアサインするための内部手続き文書。</text:span></text:p>
          </table:table-cell>
          <table:table-cell table:style-name="ce42" office:value-type="string" calcext:value-type="string">
            <text:p>VA</text:p>
          </table:table-cell>
          <table:table-cell table:style-name="ce57" office:value-type="string" calcext:value-type="string">
            <text:p>社外からオープンソースコンプライアンスに関する問い合わせを受けた時には、誰が受け取ったかに関わらず、その問い合わせを[オープンソースコンプライアンス推進部署][電話番号やメールアドレスにて連絡方法を示すこと] に付託しなければなりません。[オープンソースコンプライアンス推進部署]は、その問い合わせへの対応の総体的責任を負いますが、適切であると認められる場合、対応の一部、ないしは、全体を社内の適切な個人、あるいは、社外の専門家に割り振ることもできます。</text:p>
          </table:table-cell>
          <table:table-cell table:number-columns-repeated="1020"/>
        </table:table-row>
        <table:table-row table:style-name="ro40">
          <table:table-cell table:style-name="ce19" office:value-type="string" calcext:value-type="string">
            <text:p>2.1.R</text:p>
          </table:table-cell>
          <table:table-cell table:style-name="ce29" office:value-type="string" calcext:value-type="string">
            <text:p><text:span text:style-name="T23">FOSS</text:span><text:span text:style-name="T24">コンプライアンスの問い合わせについて、第三者がその組織にコンタクトできる合理的な手段があり、責任者が効果的にアサインされていることを確かなものにします。</text:span></text:p>
            <text:p><text:span text:style-name="T23"/></text:p>
          </table:table-cell>
          <table:table-cell table:style-name="ce42" office:value-type="string" calcext:value-type="string">
            <text:p>RT</text:p>
          </table:table-cell>
          <table:table-cell table:style-name="ce58"/>
          <table:table-cell table:number-columns-repeated="1020"/>
        </table:table-row>
        <table:table-row table:style-name="ro41">
          <table:table-cell table:style-name="ce19" office:value-type="float" office:value="2.2" calcext:value-type="float">
            <text:p>2.2</text:p>
          </table:table-cell>
          <table:table-cell table:style-name="ce28" office:value-type="string" calcext:value-type="string">
            <text:p>組織内部における<text:span text:style-name="T23">FOSS</text:span><text:span text:style-name="T24">コンプライアンスを履行する役割を明確にすること。</text:span></text:p>
          </table:table-cell>
          <table:table-cell table:style-name="ce42" office:value-type="string" calcext:value-type="string">
            <text:p>H</text:p>
          </table:table-cell>
          <table:table-cell table:style-name="ce53" office:value-type="string" calcext:value-type="string">
            <text:p>社内のコンプライアンス推進部署</text:p>
          </table:table-cell>
          <table:table-cell table:number-columns-repeated="1020"/>
        </table:table-row>
        <table:table-row table:style-name="ro42">
          <table:table-cell table:style-name="ce19" office:value-type="string" calcext:value-type="string">
            <text:p>2.2.0</text:p>
          </table:table-cell>
          <table:table-cell table:style-name="ce29" office:value-type="string" calcext:value-type="string">
            <text:p><text:span text:style-name="T23"> </text:span><text:span text:style-name="T24">組織内部の</text:span><text:span text:style-name="T26">FOSS</text:span><text:span text:style-name="T24">コンプライアンスを管理する責任者をアサインすること。本</text:span><text:span text:style-name="T26">FOSS</text:span><text:span text:style-name="T24">コンプライアンスを履行する役割と</text:span><text:span text:style-name="T26">FOSS</text:span><text:span text:style-name="T24">窓口は同じ担当者が兼務することができる。</text:span></text:p>
            <text:p><text:span text:style-name="T23"> FOSS</text:span><text:span text:style-name="T24">コンプライアンス管理に十分な活動資源が提供されていること。</text:span></text:p>
            <text:p><text:span text:style-name="T23">o </text:span><text:span text:style-name="T24">職務を遂行するための時間が割り当てられている。</text:span></text:p>
            <text:p><text:span text:style-name="T23">o </text:span><text:span text:style-name="T24">商業的に合理的な予算が配分されている。</text:span></text:p>
            <text:p><text:span text:style-name="T23"> FOSS</text:span><text:span text:style-name="T24">コンプライアンスのポリシーとプロセスを策定および維持するための責任者をアサインすること。</text:span></text:p>
            <text:p><text:span text:style-name="T23"> FOSS</text:span><text:span text:style-name="T24">コンプライアンスの履行担当者が</text:span><text:span text:style-name="T26">FOSS</text:span><text:span text:style-name="T24">コンプライアンスに関する法的専門知識を（その組織内もしくは組織外で）獲得できること。</text:span></text:p>
            <text:p><text:span text:style-name="T23"> FOSS</text:span><text:span text:style-name="T24">コンプライアンスに関わる諸問題を解決するためのプロセスが存在していること。</text:span></text:p>
          </table:table-cell>
          <table:table-cell table:style-name="ce42" office:value-type="string" calcext:value-type="string">
            <text:p>RQ</text:p>
          </table:table-cell>
          <table:table-cell table:style-name="ce55" office:value-type="string" calcext:value-type="string">
            <text:p><text:span text:style-name="T21">当社には、社内の[コンプライアンス推進部署]が設置されており、オープンソースに関わるすべての社内の課題、たとえば、ライセンスやコードの組み込みに関する問い合わせや、ライセンスの相互両立性に対する質問などに対応しています。</text:span><text:span text:style-name="T28"> [</text:span><text:span text:style-name="T29">コンプライアンス推進部署</text:span><text:span text:style-name="T28">]</text:span><text:span text:style-name="T29">は、その時々の必要に応じて、社内の専門家の支援を受け、また、複雑なライセンス問題を読み解くために、必要とあらば外部の助言者へのアクセスを行います。</text:span></text:p>
          </table:table-cell>
          <table:table-cell table:number-columns-repeated="1020"/>
        </table:table-row>
        <table:table-row table:style-name="ro43">
          <table:table-cell table:style-name="ce19" office:value-type="string" calcext:value-type="string">
            <text:p>2.2.1</text:p>
          </table:table-cell>
          <table:table-cell table:style-name="ce28" office:value-type="string" calcext:value-type="string">
            <text:p>内部で特定できる<text:span text:style-name="T23">FOSS</text:span><text:span text:style-name="T24">コンプライアンスの役割を有する履行担当者名、グループまたは機能の名称が内部で特定できる。</text:span></text:p>
          </table:table-cell>
          <table:table-cell table:style-name="ce42" office:value-type="string" calcext:value-type="string">
            <text:p>VA</text:p>
          </table:table-cell>
          <table:table-cell table:style-name="ce58" office:value-type="string" calcext:value-type="string">
            <text:p>[<text:span text:style-name="T21">コンプライアンス推進部署</text:span><text:span text:style-name="T28">]</text:span><text:span text:style-name="T29">の責任者は</text:span><text:span text:style-name="T28">[</text:span><text:span text:style-name="T29">役職名</text:span><text:span text:style-name="T28">]</text:span><text:span text:style-name="T29">です。当該部署に相談の必要があれば、</text:span><text:span text:style-name="T28">[ab@company.com]</text:span><text:span text:style-name="T29">にメールを送ったり、直接電話</text:span><text:span text:style-name="T28">[</text:span><text:span text:style-name="T29">電話番号</text:span><text:span text:style-name="T28">]</text:span><text:span text:style-name="T29">することができます。</text:span></text:p>
          </table:table-cell>
          <table:table-cell table:number-columns-repeated="1020"/>
        </table:table-row>
        <table:table-row table:style-name="ro40">
          <table:table-cell table:style-name="ce19" office:value-type="string" calcext:value-type="string">
            <text:p>2.2.2</text:p>
          </table:table-cell>
          <table:table-cell table:style-name="ce26" office:value-type="string" calcext:value-type="string">
            <text:p><text:span text:style-name="T23">FOSS</text:span><text:span text:style-name="T24">コンプライアンスの履行担当者が利用可能な、組織内外にある法的専門知識の情報源が明確になっていること。</text:span></text:p>
          </table:table-cell>
          <table:table-cell table:style-name="ce42" office:value-type="string" calcext:value-type="string">
            <text:p>VA</text:p>
          </table:table-cell>
          <table:table-cell table:style-name="ce55" office:value-type="string" calcext:value-type="string">
            <text:p><text:span text:style-name="T21">当社は、法務的な助言を得るために、</text:span><text:span text:style-name="T28">[</text:span><text:span text:style-name="T29">社内外の法務専門家</text:span><text:span text:style-name="T28">]</text:span><text:span text:style-name="T29">の支援を受けています。オープンソースの法務事項に関わる要請があれば、</text:span><text:span text:style-name="T28">[</text:span><text:span text:style-name="T29">コンプライアンス推進部署</text:span><text:span text:style-name="T28">]</text:span><text:span text:style-name="T29">に相談してください。同部署は、</text:span><text:span text:style-name="T28">[</text:span><text:span text:style-name="T29">社内外の法務専門家</text:span><text:span text:style-name="T28">]</text:span><text:span text:style-name="T29">の助言が必要か否かを判断します。</text:span></text:p>
          </table:table-cell>
          <table:table-cell table:number-columns-repeated="1020"/>
        </table:table-row>
        <table:table-row table:style-name="ro43">
          <table:table-cell table:style-name="ce19" office:value-type="string" calcext:value-type="string">
            <text:p>2.2.3</text:p>
          </table:table-cell>
          <table:table-cell table:style-name="ce26" office:value-type="string" calcext:value-type="string">
            <text:p><text:span text:style-name="T23">FOSS</text:span><text:span text:style-name="T24">コンプライアンスの内部責任者をアサインする手続き文書。</text:span></text:p>
          </table:table-cell>
          <table:table-cell table:style-name="ce42" office:value-type="string" calcext:value-type="string">
            <text:p>VA</text:p>
          </table:table-cell>
          <table:table-cell table:style-name="ce58" office:value-type="string" calcext:value-type="string">
            <text:p>[<text:span text:style-name="T21">コンプライアンス推進部署の責任者の職制名</text:span><text:span text:style-name="T28">]</text:span><text:span text:style-name="T29">は、社内の専門家や、</text:span><text:span text:style-name="T28">[</text:span><text:span text:style-name="T29">社内外の法務専門家</text:span><text:span text:style-name="T28">]</text:span><text:span text:style-name="T29">の支援を受けて、社内で発生する日々のコンプライアンス課題への対応に責任を負います。</text:span></text:p>
          </table:table-cell>
          <table:table-cell table:number-columns-repeated="1020"/>
        </table:table-row>
        <table:table-row table:style-name="ro44">
          <table:table-cell table:style-name="ce19" office:value-type="string" calcext:value-type="string">
            <text:p>2.2.4</text:p>
          </table:table-cell>
          <table:table-cell table:style-name="ce28" office:value-type="string" calcext:value-type="string">
            <text:p>コンプライアンスに反する状況の調査や救済策を実施するための手続き文書。</text:p>
          </table:table-cell>
          <table:table-cell table:style-name="ce42" office:value-type="string" calcext:value-type="string">
            <text:p>VA</text:p>
          </table:table-cell>
          <table:table-cell table:style-name="ce55" office:value-type="string" calcext:value-type="string">
            <text:p><text:span text:style-name="T21">コンプライアンスに違反する問題を外部から指摘されたとき、</text:span><text:span text:style-name="T28">[</text:span><text:span text:style-name="T29">コンプライアンス推進部署</text:span><text:span text:style-name="T28">]</text:span><text:span text:style-name="T29">は、以下の行動をとります。</text:span></text:p>
            <text:p><text:span text:style-name="T30"/></text:p>
            <text:p><text:span text:style-name="T30">1. </text:span><text:span text:style-name="T29">問い合わせを受け付けたことを確認する返信を行い、解決に要する時間の見通しを言明する</text:span></text:p>
            <text:p><text:span text:style-name="T30">2.</text:span><text:span text:style-name="T29">指摘の事柄が本当に問題なのかどうかを判断する</text:span><text:span text:style-name="T28"> (</text:span><text:span text:style-name="T29">問題でなければ、そのように回答する</text:span><text:span text:style-name="T28">)</text:span></text:p>
            <text:p><text:span text:style-name="T30">3. </text:span><text:span text:style-name="T29">指摘の事柄が本当に問題だったなら、</text:span><text:span text:style-name="T28">[Appendix 3: </text:span><text:span text:style-name="T29">インシデント対応プロセスの重大性判断基準</text:span><text:span text:style-name="T28">]</text:span><text:span text:style-name="T29">を適用して優先度付けを行う</text:span></text:p>
            <text:p><text:span text:style-name="T30">4. </text:span><text:span text:style-name="T29">問題への対応の仕方を</text:span><text:span text:style-name="T28">[Appendix 3: </text:span><text:span text:style-name="T29">インシデント対応プロセスのインシデント対応基準</text:span><text:span text:style-name="T28">]</text:span><text:span text:style-name="T29">に従って決定する</text:span></text:p>
            <text:p><text:span text:style-name="T30">5. </text:span><text:span text:style-name="T29">上記の決定に従って、必要な作業を実行する。必要なら、顧客のビジネス条件の変更など</text:span></text:p>
            <text:p><text:span text:style-name="T30">6. </text:span><text:span text:style-name="T29">上記のすべてを文書化する</text:span></text:p>
          </table:table-cell>
          <table:table-cell table:number-columns-repeated="1020"/>
        </table:table-row>
        <table:table-row table:style-name="ro45">
          <table:table-cell table:style-name="ce19" office:value-type="string" calcext:value-type="string">
            <text:p>2.2.R</text:p>
          </table:table-cell>
          <table:table-cell table:style-name="ce28" office:value-type="string" calcext:value-type="string">
            <text:p>適切な<text:span text:style-name="T23">FOSS</text:span><text:span text:style-name="T24">責任者が効果的にアサインされたことを確かなものにします。</text:span></text:p>
          </table:table-cell>
          <table:table-cell table:style-name="ce42" office:value-type="string" calcext:value-type="string">
            <text:p>RT</text:p>
          </table:table-cell>
          <table:table-cell table:style-name="ce54"/>
          <table:table-cell table:number-columns-repeated="1020"/>
        </table:table-row>
        <table:table-row table:style-name="ro46">
          <table:table-cell table:style-name="ce19" office:value-type="float" office:value="3" calcext:value-type="float">
            <text:p>3</text:p>
          </table:table-cell>
          <table:table-cell table:style-name="ce26" office:value-type="string" calcext:value-type="string">
            <text:p><text:span text:style-name="T23">FOSS</text:span><text:span text:style-name="T24">コンテンツのレビューと承認</text:span></text:p>
          </table:table-cell>
          <table:table-cell table:style-name="ce42" office:value-type="string" calcext:value-type="string">
            <text:p>H</text:p>
          </table:table-cell>
          <table:table-cell table:style-name="ce53" office:value-type="string" calcext:value-type="string">
            <text:p>コードの選択と承認</text:p>
          </table:table-cell>
          <table:table-cell table:number-columns-repeated="1020"/>
        </table:table-row>
        <table:table-row table:style-name="ro47">
          <table:table-cell table:style-name="ce19" office:value-type="float" office:value="3.1" calcext:value-type="float">
            <text:p>3.1</text:p>
          </table:table-cell>
          <table:table-cell table:style-name="ce27" office:value-type="string" calcext:value-type="string">
            <text:p>FOSS<text:span text:style-name="T25">コンポーネント部品表（</text:span><text:span text:style-name="T26">Bill of material1</text:span><text:span text:style-name="T24">）を作成および管理するためのプロセスが存在すること。この</text:span><text:span text:style-name="T26">FOSS</text:span><text:span text:style-name="T24">コンポーネント部品表には、供給ソフトウェア</text:span><text:span text:style-name="T26"> </text:span><text:span text:style-name="T24">リリースの各</text:span><text:span text:style-name="T26">FOSS</text:span><text:span text:style-name="T24">コンポーネント（およびその確認ライセンス）が含まれる。</text:span></text:p>
          </table:table-cell>
          <table:table-cell table:style-name="ce42" office:value-type="string" calcext:value-type="string">
            <text:p>RQ</text:p>
          </table:table-cell>
          <table:table-cell table:style-name="ce55" office:value-type="string" calcext:value-type="string">
            <text:p><text:span text:style-name="T21">当社は、品質、ライセンス条件、開発元、機能性に関して当社の要件を満たすコードだけが当社のコードベースに導入できるという原則を確実に実行できるようにするプロセスを作っています。すべてのコードは、コードベースへの導入の前に承認を受け、また、コードの利用</text:span><text:span text:style-name="T28"> (</text:span><text:span text:style-name="T29">そのコードを導入するに至る諸々の決定</text:span><text:span text:style-name="T28">) </text:span><text:span text:style-name="T29">は、正しく文書化されなければなりません。</text:span></text:p>
          </table:table-cell>
          <table:table-cell table:number-columns-repeated="1020"/>
        </table:table-row>
        <table:table-row table:style-name="ro48">
          <table:table-cell table:style-name="ce19" office:value-type="string" calcext:value-type="string">
            <text:p>3.1.1</text:p>
          </table:table-cell>
          <table:table-cell table:style-name="ce27" office:value-type="string" calcext:value-type="string">
            <text:p><text:span text:style-name="T25">供給ソフトウェア</text:span><text:span text:style-name="T26"> </text:span><text:span text:style-name="T24">リリースを構成する</text:span><text:span text:style-name="T26">FOSS</text:span><text:span text:style-name="T24">コンポーネントの集合について情報を特定し、追跡し、保管するための手続き文書。</text:span></text:p>
          </table:table-cell>
          <table:table-cell table:style-name="ce42" office:value-type="string" calcext:value-type="string">
            <text:p>VA</text:p>
          </table:table-cell>
          <table:table-cell table:style-name="ce59" office:value-type="string" calcext:value-type="string">
            <text:p><text:span text:style-name="T21">本ポリシーの下で行われたすべての決定は、</text:span><text:span text:style-name="T28"> [</text:span><text:span text:style-name="T29">オープンソースコンプライアンス記録</text:span><text:span text:style-name="T28">]</text:span><text:span text:style-name="T29">として、その背景詳細、下された決定、日付、要求元、意志決定者の名前とともに記録されます。</text:span></text:p>
            <text:p><text:span text:style-name="T30"/></text:p>
            <text:p><text:span text:style-name="T30"> [</text:span><text:span text:style-name="T29">オープンソースコンプライアンス記録</text:span><text:span text:style-name="T28">]</text:span><text:span text:style-name="T29">は、少なくとも1年に１回レビューされ、もはや使用されていない、あるいは、頒布されていないコードに関する項目にはそのことを示す目印をつけます。目印を付けられてから</text:span><text:span text:style-name="T28"> [3</text:span><text:span text:style-name="T29">年</text:span><text:span text:style-name="T28">] </text:span><text:span text:style-name="T29">を経過するとアーカイブ保管となり、</text:span><text:span text:style-name="T28">[</text:span><text:span text:style-name="T29">６年</text:span><text:span text:style-name="T28">]</text:span><text:span text:style-name="T29">を経過すると[匿名化 | 消去可能]となります。</text:span></text:p>
          </table:table-cell>
          <table:table-cell table:number-columns-repeated="1020"/>
        </table:table-row>
        <table:table-row table:style-name="ro49">
          <table:table-cell table:style-name="ce19" office:value-type="string" calcext:value-type="string">
            <text:p>3.1.2</text:p>
          </table:table-cell>
          <table:table-cell table:style-name="ce28" office:value-type="string" calcext:value-type="string">
            <text:p>供給ソフトウェアの各リリースに対し、文書化された手続きが適正に実施されていることを示す<text:span text:style-name="T23">FOSS</text:span><text:span text:style-name="T24">コンポーネントの記録。</text:span></text:p>
          </table:table-cell>
          <table:table-cell table:style-name="ce42" office:value-type="string" calcext:value-type="string">
            <text:p>VA</text:p>
          </table:table-cell>
          <table:table-cell table:style-name="ce58" office:value-type="string" calcext:value-type="string">
            <text:p> [<text:span text:style-name="T21">オープンソースコンプライアンス記録</text:span><text:span text:style-name="T28">]</text:span><text:span text:style-name="T29">は、各記録項目がそれに対応した供給ソフトウェアのリリース(あるいは、複数のリリース）との間で相互参照できるように、また、特定のリリースに対応した記録項目のサブセットを取り出せるようソート可能な状態で維持されていなければなりません。これらにより、コンプライアンスの手順が正しく運用されてきたことを証明することができます。</text:span></text:p>
          </table:table-cell>
          <table:table-cell table:number-columns-repeated="1020"/>
        </table:table-row>
        <table:table-row table:style-name="ro50">
          <table:table-cell table:style-name="ce19" office:value-type="string" calcext:value-type="string">
            <text:p>3.1.R</text:p>
          </table:table-cell>
          <table:table-cell table:style-name="ce28" office:value-type="string" calcext:value-type="string">
            <text:p>供給ソフトウェアに使用される<text:span text:style-name="T23">FOSS</text:span><text:span text:style-name="T24">コンポーネントの部品表を作成および管理するためのプロセスが存在することを確かなものにします。部品表は、各コンポーネントのライセンス条件の体系的レビューを手助けする上で必要となります。そのようなレビューによって、供給ソフトウェアを頒布する際に適用される義務、制約が理解されます。</text:span></text:p>
          </table:table-cell>
          <table:table-cell table:style-name="ce42" office:value-type="string" calcext:value-type="string">
            <text:p>RT</text:p>
          </table:table-cell>
          <table:table-cell table:style-name="ce54"/>
          <table:table-cell table:number-columns-repeated="1020"/>
        </table:table-row>
        <table:table-row table:style-name="ro51">
          <table:table-cell table:style-name="ce19" office:value-type="float" office:value="3.2" calcext:value-type="float">
            <text:p>3.2</text:p>
          </table:table-cell>
          <table:table-cell table:style-name="ce29" office:value-type="string" calcext:value-type="string">
            <text:p><text:span text:style-name="T23">FOSS</text:span><text:span text:style-name="T24">のマネジメント</text:span><text:span text:style-name="T26"> </text:span><text:span text:style-name="T24">プログラムは、ソフトウェア</text:span><text:span text:style-name="T26"> </text:span><text:span text:style-name="T24">スタッフが扱う供給ソフトウェアの共通的</text:span><text:span text:style-name="T26">FOSS</text:span><text:span text:style-name="T24">ライセンス</text:span><text:span text:style-name="T26"> </text:span><text:span text:style-name="T24">ユースケースに対応できること。共通的ライセンス</text:span><text:span text:style-name="T26"> </text:span><text:span text:style-name="T24">ユースケースとして以下のようなものがある（ただしこのリストは網羅的ではなく、組織によっては当てはまらないこともある）。</text:span></text:p>
            <text:p><text:span text:style-name="T23"> </text:span><text:span text:style-name="T24">バイナリ形態で頒布されている</text:span></text:p>
            <text:p><text:span text:style-name="T23"> </text:span><text:span text:style-name="T24">ソースコード形態で頒布されている</text:span></text:p>
            <text:p><text:span text:style-name="T23"> </text:span><text:span text:style-name="T24">コピーレフトの義務を生じうる他の</text:span><text:span text:style-name="T26">FOSS</text:span><text:span text:style-name="T24">と統合されている</text:span></text:p>
            <text:p><text:span text:style-name="T23"> </text:span><text:span text:style-name="T24">改変された</text:span><text:span text:style-name="T26">FOSS</text:span><text:span text:style-name="T24">を含んでいる</text:span></text:p>
            <text:p><text:span text:style-name="T23"> </text:span><text:span text:style-name="T24">供給ソフトウェア内の他のコンポーネントとやりとりする、両立性</text:span><text:span text:style-name="T26"> </text:span><text:span text:style-name="T24">のないライセンス下の</text:span><text:span text:style-name="T26">FOSS</text:span><text:span text:style-name="T24">やその他のソフトウェアを含んでいる</text:span></text:p>
            <text:p><text:span text:style-name="T23"> </text:span><text:span text:style-name="T24">もしくは、帰属要求（</text:span><text:span text:style-name="T26">Attribution requirement</text:span><text:span text:style-name="T24">）のある</text:span><text:span text:style-name="T26">FOSS</text:span><text:span text:style-name="T24">を含んでいる</text:span></text:p>
          </table:table-cell>
          <table:table-cell table:style-name="ce42" office:value-type="string" calcext:value-type="string">
            <text:p>RQ</text:p>
          </table:table-cell>
          <table:table-cell table:style-name="ce54"/>
          <table:table-cell table:number-columns-repeated="1020"/>
        </table:table-row>
        <table:table-row table:style-name="ro52">
          <table:table-cell table:style-name="ce19" office:value-type="string" calcext:value-type="string">
            <text:p>3.2.1</text:p>
          </table:table-cell>
          <table:table-cell table:style-name="ce27" office:value-type="string" calcext:value-type="string">
            <text:p><text:span text:style-name="T25">供給ソフトウェアの各リリースの</text:span><text:span text:style-name="T26">FOSS</text:span><text:span text:style-name="T24">コンポーネントに対し、共通的な</text:span><text:span text:style-name="T26">FOSS</text:span><text:span text:style-name="T24">ライセンス</text:span><text:span text:style-name="T26"> </text:span><text:span text:style-name="T24">ユースケースを取り扱うための手続き。</text:span></text:p>
          </table:table-cell>
          <table:table-cell table:style-name="ce42" office:value-type="string" calcext:value-type="string">
            <text:p>VA</text:p>
          </table:table-cell>
          <table:table-cell table:style-name="ce58" office:value-type="string" calcext:value-type="string">
            <text:p>[Appendix 1:<text:span text:style-name="T21">ライセンス分類</text:span><text:span text:style-name="T28">] </text:span><text:span text:style-name="T29">データデースは、供給ソフトウェアの各リリースに利用されたコードのライセンスを一覧し、バイナリー、ないしは、ソースコードによる頒布をどのように扱うか、強い・弱い</text:span><text:span text:style-name="T28">copyleft</text:span><text:span text:style-name="T29">、</text:span><text:span text:style-name="T28">SaaS</text:span><text:span text:style-name="T29">ベースの提供の扱い、変更情報の提供、帰属情報の提供などによるカテゴリー分類を例示しています。本データベースに記載されていないライセンスの下にリリースされたコードを導入する場合、「1.3 ライセンスレビューのプロセス」に従ってそのライセンスがレビューされます。</text:span></text:p>
            <text:p><text:span text:style-name="T30"/></text:p>
            <text:p><text:span text:style-name="T21">供給ソフトウェアのいずれかのリリースに新たにコードを組み込む際は、 [Appendix 2: ソースコード導入プロセス]を履行します。</text:span></text:p>
            <text:p><text:span text:style-name="T21"/></text:p>
          </table:table-cell>
          <table:table-cell table:number-columns-repeated="1020"/>
        </table:table-row>
        <table:table-row table:style-name="ro53">
          <table:table-cell table:style-name="ce19" office:value-type="string" calcext:value-type="string">
            <text:p>3.2.R</text:p>
          </table:table-cell>
          <table:table-cell table:style-name="ce27" office:value-type="string" calcext:value-type="string">
            <text:p><text:span text:style-name="T25">そのプログラムが組織における共通的</text:span><text:span text:style-name="T26">FOSS</text:span><text:span text:style-name="T24">ライセンス</text:span><text:span text:style-name="T26"> </text:span><text:span text:style-name="T24">ユースケースに対応できるよう十分堅固なものにします。その活動を支援する手続きが存在し、その手続きに従っていることを確かなものにします。</text:span></text:p>
            <text:p><text:span text:style-name="T25"/></text:p>
          </table:table-cell>
          <table:table-cell table:style-name="ce42" office:value-type="string" calcext:value-type="string">
            <text:p>RT</text:p>
          </table:table-cell>
          <table:table-cell table:style-name="ce54"/>
          <table:table-cell table:number-columns-repeated="1020"/>
        </table:table-row>
        <table:table-row table:style-name="ro54">
          <table:table-cell table:style-name="ce19" office:value-type="float" office:value="4" calcext:value-type="float">
            <text:p>4</text:p>
          </table:table-cell>
          <table:table-cell table:style-name="ce31" office:value-type="string" calcext:value-type="string">
            <text:p><text:span text:style-name="T23">FOSS</text:span><text:span text:style-name="T24">コンテンツ</text:span><text:span text:style-name="T26"> </text:span><text:span text:style-name="T24">ドキュメントとコンプライアンス関連資料の頒布</text:span></text:p>
          </table:table-cell>
          <table:table-cell table:style-name="ce42" office:value-type="string" calcext:value-type="string">
            <text:p>H</text:p>
          </table:table-cell>
          <table:table-cell table:style-name="ce53" office:value-type="string" calcext:value-type="string">
            <text:p>供給ソフトウェアの各リリースに対応したコンプライアンス関連資料</text:p>
          </table:table-cell>
          <table:table-cell table:number-columns-repeated="1020"/>
        </table:table-row>
        <table:table-row table:style-name="ro55">
          <table:table-cell table:style-name="ce19" office:value-type="float" office:value="4.1" calcext:value-type="float">
            <text:p>4.1</text:p>
          </table:table-cell>
          <table:table-cell table:style-name="ce28" office:value-type="string" calcext:value-type="string">
            <text:p>供給ソフトウェアの各リリースに対し、FOSSのマネジメント プログラムの生成物一式が用意されていること。この生成物一式は「コンプライアンス関連資料」として言及され、次の1つ、もしくは複数のものを含む（ただし、この限りではない）。ソースコード、帰属告知（Attribution notice）、著作権表示（Copyright notice）、ライセンスの写し、改変告知（Modification notification）、書面による申し出（Written offer）3、SPDXドキュメントなど。</text:p>
          </table:table-cell>
          <table:table-cell table:style-name="ce42" office:value-type="string" calcext:value-type="string">
            <text:p>RQ</text:p>
          </table:table-cell>
          <table:table-cell table:style-name="ce60" office:value-type="string" calcext:value-type="string">
            <text:p><text:span text:style-name="T31">オープンソースライセンスは、ソースコードやバイナリー形式での頒布に対してさまざまば要件を課しています。あるライセンスでは、コードの実行に伴ってディスプレイ画面上に告知を表示することを要求します。また、</text:span><text:span text:style-name="T32"> </text:span><text:span text:style-name="T33">他のライセンスでは、帰属告知、著作権表示、免責告知、あるいは、それに類したものを所定の場所に保持することを要件としています。</text:span><text:span text:style-name="T32">copyleft</text:span><text:span text:style-name="T33">ライセンスでは、受け取り人、あるいは、公衆が頒布物に対応したソースコードのコピーを入手できる状態にするよう要求しています。これらの要件のいずれかを順守できないと、ライセンス違反となり、また、本ポリシーにも反することにもなり、重大な結果を招く可能性があります。</text:span></text:p>
            <text:p><text:span text:style-name="T31"/></text:p>
            <text:p><text:span text:style-name="T31">簡便化のために、これらのさまざまな資料を「コンプライアンス関連資料」と呼ぶことにします。</text:span></text:p>
          </table:table-cell>
          <table:table-cell table:number-columns-repeated="1020"/>
        </table:table-row>
        <table:table-row table:style-name="ro56">
          <table:table-cell table:style-name="ce19" office:value-type="string" calcext:value-type="string">
            <text:p>4.1.1</text:p>
          </table:table-cell>
          <table:table-cell table:style-name="ce28" office:value-type="string" calcext:value-type="string">
            <text:p>コンプライアンス関連資料が用意され、それらが確認ライセンスの要求するとおりに供給ソフトウェアのリリースと併せ頒布されることを確かにする手続き文書。</text:p>
          </table:table-cell>
          <table:table-cell table:style-name="ce42" office:value-type="string" calcext:value-type="string">
            <text:p>VA</text:p>
          </table:table-cell>
          <table:table-cell table:style-name="ce55" office:value-type="string" calcext:value-type="string">
            <text:p><text:span text:style-name="T21">供給ソフトウェアの各リリースは、</text:span><text:span text:style-name="T28"> [</text:span><text:span text:style-name="T29">オープンソースコンプライアンス記録</text:span><text:span text:style-name="T28">]</text:span><text:span text:style-name="T29">に記述されたとおりに適切なコンプライアンス関連資料を随伴しなければなりません。当該供給ソフトウェア頒布時の条件とされているならば、コンプライアンス関連資料は、</text:span><text:span text:style-name="T28">[</text:span><text:span text:style-name="T29">公開WebサイトのURL</text:span><text:span text:style-name="T28">]</text:span><text:span text:style-name="T29">にて公開されます。</text:span></text:p>
          </table:table-cell>
          <table:table-cell table:number-columns-repeated="1020"/>
        </table:table-row>
        <table:table-row table:style-name="ro57">
          <table:table-cell table:style-name="ce19" office:value-type="string" calcext:value-type="string">
            <text:p>4.1.2</text:p>
          </table:table-cell>
          <table:table-cell table:style-name="ce28" office:value-type="string" calcext:value-type="string">
            <text:p>供給ソフトウェアに関するコンプライアンス関連資料の写しが保管され、容易に取り出すことができる。また、少なくとも当該供給ソフトウェアが提供され続けている期間、または確認ライセンスが要求する期間（のいずれか長い方の期間）は、本保管物が存在するように計画されていること。</text:p>
          </table:table-cell>
          <table:table-cell table:style-name="ce42" office:value-type="string" calcext:value-type="string">
            <text:p>VA</text:p>
          </table:table-cell>
          <table:table-cell table:style-name="ce55" office:value-type="string" calcext:value-type="string">
            <text:p><text:span text:style-name="T21">供給ソフトウェアの過去の全リリースに対応したコンプライアンス関連資料は、</text:span><text:span text:style-name="T28"> [</text:span><text:span text:style-name="T29">オープンソースコンプライアンス記録</text:span><text:span text:style-name="T28">]</text:span><text:span text:style-name="T29">に記載され、「3．コードの選択と承認」で定めたとおりに保管されます。</text:span></text:p>
          </table:table-cell>
          <table:table-cell table:number-columns-repeated="1020"/>
        </table:table-row>
        <table:table-row table:style-name="ro58">
          <table:table-cell table:style-name="ce19" office:value-type="string" calcext:value-type="string">
            <text:p>4.1.R</text:p>
          </table:table-cell>
          <table:table-cell table:style-name="ce27" office:value-type="string" calcext:value-type="string">
            <text:p><text:span text:style-name="T25">供給ソフトウェアを統制する確認ライセンスの要求に基づいてコンプライアンス関連資料が、その他</text:span><text:span text:style-name="T26">FOSS</text:span><text:span text:style-name="T24">レビュー</text:span><text:span text:style-name="T26"> </text:span><text:span text:style-name="T24">プロセスで生成されたレポートと併せ供給ソフトウェアに完備されることを確かなものにします。</text:span></text:p>
          </table:table-cell>
          <table:table-cell table:style-name="ce42" office:value-type="string" calcext:value-type="string">
            <text:p>RT</text:p>
          </table:table-cell>
          <table:table-cell table:style-name="ce54"/>
          <table:table-cell table:number-columns-repeated="1020"/>
        </table:table-row>
        <table:table-row table:style-name="ro17">
          <table:table-cell table:style-name="ce19" office:value-type="float" office:value="5" calcext:value-type="float">
            <text:p>5</text:p>
          </table:table-cell>
          <table:table-cell table:style-name="ce32" office:value-type="string" calcext:value-type="string">
            <text:p><text:span text:style-name="T23">FOSS</text:span><text:span text:style-name="T24">コミュニティへの（積極的な）関わり方の理解</text:span></text:p>
          </table:table-cell>
          <table:table-cell table:style-name="ce42" office:value-type="string" calcext:value-type="string">
            <text:p>H</text:p>
          </table:table-cell>
          <table:table-cell table:style-name="ce53" office:value-type="string" calcext:value-type="string">
            <text:p>コミュニティとの関わり方</text:p>
          </table:table-cell>
          <table:table-cell table:number-columns-repeated="1020"/>
        </table:table-row>
        <table:table-row table:style-name="ro59">
          <table:table-cell table:style-name="ce19" office:value-type="float" office:value="5.1" calcext:value-type="float">
            <text:p>5.1</text:p>
          </table:table-cell>
          <table:table-cell table:style-name="ce29" office:value-type="string" calcext:value-type="string">
            <text:p><text:span text:style-name="T23">FOSS</text:span><text:span text:style-name="T24">プロジェクトに対しコントリビュートすることを統制するポリシーが文書化されていること。またそのポリシーは組織内に周知されていなければならない。</text:span></text:p>
            <text:p><text:span text:style-name="T23"/></text:p>
          </table:table-cell>
          <table:table-cell table:style-name="ce42" office:value-type="string" calcext:value-type="string">
            <text:p>RQ</text:p>
          </table:table-cell>
          <table:table-cell table:style-name="ce58" office:value-type="string" calcext:value-type="string">
            <text:p>[<text:span text:style-name="T21">コミュニティ活動で豊富な実績のある企業のポリシー文例：当社が参画するオープンソースプロジェクトには、その周囲に活気に満ちたコミュニティが存在しており、当社内からの参加とコントリビューションを奨励しています。詳細は、当社のプロジェクト活動を紹介するサイト</text:span><text:span text:style-name="T28">[</text:span><text:span text:style-name="T29">公開WebサイトのURL</text:span><text:span text:style-name="T28">]</text:span><text:span text:style-name="T29">を参照してください。</text:span><text:span text:style-name="T28">]</text:span></text:p>
            <text:p><text:span text:style-name="T30"/></text:p>
            <text:p><text:span text:style-name="T30">[</text:span><text:span text:style-name="T29">コミュニティ活動の活性化を意図する企業のポリシー文例：オープンソースプロジェクトに参画することのメリットには、チームメンバーの個人としての充足から、プロジェクトに対するより深い理解や、プロジェクトの方向への影響力、さらには、当社のコントリビュートしたバグ修正や機能追加が当社固有のもの（それは、プロジェクトがフォークされ、サポートの面で当社の頭痛の元となることを意味する）となるのではなく、プロジェクトのメインラインとして採用されることの確約まであります。]</text:span></text:p>
            <text:p><text:span text:style-name="T21"/></text:p>
            <text:p><text:span text:style-name="T21">[慎重にコミュニティ活動を始めようとする企業のポリシー文例：当社はオープンソースプロジェクトのメリットを理解しており、それらプロジェクトの目指す目標の実現を手助けしたいと考えています。そのような訳で、</text:span><text:span text:style-name="T28"> [</text:span><text:span text:style-name="T29">コンプライアンス推進部署</text:span><text:span text:style-name="T28">]</text:span><text:span text:style-name="T29">によって適切だとみなされた場合、当社従業員は選択されたオープンソースプロジェクトに対して、バグ修正やその他のコード・資料をコントリビュートすることができます。いかなる場合にも、承認されていないコントリビューションを行うことはできません。]</text:span></text:p>
          </table:table-cell>
          <table:table-cell table:number-columns-repeated="1020"/>
        </table:table-row>
        <table:table-row table:style-name="ro60">
          <table:table-cell table:style-name="ce19" office:value-type="string" calcext:value-type="string">
            <text:p>5.1.1</text:p>
          </table:table-cell>
          <table:table-cell table:style-name="ce27" office:value-type="string" calcext:value-type="string">
            <text:p><text:span text:style-name="T25">文書化された</text:span><text:span text:style-name="T26">FOSS</text:span><text:span text:style-name="T24">コントリビューション</text:span><text:span text:style-name="T26"> </text:span><text:span text:style-name="T24">ポリシー。</text:span></text:p>
          </table:table-cell>
          <table:table-cell table:style-name="ce42" office:value-type="string" calcext:value-type="string">
            <text:p>VA</text:p>
          </table:table-cell>
          <table:table-cell table:style-name="ce61" office:value-type="string" calcext:value-type="string">
            <text:p>[<text:span text:style-name="T21">コミュニティ活動を奨励する企業のポリシー文例：当社は、社外で行われるオープンソース（および、それに類した）プロジェクトに当社従業員が参加することを奨励しています。社外のオープンソースプロジェクトへの参加を希望する時は、</text:span><text:span text:style-name="T28"> [</text:span><text:span text:style-name="T29">コンプライアンス推進部署</text:span><text:span text:style-name="T28">]</text:span><text:span text:style-name="T29">の提供する情報を確認してください。これまでに当社が参画してきたプロジェクト以外にも、個人としてコントリビュートすることができます。ただし、当社の企業秘密や知的財産に関連した義務については十分に注意することが必要です。そのために、携わっている業務に関連したプロジェクトに参加する場合は、コントリビュートを開始する前に</text:span><text:span text:style-name="T28"> [</text:span><text:span text:style-name="T29">コンプライアンス推進部署</text:span><text:span text:style-name="T28">]</text:span><text:span text:style-name="T29">の承認を得てください。]</text:span></text:p>
            <text:p><text:span text:style-name="T34"/></text:p>
            <text:p><text:span text:style-name="T30">[</text:span><text:span text:style-name="T29">コミュニティ活動に抑制的な企業のポリシー文例：当社は、通常、社外で行われるオープンソース（および、それに類した）プロジェクトに当社従業員が参加することを奨励していません。しかし、それでも社外のプロジェクトへの参加が必要な場合、明示的に</text:span><text:span text:style-name="T28">[</text:span><text:span text:style-name="T29">コンプライアンス推進部署</text:span><text:span text:style-name="T28">]</text:span><text:span text:style-name="T29">の許可を得てください。このことは、当社の企業秘密や知的財産に関連した従業員の義務に基づいて要請されます。]</text:span></text:p>
          </table:table-cell>
          <table:table-cell table:number-columns-repeated="1020"/>
        </table:table-row>
        <table:table-row table:style-name="ro61">
          <table:table-cell table:style-name="ce19" office:value-type="string" calcext:value-type="string">
            <text:p>5.1.2</text:p>
          </table:table-cell>
          <table:table-cell table:style-name="ce29" office:value-type="string" calcext:value-type="string">
            <text:p><text:span text:style-name="T23">FOSS</text:span><text:span text:style-name="T24">コントリビューション</text:span><text:span text:style-name="T26"> </text:span><text:span text:style-name="T24">ポリシーの存在を（トレーニングや社内</text:span><text:span text:style-name="T26">Wiki</text:span><text:span text:style-name="T24">、その他実践的なコミュニケーションを通じて）すべてのソフトウェア</text:span><text:span text:style-name="T26"> </text:span><text:span text:style-name="T24">スタッフに認知させる手続き文書。</text:span></text:p>
          </table:table-cell>
          <table:table-cell table:style-name="ce42" office:value-type="string" calcext:value-type="string">
            <text:p>VA</text:p>
          </table:table-cell>
          <table:table-cell table:style-name="ce55" office:value-type="string" calcext:value-type="string">
            <text:p><text:span text:style-name="T21">オープンソースプロジェクトへのコントリビューションに関する詳細な情報は、</text:span><text:span text:style-name="T28">[</text:span><text:span text:style-name="T29">社内</text:span><text:span text:style-name="T28">Web</text:span><text:span text:style-name="T29">サイト、または、公開</text:span><text:span text:style-name="T28">Web</text:span><text:span text:style-name="T29">サイトの</text:span><text:span text:style-name="T28">URL]</text:span><text:span text:style-name="T29">に掲載しています。また、コントリビューションに関するトレーニングは、</text:span><text:span text:style-name="T28">[1.2</text:span><text:span text:style-name="T29">　トレーニング</text:span><text:span text:style-name="T28">]</text:span><text:span text:style-name="T29">にてカバーされます。</text:span><text:span text:style-name="T28"> </text:span></text:p>
          </table:table-cell>
          <table:table-cell table:number-columns-repeated="1020"/>
        </table:table-row>
        <table:table-row table:style-name="ro62">
          <table:table-cell table:style-name="ce19" office:value-type="string" calcext:value-type="string">
            <text:p>5.1.R</text:p>
          </table:table-cell>
          <table:table-cell table:style-name="ce29" office:value-type="string" calcext:value-type="string">
            <text:p><text:span text:style-name="T23">FOSS</text:span><text:span text:style-name="T24">への公的なコントリビューションに関するポリシーの作成について、組織が十分に検討していることを確かなものとします。</text:span><text:span text:style-name="T26">FOSS</text:span><text:span text:style-name="T24">コントリビューション</text:span><text:span text:style-name="T26"> </text:span><text:span text:style-name="T24">ポリシーは、組織全体の</text:span><text:span text:style-name="T26">FOSS</text:span><text:span text:style-name="T24">ポリシーの一部として策定することも、独立したポリシーとして策定することも可能です。コントリビューションが制限されている、もしくはまったく許容されていない状況の場合は、その立場を明確に示すポリシーの存在が必要です。</text:span></text:p>
          </table:table-cell>
          <table:table-cell table:style-name="ce42" office:value-type="string" calcext:value-type="string">
            <text:p>RT</text:p>
          </table:table-cell>
          <table:table-cell table:style-name="ce54"/>
          <table:table-cell table:number-columns-repeated="1020"/>
        </table:table-row>
        <table:table-row table:style-name="ro43">
          <table:table-cell table:style-name="ce19" office:value-type="float" office:value="5.2" calcext:value-type="float">
            <text:p>5.2</text:p>
          </table:table-cell>
          <table:table-cell table:style-name="ce29" office:value-type="string" calcext:value-type="string">
            <text:p><text:span text:style-name="T23">FOSS</text:span><text:span text:style-name="T24">プロジェクトへのコントリビューションを組織が許容する場合、</text:span><text:span text:style-name="T26">5.1</text:span><text:span text:style-name="T24">節に挙げたコントリビューション</text:span><text:span text:style-name="T26"> </text:span><text:span text:style-name="T24">ポリシーを実践するプロセスが整備されていること。</text:span></text:p>
          </table:table-cell>
          <table:table-cell table:style-name="ce42" office:value-type="string" calcext:value-type="string">
            <text:p>RQ</text:p>
          </table:table-cell>
          <table:table-cell table:style-name="ce54"/>
          <table:table-cell table:number-columns-repeated="1020"/>
        </table:table-row>
        <table:table-row table:style-name="ro63">
          <table:table-cell table:style-name="ce19" office:value-type="string" calcext:value-type="string">
            <text:p>5.2.1</text:p>
          </table:table-cell>
          <table:table-cell table:style-name="ce29" office:value-type="string" calcext:value-type="string">
            <text:p><text:span text:style-name="T23">FOSS</text:span><text:span text:style-name="T24">コントリビューション</text:span><text:span text:style-name="T26"> </text:span><text:span text:style-name="T24">ポリシーがコントリビューションを許容するものである場合、</text:span><text:span text:style-name="T26">FOSS</text:span><text:span text:style-name="T24">コントリビューションを統制する手続き文書。</text:span></text:p>
          </table:table-cell>
          <table:table-cell table:style-name="ce42" office:value-type="string" calcext:value-type="string">
            <text:p>VA</text:p>
          </table:table-cell>
          <table:table-cell table:style-name="ce55" office:value-type="string" calcext:value-type="string">
            <text:p><text:span text:style-name="T21">承認されたオープンソースプロジェクトにコントリビュートする際に、事前に、原作者であることの証明</text:span><text:span text:style-name="T28">(Developer Certificate of Origin)</text:span><text:span text:style-name="T29">や、コントリビュータ・ライセンス・アグリーメント（CLA)、その他の文書への署名をお願いすることがあります。例えば、すでに会社として包括契約を締結しているような場合に、そのような署名が必要にります。オープンソースプロジェクトへの参加の前に、 [コンプライアンス推進部署]に確認を行い、文書に関する必要事項が確実に埋められるようにしなければなりません。このような確認が済めば、コントリビューターの識別や登録に会社の電子メールアドレスを使用することができます。</text:span></text:p>
            <text:p><text:span text:style-name="T30"/></text:p>
            <text:p><text:span text:style-name="T30"/></text:p>
          </table:table-cell>
          <table:table-cell table:number-columns-repeated="1020"/>
        </table:table-row>
        <table:table-row table:style-name="ro64">
          <table:table-cell table:style-name="ce19" office:value-type="string" calcext:value-type="string">
            <text:p>5.2.R</text:p>
          </table:table-cell>
          <table:table-cell table:style-name="ce28" office:value-type="string" calcext:value-type="string">
            <text:p>組織が公的に<text:span text:style-name="T23">FOSS</text:span><text:span text:style-name="T24">にコントリビュートする方法について文書化されたプロセスを有することを確かなものにします。コントリビューションがまったく許容されていない場合においても、ポリシーは存在した方がよいでしょう。そのような状況においては手続きが存在しないと理解されますが、本要件は満たされたことになります。</text:span></text:p>
          </table:table-cell>
          <table:table-cell table:style-name="ce42" office:value-type="string" calcext:value-type="string">
            <text:p>RT</text:p>
          </table:table-cell>
          <table:table-cell table:style-name="ce54"/>
          <table:table-cell table:number-columns-repeated="1020"/>
        </table:table-row>
        <table:table-row table:style-name="ro65">
          <table:table-cell table:style-name="ce19" office:value-type="float" office:value="6" calcext:value-type="float">
            <text:p>6</text:p>
          </table:table-cell>
          <table:table-cell table:style-name="ce31" office:value-type="string" calcext:value-type="string">
            <text:p>OpenChain<text:span text:style-name="T25">要件適合の認定</text:span></text:p>
          </table:table-cell>
          <table:table-cell table:style-name="ce42" office:value-type="string" calcext:value-type="string">
            <text:p>H</text:p>
          </table:table-cell>
          <table:table-cell table:style-name="ce62" office:value-type="string" calcext:value-type="string">
            <text:p>OpenChain</text:p>
          </table:table-cell>
          <table:table-cell table:number-columns-repeated="1020"/>
        </table:table-row>
        <table:table-row table:style-name="ro66">
          <table:table-cell table:style-name="ce19" office:value-type="float" office:value="6.1" calcext:value-type="float">
            <text:p>6.1</text:p>
          </table:table-cell>
          <table:table-cell table:style-name="ce27" office:value-type="string" calcext:value-type="string">
            <text:p><text:span text:style-name="T25">組織が</text:span><text:span text:style-name="T26">OpenChain</text:span><text:span text:style-name="T24">に適合していると認定されるためには、本</text:span><text:span text:style-name="T26">OpenChain</text:span><text:span text:style-name="T24">仕様書第</text:span><text:span text:style-name="T26">1.2</text:span><text:span text:style-name="T24">版に記載された基準を満たす</text:span><text:span text:style-name="T26">FOSS</text:span><text:span text:style-name="T24">マネジメント</text:span><text:span text:style-name="T26"> </text:span><text:span text:style-name="T24">プログラムを有していることを確認する必要がある。</text:span></text:p>
          </table:table-cell>
          <table:table-cell table:style-name="ce42" office:value-type="string" calcext:value-type="string">
            <text:p>RQ</text:p>
          </table:table-cell>
          <table:table-cell table:style-name="ce55" office:value-type="string" calcext:value-type="string">
            <text:p><text:span text:style-name="T21">当社は、</text:span><text:span text:style-name="T28">Linux Foundation </text:span><text:span text:style-name="T29">の</text:span><text:span text:style-name="T28">OpenChain </text:span><text:span text:style-name="T29">プロジェクトを支持しています。</text:span><text:span text:style-name="T28">. OpenChain</text:span><text:span text:style-name="T29">は、以下の４点を確実に実行するようにデザインされた適合性認定プログラムです。</text:span></text:p>
            <text:p><text:span text:style-name="T21">(1)　会社としてどんなオープンソースコードを所有しているか、また、使っているかを知る</text:span></text:p>
            <text:p><text:span text:style-name="T21">(2)　会社としてオープンソースコードの課すライセンス義務を順守する</text:span></text:p>
            <text:p><text:span text:style-name="T21">(3)　当社の従業員が、オープンソースのライセンスや、社内でのコード利用と配備にまつわる諸課題について、十分にトレーニングを受け、理解する</text:span></text:p>
            <text:p><text:span text:style-name="T21">(4)　会社として社内と社外に向けたオープンソースコンプライアンス推進の責任者を定め、外部からのオープンソースに関する問い合わせに回答し、また、社内のオープンソース利用とその配備を支援する</text:span></text:p>
            <text:p><text:span text:style-name="T21"/></text:p>
            <text:p><text:span text:style-name="T21">本ポリシーは、OpenChain仕様書第1.2版に準拠するよう十分に検討して定められました。</text:span><text:span text:style-name="T28">OpenChain</text:span><text:span text:style-name="T29">プロジェクトの詳細については、</text:span><text:span text:style-name="T28">OpenChainProject.org </text:span><text:span text:style-name="T29">のサイトを参照してください。</text:span></text:p>
          </table:table-cell>
          <table:table-cell table:number-columns-repeated="1020"/>
        </table:table-row>
        <table:table-row table:style-name="ro61">
          <table:table-cell table:style-name="ce19" office:value-type="string" calcext:value-type="string">
            <text:p>6.1.1</text:p>
          </table:table-cell>
          <table:table-cell table:style-name="ce27" office:value-type="string" calcext:value-type="string">
            <text:p><text:span text:style-name="T25">本</text:span><text:span text:style-name="T26">OpenChain</text:span><text:span text:style-name="T24">仕様書第</text:span><text:span text:style-name="T26">1.2</text:span><text:span text:style-name="T24">版のすべての要件を満たした</text:span><text:span text:style-name="T26">FOSS</text:span><text:span text:style-name="T24">マネジメント</text:span><text:span text:style-name="T26"> </text:span><text:span text:style-name="T24">プログラムが存在することの確認。</text:span></text:p>
            <text:p><text:span text:style-name="T23"/></text:p>
          </table:table-cell>
          <table:table-cell table:style-name="ce42" office:value-type="string" calcext:value-type="string">
            <text:p>VA</text:p>
          </table:table-cell>
          <table:table-cell table:style-name="ce63" office:value-type="string" calcext:value-type="string">
            <text:p><text:span text:style-name="T21">当社は、[年月日]をもって、[供給ソフトウェア名]について、OpenChain仕様書第1.2版のへ準拠性を確認しました。</text:span><text:span text:style-name="T28">[</text:span><text:span text:style-name="T29">ニュースリリースやWeb上の告知があれば：詳細は、次の以下に掲載されています。</text:span><text:span text:style-name="T28">[</text:span><text:span text:style-name="T29">公開</text:span><text:span text:style-name="T28">Web</text:span><text:span text:style-name="T29">サイトのURL</text:span><text:span text:style-name="T28">]]</text:span></text:p>
          </table:table-cell>
          <table:table-cell table:number-columns-repeated="1020"/>
        </table:table-row>
        <table:table-row table:style-name="ro58">
          <table:table-cell table:style-name="ce19" office:value-type="string" calcext:value-type="string">
            <text:p>6.1.R</text:p>
          </table:table-cell>
          <table:table-cell table:style-name="ce27" office:value-type="string" calcext:value-type="string">
            <text:p><text:span text:style-name="T25">組織が</text:span><text:span text:style-name="T26">OpenChain</text:span><text:span text:style-name="T24">に適合したプログラムを有していると宣言した場合、当該プログラムが本仕様書のすべての要件を満たしていることを確かなものにします。これらの要件に部分的に準拠しているだけでは十分とはみなされません。</text:span></text:p>
          </table:table-cell>
          <table:table-cell table:style-name="ce42" office:value-type="string" calcext:value-type="string">
            <text:p>RT</text:p>
          </table:table-cell>
          <table:table-cell table:style-name="ce54"/>
          <table:table-cell table:number-columns-repeated="1020"/>
        </table:table-row>
        <table:table-row table:style-name="ro43">
          <table:table-cell table:style-name="ce19" office:value-type="float" office:value="6.2" calcext:value-type="float">
            <text:p>6.2</text:p>
          </table:table-cell>
          <table:table-cell table:style-name="ce27" office:value-type="string" calcext:value-type="string">
            <text:p><text:span text:style-name="T25">本版の仕様書への適合は、適合が認定された日から</text:span><text:span text:style-name="T26">18</text:span><text:span text:style-name="T24">か月間持続する。適合認定のための要件は</text:span><text:span text:style-name="T26">OpenChain</text:span><text:span text:style-name="T24">プロジェクトのウェブサイトで確認できる。</text:span></text:p>
          </table:table-cell>
          <table:table-cell table:style-name="ce42" office:value-type="string" calcext:value-type="string">
            <text:p>RQ</text:p>
          </table:table-cell>
          <table:table-cell table:style-name="ce54"/>
          <table:table-cell table:number-columns-repeated="1020"/>
        </table:table-row>
        <table:table-row table:style-name="ro67">
          <table:table-cell table:style-name="ce19" office:value-type="string" calcext:value-type="string">
            <text:p>6.2.1</text:p>
          </table:table-cell>
          <table:table-cell table:style-name="ce27" office:value-type="string" calcext:value-type="string">
            <text:p><text:span text:style-name="T25">本</text:span><text:span text:style-name="T26">OpenChain</text:span><text:span text:style-name="T24">仕様書第</text:span><text:span text:style-name="T26">1.2</text:span><text:span text:style-name="T24">版の要件すべてを満たし、過去</text:span><text:span text:style-name="T26">18</text:span><text:span text:style-name="T24">か月以内に適合認定を達成した</text:span><text:span text:style-name="T26">FOSS</text:span><text:span text:style-name="T24">マネジメント</text:span><text:span text:style-name="T26"> </text:span><text:span text:style-name="T24">プログラムがその組織に存在していることの確認。</text:span></text:p>
          </table:table-cell>
          <table:table-cell table:style-name="ce42" office:value-type="string" calcext:value-type="string">
            <text:p>VA</text:p>
          </table:table-cell>
          <table:table-cell table:style-name="ce55" office:value-type="string" calcext:value-type="string">
            <text:p><text:span text:style-name="T21">当社のOpenChain準拠性の確認は、少なくとも [12 |18 カ月]ごとにレビューされ、必要ならば更新されます。</text:span></text:p>
            <text:p><text:span text:style-name="T30"/></text:p>
            <text:p><text:span text:style-name="T21">本ポリシー文書の有効性と実績は、 [準拠性の再確認と同時]にレビューされ、</text:span><text:span text:style-name="T28"> </text:span><text:span text:style-name="T29">必要性があれば、本ポリシーに則して修正が行われ、伝達されます。</text:span></text:p>
          </table:table-cell>
          <table:table-cell table:number-columns-repeated="1020"/>
        </table:table-row>
        <table:table-row table:style-name="ro57">
          <table:table-cell table:style-name="ce19" office:value-type="string" calcext:value-type="string">
            <text:p>6.2.R</text:p>
          </table:table-cell>
          <table:table-cell table:style-name="ce28" office:value-type="string" calcext:value-type="string">
            <text:p>その組織が一定期間を越えてプログラムの適合を主張したい場合、本仕様書に即している状態を保つことが重要となります。本要件は、適合している組織が適合を一定期間越えて主張する場合にそのプログラムが支えるプロセスや統制機能が損なわれないことを確かなものにします。</text:p>
          </table:table-cell>
          <table:table-cell table:style-name="ce42" office:value-type="string" calcext:value-type="string">
            <text:p>RT</text:p>
          </table:table-cell>
          <table:table-cell table:style-name="ce54"/>
          <table:table-cell table:number-columns-repeated="1020"/>
        </table:table-row>
        <table:table-row table:style-name="ro11" table:number-rows-repeated="625">
          <table:table-cell table:style-name="ce20"/>
          <table:table-cell table:style-name="ce33"/>
          <table:table-cell table:style-name="ce43"/>
          <table:table-cell table:style-name="ce12"/>
          <table:table-cell table:number-columns-repeated="1020"/>
        </table:table-row>
        <table:table-row table:style-name="ro1" table:number-rows-repeated="1047880">
          <table:table-cell table:number-columns-repeated="1024"/>
        </table:table-row>
        <table:table-row table:style-name="ro1">
          <table:table-cell table:number-columns-repeated="1024"/>
        </table:table-row>
        <table:named-expressions>
          <table:named-range table:name="_xlnm._FilterDatabase" table:base-cell-address="$'Start Here'.$A$1" table:cell-range-address="$'The OpenChain Open Source Polic'.$A$1:.$D$70"/>
        </table:named-expressions>
      </table:table>
      <table:table table:name="Example Appendix 1 - Unofficial" table:style-name="ta3">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6" table:default-cell-style-name="Default"/>
        <table:table-column table:style-name="co2" table:number-columns-repeated="1009" table:default-cell-style-name="Default"/>
        <table:table-row table:style-name="ro1">
          <table:table-cell table:number-columns-repeated="3"/>
          <table:table-cell table:style-name="ce76"/>
          <table:table-cell table:number-columns-repeated="1020"/>
        </table:table-row>
        <table:table-row table:style-name="ro68">
          <table:table-cell/>
          <table:table-cell table:style-name="ce64" office:value-type="string" calcext:value-type="string">
            <office:annotation draw:style-name="gr2" draw:text-style-name="P4" svg:width="440.45pt" svg:height="40.51pt" svg:x="361.64pt" svg:y="38.81pt" draw:caption-point-x="-8.73pt" draw:caption-point-y="-22.79pt">
              <dc:creator>SC</dc:creator>
              <dc:date>2019-04-03T00:00:00</dc:date>
              <text:p text:style-name="P3">本一覧は、主として<text:span text:style-name="T1">Orcro </text:span><text:span text:style-name="T2">社にて作成されましたが、</text:span><text:span text:style-name="T3">spdx.org </text:span><text:span text:style-name="T2">、</text:span><text:span text:style-name="T3"> </text:span><text:span text:style-name="T3">open source.org</text:span><text:span text:style-name="T2">、</text:span><text:span text:style-name="T3"> </text:span><text:span text:style-name="T3">choosealicense.com</text:span><text:span text:style-name="T2">、</text:span><text:span text:style-name="T3"> </text:span><text:span text:style-name="T3">dejacode.com</text:span><text:span text:style-name="T2">　の情報も利用しています。</text:span></text:p>
            </office:annotation>
            <text:p>ライセンスの名称</text:p>
          </table:table-cell>
          <table:table-cell table:style-name="ce70" office:value-type="string" calcext:value-type="string">
            <office:annotation draw:style-name="gr3" draw:text-style-name="P2" svg:width="438.21pt" svg:height="39.94pt" svg:x="463.24pt" svg:y="38.81pt" draw:caption-point-x="-8.73pt" draw:caption-point-y="-22.79pt">
              <dc:creator>SC</dc:creator>
              <dc:date>2019-04-03T00:00:00</dc:date>
              <text:p text:style-name="P1">SPDX <text:span text:style-name="T4">は、ソフトウェアコードの関連して、オープンソースライセンスに一貫性のある識別子やその他の情報を提供するオープンな標準です。詳細は、</text:span><text:span text:style-name="T3">See SPDX.org</text:span><text:span text:style-name="T2">　を参照してください。</text:span></text:p>
              <text:p text:style-name="P1"><text:span text:style-name="T3"/></text:p>
            </office:annotation>
            <text:p>SPDX<text:span text:style-name="T35">識別子</text:span></text:p>
          </table:table-cell>
          <table:table-cell table:style-name="ce77" office:value-type="string" calcext:value-type="string">
            <office:annotation draw:style-name="gr4" draw:text-style-name="P2" svg:width="390.64pt" svg:height="55.7pt" svg:x="625.12pt" svg:y="38.81pt" draw:caption-point-x="-8.73pt" draw:caption-point-y="-22.79pt">
              <dc:creator>SC</dc:creator>
              <dc:date>2019-04-03T00:00:00</dc:date>
              <text:p text:style-name="P1">Permissive = <text:span text:style-name="T4">下流における義務かほとんどない</text:span><text:span text:style-name="T3"> </text:span></text:p>
              <text:p text:style-name="P1"><text:span text:style-name="T3">Copyleft = </text:span><text:span text:style-name="T2">同一ないしは類似のライセンスの下での頒布を要求する</text:span></text:p>
              <text:p text:style-name="P1"><text:span text:style-name="T3">SaaS = </text:span><text:span text:style-name="T2">ネットワーク経由のアクセスを頒布と同等とみなす</text:span></text:p>
            </office:annotation>
            <text:p>タイプ</text:p>
          </table:table-cell>
          <table:table-cell table:style-name="ce64" office:value-type="string" calcext:value-type="string">
            <office:annotation draw:style-name="gr5" draw:text-style-name="P2" svg:width="435.06pt" svg:height="46.69pt" svg:x="705.29pt" svg:y="38.81pt" draw:caption-point-x="-8.73pt" draw:caption-point-y="-22.79pt">
              <dc:creator>SC</dc:creator>
              <dc:date>2019-04-03T00:00:00</dc:date>
              <text:p text:style-name="P1">No = permissive <text:span text:style-name="T4">ライセンス</text:span></text:p>
              <text:p text:style-name="P1"><text:span text:style-name="T3">Weak = </text:span><text:span text:style-name="T2">限定的な伝播性</text:span></text:p>
              <text:p text:style-name="P1"><text:span text:style-name="T3">Strong = </text:span><text:span text:style-name="T2">プロジェクトに広がる伝播性</text:span></text:p>
            </office:annotation>
            <text:p>Copyleft</text:p>
          </table:table-cell>
          <table:table-cell table:style-name="ce70" office:value-type="string" calcext:value-type="string">
            <office:annotation draw:style-name="gr6" draw:text-style-name="P4" svg:width="488.58pt" svg:height="41.05pt" svg:x="802.09pt" svg:y="38.81pt" draw:caption-point-x="-8.73pt" draw:caption-point-y="-22.79pt">
              <dc:creator>SC</dc:creator>
              <dc:date>2019-04-03T00:00:00</dc:date>
              <text:p text:style-name="P3">ソフトウェアの機能がネットワークから利用された時、コードやバイナリーが頒布されなくとも、コピーレフトの効力が波及する</text:p>
            </office:annotation>
            <text:p>SaaS <text:span text:style-name="T35">利用の頒布</text:span></text:p>
          </table:table-cell>
          <table:table-cell table:style-name="ce64" office:value-type="string" calcext:value-type="string">
            <office:annotation draw:style-name="gr4" draw:text-style-name="P2" svg:width="450pt" svg:height="55.7pt" svg:x="901.42pt" svg:y="38.81pt" draw:caption-point-x="-2.52pt" draw:caption-point-y="-22.79pt">
              <dc:creator>SC</dc:creator>
              <dc:date>2019-04-03T00:00:00</dc:date>
              <text:p text:style-name="P1">No = <text:span text:style-name="T4">パテントへの言明がない</text:span></text:p>
              <text:p text:style-name="P1"><text:span text:style-name="T3">Yes = </text:span><text:span text:style-name="T2">パテント条項を持ち、ライセンス条項や報復条項を規定</text:span></text:p>
              <text:p text:style-name="P1"><text:span text:style-name="T3">Excludes = </text:span><text:span text:style-name="T2">ライセンスは、パテントの許諾ではないことを明に規定、すなわち、暗黙的なパテント許諾を排除</text:span></text:p>
            </office:annotation>
            <text:p>パテントに関する言明</text:p>
          </table:table-cell>
          <table:table-cell table:style-name="ce64" office:value-type="string" calcext:value-type="string">
            <office:annotation draw:style-name="gr7" draw:text-style-name="P2" svg:width="429.17pt" svg:height="32.63pt" svg:x="1014.63pt" svg:y="42.75pt" draw:caption-point-x="-1.42pt" draw:caption-point-y="-26.73pt">
              <dc:creator>SC</dc:creator>
              <dc:date>2019-04-03T00:00:00</dc:date>
              <text:p text:style-name="P1">GPL<text:span text:style-name="T4">に規定される条項。ライセンシーが他の誰かとの特約のためにソフトウェアを制約なく頒布できないとき、ライセンシーは一切の再頒布ができない。</text:span></text:p>
            </office:annotation>
            <text:p>「自由なくば死」条項</text:p>
          </table:table-cell>
          <table:table-cell table:style-name="ce64" office:value-type="string" calcext:value-type="string">
            <text:p>帰属告知の要否</text:p>
          </table:table-cell>
          <table:table-cell table:style-name="ce64" office:value-type="string" calcext:value-type="string">
            <text:p>変更情報の要否</text:p>
          </table:table-cell>
          <table:table-cell table:style-name="ce87" office:value-type="string" calcext:value-type="string">
            <office:annotation draw:style-name="gr8" draw:text-style-name="P4" svg:width="308.35pt" svg:height="24.21pt" svg:x="1380.78pt" svg:y="38.81pt" draw:caption-point-x="-2.52pt" draw:caption-point-y="-22.79pt">
              <dc:creator>SC</dc:creator>
              <dc:date>2019-04-03T00:00:00</dc:date>
              <text:p text:style-name="P3">ライセンスが商用を禁止するか<text:span text:style-name="T1">? </text:span></text:p>
            </office:annotation>
            <text:p>商用の可否</text:p>
          </table:table-cell>
          <table:table-cell table:style-name="ce88" office:value-type="string" calcext:value-type="string">
            <text:p><text:span text:style-name="T35">ライセンス文の提供</text:span><text:span text:style-name="T36"> </text:span></text:p>
          </table:table-cell>
          <table:table-cell table:style-name="ce64" office:value-type="string" calcext:value-type="string">
            <text:p>同一ライセンス条件</text:p>
          </table:table-cell>
          <table:table-cell table:style-name="ce89" office:value-type="string" calcext:value-type="string">
            <text:p><text:span text:style-name="T35">修正内容の説明</text:span><text:span text:style-name="T36"> </text:span></text:p>
          </table:table-cell>
          <table:table-cell table:style-name="ce87" office:value-type="string" calcext:value-type="string">
            <text:p>免責事項の提示</text:p>
          </table:table-cell>
          <table:table-cell table:number-columns-repeated="1009"/>
        </table:table-row>
        <table:table-row table:style-name="ro1">
          <table:table-cell/>
          <table:table-cell table:style-name="ce65" table:formula="of:=HYPERLINK(&quot;https://opensource.org/licenses/BSD-2-Clause&quot;;&quot;2-clause BSD License&quot;)" office:value-type="string" office:string-value="2-clause BSD License" calcext:value-type="string">
            <text:p>2-clause BSD License</text:p>
          </table:table-cell>
          <table:table-cell table:style-name="ce71" office:value-type="string" calcext:value-type="string">
            <text:p>BSD-2-Clause</text:p>
          </table:table-cell>
          <table:table-cell table:style-name="ce78" table:formula="of:=IF([.F3]=&quot;yes&quot;;&quot;SaaS&quot;;IF([.E3]=&quot;no&quot;;&quot;permissive&quot;;IF([.E3]=&quot;yes&quot;;&quot;copyleft&quot;;[.E3])))"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5" table:number-columns-repeated="2"/>
          <table:table-cell table:style-name="ce85" office:value-type="string" calcext:value-type="string">
            <text:p>yes</text:p>
          </table:table-cell>
          <table:table-cell table:style-name="ce85" table:number-columns-repeated="4"/>
          <table:table-cell table:number-columns-repeated="1009"/>
        </table:table-row>
        <table:table-row table:style-name="ro1">
          <table:table-cell/>
          <table:table-cell table:style-name="ce65" table:formula="of:=HYPERLINK(&quot;https://opensource.org/licenses/BSD-3-Clause&quot;;&quot;3-clause BSD License&quot;)" office:value-type="string" office:string-value="3-clause BSD License" calcext:value-type="string">
            <text:p>3-clause BSD License</text:p>
          </table:table-cell>
          <table:table-cell table:style-name="ce71" office:value-type="string" calcext:value-type="string">
            <text:p>BSD-3-Clause</text:p>
          </table:table-cell>
          <table:table-cell table:style-name="ce78" table:formula="of:=IF([.F4]=&quot;yes&quot;;&quot;SaaS&quot;;IF([.E4]=&quot;no&quot;;&quot;permissive&quot;;IF([.E4]=&quot;yes&quot;;&quot;copyleft&quot;;[.E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AFL-3.0&quot;;&quot;Academic Free License 3.0&quot;)" office:value-type="string" office:string-value="Academic Free License 3.0" calcext:value-type="string">
            <text:p>Academic Free License 3.0</text:p>
          </table:table-cell>
          <table:table-cell table:style-name="ce71" office:value-type="string" calcext:value-type="string">
            <text:p>AFL-3.0</text:p>
          </table:table-cell>
          <table:table-cell table:style-name="ce78" table:formula="of:=IF([.F5]=&quot;yes&quot;;&quot;SaaS&quot;;IF([.E5]=&quot;no&quot;;&quot;permissive&quot;;IF([.E5]=&quot;yes&quot;;&quot;copyleft&quot;;[.E5])))" office:value-type="string" office:string-value="SaaS" calcext:value-type="string">
            <text:p>SaaS</text:p>
          </table:table-cell>
          <table:table-cell table:style-name="ce81" office:value-type="string" calcext:value-type="string">
            <text:p>no</text:p>
          </table:table-cell>
          <table:table-cell table:style-name="ce83" office:value-type="string" calcext:value-type="string">
            <text:p>yes</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Apache-2.0&quot;;&quot;Apache License 2.0&quot;)" office:value-type="string" office:string-value="Apache License 2.0" calcext:value-type="string">
            <text:p>Apache License 2.0</text:p>
          </table:table-cell>
          <table:table-cell table:style-name="ce71" office:value-type="string" calcext:value-type="string">
            <text:p>Apache-2.0</text:p>
          </table:table-cell>
          <table:table-cell table:style-name="ce78" table:formula="of:=IF([.F6]=&quot;yes&quot;;&quot;SaaS&quot;;IF([.E6]=&quot;no&quot;;&quot;permissive&quot;;[.E6]))"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4"/>
          <table:table-cell table:style-name="ce90" office:value-type="string" calcext:value-type="string" table:number-columns-spanned="1" table:number-rows-spanned="3">
            <text:p>ソフトウェアのタイプ</text:p>
          </table:table-cell>
          <table:table-cell table:style-name="ce91" office:value-type="string" calcext:value-type="string" table:number-columns-spanned="4" table:number-rows-spanned="1">
            <text:p>ライセンスのタイプ</text:p>
          </table:table-cell>
          <table:covered-table-cell table:number-columns-repeated="2" table:style-name="ce94"/>
          <table:covered-table-cell table:style-name="ce95"/>
          <table:table-cell table:number-columns-repeated="1000"/>
        </table:table-row>
        <table:table-row table:style-name="ro1">
          <table:table-cell/>
          <table:table-cell table:style-name="ce65" table:formula="of:=HYPERLINK(&quot;https://opensource.org/licenses/APSL-2.0&quot;;&quot;Apple Public Source License&quot;)" office:value-type="string" office:string-value="Apple Public Source License" calcext:value-type="string">
            <text:p>Apple Public Source License</text:p>
          </table:table-cell>
          <table:table-cell table:style-name="ce72" office:value-type="string" calcext:value-type="string">
            <text:p>APSL-2.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4"/>
          <table:covered-table-cell table:style-name="ce83"/>
          <table:table-cell table:style-name="ce92" office:value-type="string" calcext:value-type="string">
            <text:p>Permissive</text:p>
          </table:table-cell>
          <table:table-cell table:style-name="ce92" office:value-type="string" calcext:value-type="string">
            <text:p>Copyleft </text:p>
          </table:table-cell>
          <table:table-cell table:style-name="ce92" office:value-type="string" calcext:value-type="string">
            <text:p>SAAS</text:p>
          </table:table-cell>
          <table:table-cell table:style-name="ce92" office:value-type="string" calcext:value-type="string">
            <text:p>Proprietary</text:p>
          </table:table-cell>
          <table:table-cell table:number-columns-repeated="1000"/>
        </table:table-row>
        <table:table-row table:style-name="ro1">
          <table:table-cell/>
          <table:table-cell table:style-name="ce65" table:formula="of:=HYPERLINK(&quot;https://opensource.org/licenses/Artistic-2.0&quot;;&quot;Artistic License 2.0&quot;)" office:value-type="string" office:string-value="Artistic License 2.0" calcext:value-type="string">
            <text:p>Artistic License 2.0</text:p>
          </table:table-cell>
          <table:table-cell table:style-name="ce73" office:value-type="string" calcext:value-type="string">
            <text:p>Artistic-2.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4"/>
          <table:covered-table-cell table:style-name="ce86"/>
          <table:table-cell table:style-name="ce93" table:number-columns-repeated="4"/>
          <table:table-cell table:number-columns-repeated="1000"/>
        </table:table-row>
        <table:table-row table:style-name="ro1">
          <table:table-cell/>
          <table:table-cell table:style-name="ce65" table:formula="of:=HYPERLINK(&quot;https://opensource.org/licenses/AAL&quot;;&quot;Attribution Assurance License&quot;)" office:value-type="string" office:string-value="Attribution Assurance License" calcext:value-type="string">
            <text:p>Attribution Assurance License</text:p>
          </table:table-cell>
          <table:table-cell table:style-name="ce73" office:value-type="string" calcext:value-type="string">
            <text:p>AAL</text:p>
          </table:table-cell>
          <table:table-cell table:style-name="ce78" table:formula="of:=IF([.F9]=&quot;yes&quot;;&quot;SaaS&quot;;IF([.E9]=&quot;no&quot;;&quot;permissive&quot;;IF([.E9]=&quot;yes&quot;;&quot;copyleft&quot;;[.E9])))"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BSL-1.0&quot;;&quot;Boost Software License&quot;)" office:value-type="string" office:string-value="Boost Software License" calcext:value-type="string">
            <text:p>Boost Software License</text:p>
          </table:table-cell>
          <table:table-cell table:style-name="ce73" office:value-type="string" calcext:value-type="string">
            <text:p>BSL-1.0</text:p>
          </table:table-cell>
          <table:table-cell table:style-name="ce78" table:formula="of:=IF([.F10]=&quot;yes&quot;;&quot;SaaS&quot;;IF([.E10]=&quot;no&quot;;&quot;permissive&quot;;IF([.E10]=&quot;yes&quot;;&quot;copyleft&quot;;[.E10])))"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6" office:value-type="string" calcext:value-type="string">
            <text:p>BSD 2-Clause "Simplified License"</text:p>
          </table:table-cell>
          <table:table-cell table:style-name="ce71" office:value-type="string" calcext:value-type="string">
            <text:p>BSD-2-Clause</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6" office:value-type="string" calcext:value-type="string">
            <text:p>BSD 3-Clause "Clear License"</text:p>
          </table:table-cell>
          <table:table-cell table:style-name="ce71" office:value-type="string" calcext:value-type="string">
            <text:p>BSD-3-Clause-Clear</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6" office:value-type="string" calcext:value-type="string">
            <text:p>BSD 3-Clause "New" or "Revised" License </text:p>
          </table:table-cell>
          <table:table-cell table:style-name="ce73" office:value-type="string" calcext:value-type="string">
            <text:p>BSD 3-Clause-Attribution</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BSDplusPatent&quot;;&quot;BSD+Patent&quot;)" office:value-type="string" office:string-value="BSD+Patent" calcext:value-type="string">
            <text:p>BSD+Patent</text:p>
          </table:table-cell>
          <table:table-cell table:style-name="ce73" office:value-type="string" calcext:value-type="string">
            <text:p>BSD-2-Clause-Patent</text:p>
          </table:table-cell>
          <table:table-cell table:style-name="ce78" table:formula="of:=IF([.F14]=&quot;yes&quot;;&quot;SaaS&quot;;IF([.E14]=&quot;no&quot;;&quot;permissive&quot;;IF([.E14]=&quot;yes&quot;;&quot;copyleft&quot;;[.E1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CECILL-2.1&quot;;&quot;CeCILL License 2.1&quot;)" office:value-type="string" office:string-value="CeCILL License 2.1" calcext:value-type="string">
            <text:p>CeCILL License 2.1</text:p>
          </table:table-cell>
          <table:table-cell table:style-name="ce73" office:value-type="string" calcext:value-type="string">
            <text:p>CECILL-2.1</text:p>
          </table:table-cell>
          <table:table-cell table:style-name="ce78" office:value-type="string" calcext:value-type="string">
            <text:p>copyleft</text:p>
          </table:table-cell>
          <table:table-cell table:style-name="ce82" office:value-type="string" calcext:value-type="string">
            <text:p>strong</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yes</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6" office:value-type="string" calcext:value-type="string">
            <text:p>Creative Commons Attribution 4.0 International </text:p>
          </table:table-cell>
          <table:table-cell table:style-name="ce73" office:value-type="string" calcext:value-type="string">
            <text:p>CC-BY</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exclud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6" office:value-type="string" calcext:value-type="string">
            <text:p>Creative Commons Attribution Share Alike 4.0 International </text:p>
          </table:table-cell>
          <table:table-cell table:style-name="ce73" office:value-type="string" calcext:value-type="string">
            <text:p>CC BY-SA</text:p>
          </table:table-cell>
          <table:table-cell table:style-name="ce78" office:value-type="string"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exclud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spdx.org/licenses/CC-BY-NC-4.0.html&quot;;&quot;Creative Commons Non-commercial 4.0 International&quot;)" office:value-type="string" office:string-value="Creative Commons Non-commercial 4.0 International" calcext:value-type="string">
            <text:p>Creative Commons Non-commercial 4.0 International</text:p>
          </table:table-cell>
          <table:table-cell table:style-name="ce73" office:value-type="string" calcext:value-type="string">
            <text:p>CC-BY-NC-4.0</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excludes</text:p>
          </table:table-cell>
          <table:table-cell table:style-name="ce84" office:value-type="string" calcext:value-type="string">
            <text:p>no</text:p>
          </table:table-cell>
          <table:table-cell table:style-name="ce83" table:number-columns-repeated="2"/>
          <table:table-cell table:style-name="ce83" office:value-type="string" calcext:value-type="string">
            <text:p>no</text:p>
          </table:table-cell>
          <table:table-cell table:style-name="ce83" table:number-columns-repeated="4"/>
          <table:table-cell table:number-columns-repeated="1009"/>
        </table:table-row>
        <table:table-row table:style-name="ro1">
          <table:table-cell/>
          <table:table-cell table:style-name="ce65" table:formula="of:=HYPERLINK(&quot;https://creativecommons.org/publicdomain/zero/1.0/&quot;;&quot;Creative Commons Zero v 1.0 Universal &quot;)" office:value-type="string" office:string-value="Creative Commons Zero v 1.0 Universal " calcext:value-type="string">
            <text:p>Creative Commons Zero v 1.0 Universal </text:p>
          </table:table-cell>
          <table:table-cell table:style-name="ce73" office:value-type="string" calcext:value-type="string">
            <text:p>CC0</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CATOSL-1.1&quot;;&quot;Computer Associates Trusted Open Source License 1.1&quot;)" office:value-type="string" office:string-value="Computer Associates Trusted Open Source License 1.1" calcext:value-type="string">
            <text:p>Computer Associates Trusted Open Source License 1.1</text:p>
          </table:table-cell>
          <table:table-cell table:style-name="ce73" office:value-type="string" calcext:value-type="string">
            <text:p>CATOSL-1.1</text:p>
          </table:table-cell>
          <table:table-cell table:style-name="ce78" table:formula="of:=IF([.F20]=&quot;yes&quot;;&quot;SaaS&quot;;IF([.E20]=&quot;no&quot;;&quot;permissive&quot;;IF([.E20]=&quot;yes&quot;;&quot;copyleft&quot;;[.E20])))"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CDDL-1.0&quot;;&quot;Common Development and Distribution License 1.0 &quot;)" office:value-type="string" office:string-value="Common Development and Distribution License 1.0 " calcext:value-type="string">
            <text:p>Common Development and Distribution License 1.0 </text:p>
          </table:table-cell>
          <table:table-cell table:style-name="ce73" office:value-type="string" calcext:value-type="string">
            <text:p>CDDL-1.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CPAL-1.0&quot;;&quot;Common Public Attribution License 1.0 &quot;)" office:value-type="string" office:string-value="Common Public Attribution License 1.0 " calcext:value-type="string">
            <text:p>Common Public Attribution License 1.0 </text:p>
          </table:table-cell>
          <table:table-cell table:style-name="ce73" office:value-type="string" calcext:value-type="string">
            <text:p>CPAL-1.0</text:p>
          </table:table-cell>
          <table:table-cell table:style-name="ce78" table:formula="of:=IF([.F22]=&quot;yes&quot;;&quot;SaaS&quot;;IF([.E22]=&quot;no&quot;;&quot;permissive&quot;;IF([.E22]=&quot;yes&quot;;&quot;copyleft&quot;;[.E22])))" office:value-type="string" office:string-value="SaaS" calcext:value-type="string">
            <text:p>SaaS</text:p>
          </table:table-cell>
          <table:table-cell table:style-name="ce82" office:value-type="string" calcext:value-type="string">
            <text:p>weak</text:p>
          </table:table-cell>
          <table:table-cell table:style-name="ce83" office:value-type="string" calcext:value-type="string">
            <text:p>yes</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CUA-OPL-1.0&quot;;&quot;CUA Office Public License Version 1.0 &quot;)" office:value-type="string" office:string-value="CUA Office Public License Version 1.0 " calcext:value-type="string">
            <text:p>CUA Office Public License Version 1.0 </text:p>
          </table:table-cell>
          <table:table-cell table:style-name="ce73" office:value-type="string" calcext:value-type="string">
            <text:p>CUA-OPL-1.0</text:p>
          </table:table-cell>
          <table:table-cell table:style-name="ce78" table:formula="of:=IF([.F23]=&quot;yes&quot;;&quot;SaaS&quot;;IF([.E23]=&quot;no&quot;;&quot;permissive&quot;;IF([.E23]=&quot;yes&quot;;&quot;copyleft&quot;;[.E23])))"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6" office:value-type="string" calcext:value-type="string">
            <text:p>Do what the F*ck You want to Public License</text:p>
          </table:table-cell>
          <table:table-cell table:style-name="ce73" office:value-type="string" calcext:value-type="string">
            <text:p>WTFPL</text:p>
          </table:table-cell>
          <table:table-cell table:style-name="ce78" table:formula="of:=IF([.F24]=&quot;yes&quot;;&quot;SaaS&quot;;IF([.E24]=&quot;no&quot;;&quot;permissive&quot;;IF([.E24]=&quot;yes&quot;;&quot;copyleft&quot;;[.E2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EUDatagrid&quot;;&quot;EU DataGrid Software License &quot;)" office:value-type="string" office:string-value="EU DataGrid Software License " calcext:value-type="string">
            <text:p>EU DataGrid Software License </text:p>
          </table:table-cell>
          <table:table-cell table:style-name="ce73" office:value-type="string" calcext:value-type="string">
            <text:p>EUDatagrid</text:p>
          </table:table-cell>
          <table:table-cell table:style-name="ce78" table:formula="of:=IF([.F25]=&quot;yes&quot;;&quot;SaaS&quot;;IF([.E25]=&quot;no&quot;;&quot;permissive&quot;;IF([.E25]=&quot;yes&quot;;&quot;copyleft&quot;;[.E25])))" office:value-type="string" office:string-value="SaaS" calcext:value-type="string">
            <text:p>SaaS</text:p>
          </table:table-cell>
          <table:table-cell table:style-name="ce82" office:value-type="string" calcext:value-type="string">
            <text:p>no</text:p>
          </table:table-cell>
          <table:table-cell table:style-name="ce83" office:value-type="string" calcext:value-type="string">
            <text:p>yes</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EPL-1.0&quot;;&quot;Eclipse Public License 1.0 &quot;)" office:value-type="string" office:string-value="Eclipse Public License 1.0 " calcext:value-type="string">
            <text:p>Eclipse Public License 1.0 </text:p>
          </table:table-cell>
          <table:table-cell table:style-name="ce73" office:value-type="string" calcext:value-type="string">
            <text:p>EPL-1.0</text:p>
          </table:table-cell>
          <table:table-cell table:style-name="ce78" office:value-type="string"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EPL-2.0&quot;;&quot;Eclipse Public License 2.0&quot;)" office:value-type="string" office:string-value="Eclipse Public License 2.0" calcext:value-type="string">
            <text:p>Eclipse Public License 2.0</text:p>
          </table:table-cell>
          <table:table-cell table:style-name="ce73" office:value-type="string" calcext:value-type="string">
            <text:p>EPL-2.0</text:p>
          </table:table-cell>
          <table:table-cell table:style-name="ce78" office:value-type="string"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eCos-2.0&quot;;&quot;eCos License version 2.0 (based on GNU v2)&quot;)" office:value-type="string" office:string-value="eCos License version 2.0 (based on GNU v2)" calcext:value-type="string">
            <text:p>eCos License version 2.0 (based on GNU v2)</text:p>
          </table:table-cell>
          <table:table-cell table:style-name="ce74" office:value-type="string" calcext:value-type="string">
            <text:p>eCos-2.0</text:p>
          </table:table-cell>
          <table:table-cell table:style-name="ce78" office:value-type="string" calcext:value-type="string">
            <text:p>copyleft</text:p>
          </table:table-cell>
          <table:table-cell table:style-name="ce82" office:value-type="string" calcext:value-type="string">
            <text:p>strong</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yes</text:p>
          </table:table-cell>
          <table:table-cell table:style-name="ce83" table:number-columns-repeated="2"/>
          <table:table-cell table:style-name="ce83" office:value-type="string" calcext:value-type="string">
            <text:p>no</text:p>
          </table:table-cell>
          <table:table-cell table:style-name="ce83" table:number-columns-repeated="4"/>
          <table:table-cell table:number-columns-repeated="1009"/>
        </table:table-row>
        <table:table-row table:style-name="ro1">
          <table:table-cell/>
          <table:table-cell table:style-name="ce65" table:formula="of:=HYPERLINK(&quot;https://opensource.org/licenses/ECL-2.0&quot;;&quot;Educational Community License, Version 2.0 &quot;)" office:value-type="string" office:string-value="Educational Community License, Version 2.0 " calcext:value-type="string">
            <text:p>Educational Community License, Version 2.0 </text:p>
          </table:table-cell>
          <table:table-cell table:style-name="ce73" office:value-type="string" calcext:value-type="string">
            <text:p>ECL-2.0</text:p>
          </table:table-cell>
          <table:table-cell table:style-name="ce78" table:formula="of:=IF([.F29]=&quot;yes&quot;;&quot;SaaS&quot;;IF([.E29]=&quot;no&quot;;&quot;permissive&quot;;IF([.E29]=&quot;yes&quot;;&quot;copyleft&quot;;[.E29])))"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EFL-2.0&quot;;&quot;Eiffel Forum License V2.0&quot;)" office:value-type="string" office:string-value="Eiffel Forum License V2.0" calcext:value-type="string">
            <text:p>Eiffel Forum License V2.0</text:p>
          </table:table-cell>
          <table:table-cell table:style-name="ce73" office:value-type="string" calcext:value-type="string">
            <text:p>EFL-2.0</text:p>
          </table:table-cell>
          <table:table-cell table:style-name="ce78" table:formula="of:=IF([.F30]=&quot;yes&quot;;&quot;SaaS&quot;;IF([.E30]=&quot;no&quot;;&quot;permissive&quot;;IF([.E30]=&quot;yes&quot;;&quot;copyleft&quot;;[.E30])))"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entessa.php&quot;;&quot;Entessa Public License&quot;)" office:value-type="string" office:string-value="Entessa Public License" calcext:value-type="string">
            <text:p>Entessa Public License</text:p>
          </table:table-cell>
          <table:table-cell table:style-name="ce73" office:value-type="string" calcext:value-type="string">
            <text:p>Entessa</text:p>
          </table:table-cell>
          <table:table-cell table:style-name="ce78" table:formula="of:=IF([.F31]=&quot;yes&quot;;&quot;SaaS&quot;;IF([.E31]=&quot;no&quot;;&quot;permissive&quot;;IF([.E31]=&quot;yes&quot;;&quot;copyleft&quot;;[.E31])))"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1">
          <table:table-cell/>
          <table:table-cell table:style-name="ce65" table:formula="of:=HYPERLINK(&quot;https://opensource.org/licenses/EUPL-1.1&quot;;&quot;European Union Public License, Version 1.1&quot;)" office:value-type="string" office:string-value="European Union Public License, Version 1.1" calcext:value-type="string">
            <text:p>European Union Public License, Version 1.1</text:p>
          </table:table-cell>
          <table:table-cell table:style-name="ce73" office:value-type="string" calcext:value-type="string">
            <text:p>EUPL-1.1</text:p>
          </table:table-cell>
          <table:table-cell table:style-name="ce78" office:value-type="string"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6" office:value-type="string" calcext:value-type="string">
            <text:p>European Union Public License, Version 1.2</text:p>
          </table:table-cell>
          <table:table-cell table:style-name="ce73" office:value-type="string" calcext:value-type="string">
            <text:p>EUPL-1.2</text:p>
          </table:table-cell>
          <table:table-cell table:style-name="ce78" office:value-type="string"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Fair&quot;;&quot;Fair License &quot;)" office:value-type="string" office:string-value="Fair License " calcext:value-type="string">
            <text:p>Fair License </text:p>
          </table:table-cell>
          <table:table-cell table:style-name="ce73" office:value-type="string" calcext:value-type="string">
            <text:p>Fair</text:p>
          </table:table-cell>
          <table:table-cell table:style-name="ce78" table:formula="of:=IF([.F34]=&quot;yes&quot;;&quot;SaaS&quot;;IF([.E34]=&quot;no&quot;;&quot;permissive&quot;;IF([.E34]=&quot;yes&quot;;&quot;copyleft&quot;;[.E3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Frameworx-1.0&quot;;&quot;Frameworx License&quot;)" office:value-type="string" office:string-value="Frameworx License" calcext:value-type="string">
            <text:p>Frameworx License</text:p>
          </table:table-cell>
          <table:table-cell table:style-name="ce73" office:value-type="string" calcext:value-type="string">
            <text:p>Frameworx-1.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FPL-1.0.0&quot;;&quot;Free Public License 1.0.0&quot;)" office:value-type="string" office:string-value="Free Public License 1.0.0" calcext:value-type="string">
            <text:p>Free Public License 1.0.0</text:p>
          </table:table-cell>
          <table:table-cell table:style-name="ce73" office:value-type="string" calcext:value-type="string">
            <text:p>0BSD</text:p>
          </table:table-cell>
          <table:table-cell table:style-name="ce78" table:formula="of:=IF([.F36]=&quot;yes&quot;;&quot;SaaS&quot;;IF([.E36]=&quot;no&quot;;&quot;permissive&quot;;IF([.E36]=&quot;yes&quot;;&quot;copyleft&quot;;[.E36])))"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AGPL-3.0&quot;;&quot;GNU Affero General Public License version 3&quot;)" office:value-type="string" office:string-value="GNU Affero General Public License version 3" calcext:value-type="string">
            <text:p>GNU Affero General Public License version 3</text:p>
          </table:table-cell>
          <table:table-cell table:style-name="ce73" office:value-type="string" calcext:value-type="string">
            <text:p>AGPL-3.0</text:p>
          </table:table-cell>
          <table:table-cell table:style-name="ce78" table:formula="of:=IF([.F37]=&quot;yes&quot;;&quot;SaaS&quot;;IF([.E37]=&quot;no&quot;;&quot;permissive&quot;;IF([.E37]=&quot;yes&quot;;&quot;copyleft&quot;;[.E37])))" office:value-type="string" office:string-value="SaaS" calcext:value-type="string">
            <text:p>SaaS</text:p>
          </table:table-cell>
          <table:table-cell table:style-name="ce82" office:value-type="string" calcext:value-type="string">
            <text:p>strong</text:p>
          </table:table-cell>
          <table:table-cell table:style-name="ce83" office:value-type="string" calcext:value-type="string">
            <text:p>yes</text:p>
          </table:table-cell>
          <table:table-cell table:style-name="ce82" office:value-type="string" calcext:value-type="string">
            <text:p>yes</text:p>
          </table:table-cell>
          <table:table-cell table:style-name="ce84" office:value-type="string" calcext:value-type="string">
            <text:p>yes</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GPL-2.0&quot;;&quot;GNU General Public License version 2&quot;)" office:value-type="string" office:string-value="GNU General Public License version 2" calcext:value-type="string">
            <text:p>GNU General Public License version 2</text:p>
          </table:table-cell>
          <table:table-cell table:style-name="ce73" office:value-type="string" calcext:value-type="string">
            <text:p>GPL-2.0</text:p>
          </table:table-cell>
          <table:table-cell table:style-name="ce78" office:value-type="string" calcext:value-type="string">
            <text:p>copyleft</text:p>
          </table:table-cell>
          <table:table-cell table:style-name="ce82" office:value-type="string" calcext:value-type="string">
            <text:p>strong</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yes</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GPL-3.0&quot;;&quot;GNU General Public License version 3&quot;)" office:value-type="string" office:string-value="GNU General Public License version 3" calcext:value-type="string">
            <text:p>GNU General Public License version 3</text:p>
          </table:table-cell>
          <table:table-cell table:style-name="ce73" office:value-type="string" calcext:value-type="string">
            <text:p>GPL-3.0</text:p>
          </table:table-cell>
          <table:table-cell table:style-name="ce78" office:value-type="string" calcext:value-type="string">
            <text:p>copyleft</text:p>
          </table:table-cell>
          <table:table-cell table:style-name="ce82" office:value-type="string" calcext:value-type="string">
            <text:p>strong</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yes</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LGPL-2.1&quot;;&quot;GNU Lesser General Public License version 2.1&quot;)" office:value-type="string" office:string-value="GNU Lesser General Public License version 2.1" calcext:value-type="string">
            <text:p>GNU Lesser General Public License version 2.1</text:p>
          </table:table-cell>
          <table:table-cell table:style-name="ce73" office:value-type="string" calcext:value-type="string">
            <text:p>LGPL-2.1</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yes</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LGPL-3.0&quot;;&quot;GNU Lesser General Public License version 3&quot;)" office:value-type="string" office:string-value="GNU Lesser General Public License version 3" calcext:value-type="string">
            <text:p>GNU Lesser General Public License version 3</text:p>
          </table:table-cell>
          <table:table-cell table:style-name="ce73" office:value-type="string" calcext:value-type="string">
            <text:p>LGPL-3.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yes</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HPND&quot;;&quot;Historical Permission Notice and Disclaimer&quot;)" office:value-type="string" office:string-value="Historical Permission Notice and Disclaimer" calcext:value-type="string">
            <text:p>Historical Permission Notice and Disclaimer</text:p>
          </table:table-cell>
          <table:table-cell table:style-name="ce73" office:value-type="string" calcext:value-type="string">
            <text:p>HPND</text:p>
          </table:table-cell>
          <table:table-cell table:style-name="ce78" table:formula="of:=IF([.F42]=&quot;yes&quot;;&quot;SaaS&quot;;IF([.E42]=&quot;no&quot;;&quot;permissive&quot;;IF([.E42]=&quot;yes&quot;;&quot;copyleft&quot;;[.E42])))"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IPL-1.0&quot;;&quot;IBM Public License 1.0 &quot;)" office:value-type="string" office:string-value="IBM Public License 1.0 " calcext:value-type="string">
            <text:p>IBM Public License 1.0 </text:p>
          </table:table-cell>
          <table:table-cell table:style-name="ce73" office:value-type="string" calcext:value-type="string">
            <text:p>IPL-1.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IPA&quot;;&quot;IPA Font License &quot;)" office:value-type="string" office:string-value="IPA Font License " calcext:value-type="string">
            <text:p>IPA Font License </text:p>
          </table:table-cell>
          <table:table-cell table:style-name="ce73" office:value-type="string" calcext:value-type="string">
            <text:p>IPA</text:p>
          </table:table-cell>
          <table:table-cell table:style-name="ce78" table:formula="of:=IF([.F44]=&quot;yes&quot;;&quot;SaaS&quot;;IF([.E44]=&quot;no&quot;;&quot;permissive&quot;;IF([.E44]=&quot;yes&quot;;&quot;copyleft&quot;;[.E44])))"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ISC&quot;;&quot;ISC License&quot;)" office:value-type="string" office:string-value="ISC License" calcext:value-type="string">
            <text:p>ISC License</text:p>
          </table:table-cell>
          <table:table-cell table:style-name="ce73" office:value-type="string" calcext:value-type="string">
            <text:p>ISC</text:p>
          </table:table-cell>
          <table:table-cell table:style-name="ce78" table:formula="of:=IF([.F45]=&quot;yes&quot;;&quot;SaaS&quot;;IF([.E45]=&quot;no&quot;;&quot;permissive&quot;;IF([.E45]=&quot;yes&quot;;&quot;copyleft&quot;;[.E45])))"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LPPL-1.3c&quot;;&quot;LaTeX Project Public License 1.3c&quot;)" office:value-type="string" office:string-value="LaTeX Project Public License 1.3c" calcext:value-type="string">
            <text:p>LaTeX Project Public License 1.3c</text:p>
          </table:table-cell>
          <table:table-cell table:style-name="ce74" office:value-type="string" calcext:value-type="string">
            <text:p>LPPL-1.3c</text:p>
          </table:table-cell>
          <table:table-cell table:style-name="ce78" table:formula="of:=IF([.F46]=&quot;yes&quot;;&quot;SaaS&quot;;IF([.E46]=&quot;no&quot;;&quot;permissive&quot;;IF([.E46]=&quot;yes&quot;;&quot;copyleft&quot;;[.E46])))"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LiLiQ-P-1.1&quot;;&quot;Licence Libre du Québec – Permissive&quot;)" office:value-type="string" office:string-value="Licence Libre du Québec – Permissive" calcext:value-type="string">
            <text:p>Licence Libre du Québec – Permissive</text:p>
          </table:table-cell>
          <table:table-cell table:style-name="ce73" office:value-type="string" calcext:value-type="string">
            <text:p>LiLiQ-P</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LiLiQ-R-1.1&quot;;&quot;Licence Libre du Québec – Réciprocité &quot;)" office:value-type="string" office:string-value="Licence Libre du Québec – Réciprocité " calcext:value-type="string">
            <text:p>Licence Libre du Québec – Réciprocité </text:p>
          </table:table-cell>
          <table:table-cell table:style-name="ce73" office:value-type="string" calcext:value-type="string">
            <text:p>LiLiQ-R</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LiLiQ-Rplus-1.1&quot;;&quot;Licence Libre du Québec – Réciprocité forte&quot;)" office:value-type="string" office:string-value="Licence Libre du Québec – Réciprocité forte" calcext:value-type="string">
            <text:p>Licence Libre du Québec – Réciprocité forte</text:p>
          </table:table-cell>
          <table:table-cell table:style-name="ce73" office:value-type="string" calcext:value-type="string">
            <text:p>LiLiQ-R+</text:p>
          </table:table-cell>
          <table:table-cell table:style-name="ce78" office:value-type="string"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LPL-1.02&quot;;&quot;Lucent Public License Version 1.02&quot;)" office:value-type="string" office:string-value="Lucent Public License Version 1.02" calcext:value-type="string">
            <text:p>Lucent Public License Version 1.02</text:p>
          </table:table-cell>
          <table:table-cell table:style-name="ce73" office:value-type="string" calcext:value-type="string">
            <text:p>LPL-1.02</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irOS&quot;;&quot;MirOS Licence&quot;)" office:value-type="string" office:string-value="MirOS Licence" calcext:value-type="string">
            <text:p>MirOS Licence</text:p>
          </table:table-cell>
          <table:table-cell table:style-name="ce73" office:value-type="string" calcext:value-type="string">
            <text:p>MirOS</text:p>
          </table:table-cell>
          <table:table-cell table:style-name="ce78" table:formula="of:=IF([.F51]=&quot;yes&quot;;&quot;SaaS&quot;;IF([.E51]=&quot;no&quot;;&quot;permissive&quot;;IF([.E51]=&quot;yes&quot;;&quot;copyleft&quot;;[.E51])))"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S-PL&quot;;&quot;Microsoft Public License&quot;)" office:value-type="string" office:string-value="Microsoft Public License" calcext:value-type="string">
            <text:p>Microsoft Public License</text:p>
          </table:table-cell>
          <table:table-cell table:style-name="ce73" office:value-type="string" calcext:value-type="string">
            <text:p>MS-PL</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S-RL&quot;;&quot;Microsoft Reciprocal License &quot;)" office:value-type="string" office:string-value="Microsoft Reciprocal License " calcext:value-type="string">
            <text:p>Microsoft Reciprocal License </text:p>
          </table:table-cell>
          <table:table-cell table:style-name="ce73" office:value-type="string" calcext:value-type="string">
            <text:p>MS-RL</text:p>
          </table:table-cell>
          <table:table-cell table:style-name="ce78" office:value-type="string" calcext:value-type="string">
            <text:p>copyleft</text:p>
          </table:table-cell>
          <table:table-cell table:style-name="ce82" office:value-type="string" calcext:value-type="string">
            <text:p>strong</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IT&quot;;&quot;MIT License &quot;)" office:value-type="string" office:string-value="MIT License " calcext:value-type="string">
            <text:p>MIT License </text:p>
          </table:table-cell>
          <table:table-cell table:style-name="ce73" office:value-type="string" calcext:value-type="string">
            <text:p>MIT</text:p>
          </table:table-cell>
          <table:table-cell table:style-name="ce78" table:formula="of:=IF([.F54]=&quot;yes&quot;;&quot;SaaS&quot;;IF([.E54]=&quot;no&quot;;&quot;permissive&quot;;IF([.E54]=&quot;yes&quot;;&quot;copyleft&quot;;[.E5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otosoto&quot;;&quot;Motosoto License&quot;)" office:value-type="string" office:string-value="Motosoto License" calcext:value-type="string">
            <text:p>Motosoto License</text:p>
          </table:table-cell>
          <table:table-cell table:style-name="ce73" office:value-type="string" calcext:value-type="string">
            <text:p>Motosoto</text:p>
          </table:table-cell>
          <table:table-cell table:style-name="ce78" table:formula="of:=IF([.F55]=&quot;yes&quot;;&quot;SaaS&quot;;IF([.E55]=&quot;no&quot;;&quot;permissive&quot;;IF([.E55]=&quot;yes&quot;;&quot;copyleft&quot;;[.E55])))"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PL-1.0&quot;;&quot;Mozilla Public License 1.0 &quot;)" office:value-type="string" office:string-value="Mozilla Public License 1.0 " calcext:value-type="string">
            <text:p>Mozilla Public License 1.0 </text:p>
          </table:table-cell>
          <table:table-cell table:style-name="ce73" office:value-type="string" calcext:value-type="string">
            <text:p>MPL-1.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PL-1.1&quot;;&quot;Mozilla Public License 1.1&quot;)" office:value-type="string" office:string-value="Mozilla Public License 1.1" calcext:value-type="string">
            <text:p>Mozilla Public License 1.1</text:p>
          </table:table-cell>
          <table:table-cell table:style-name="ce73" office:value-type="string" calcext:value-type="string">
            <text:p>MPL-1.1</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PL-2.0&quot;;&quot;Mozilla Public License 2.0 &quot;)" office:value-type="string" office:string-value="Mozilla Public License 2.0 " calcext:value-type="string">
            <text:p>Mozilla Public License 2.0 </text:p>
          </table:table-cell>
          <table:table-cell table:style-name="ce73" office:value-type="string" calcext:value-type="string">
            <text:p>MPL-2.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Multics&quot;;&quot;Multics License (Multics)&quot;)" office:value-type="string" office:string-value="Multics License (Multics)" calcext:value-type="string">
            <text:p>Multics License (Multics)</text:p>
          </table:table-cell>
          <table:table-cell table:style-name="ce73" office:value-type="string" calcext:value-type="string">
            <text:p>Multics</text:p>
          </table:table-cell>
          <table:table-cell table:style-name="ce78" table:formula="of:=IF([.F59]=&quot;yes&quot;;&quot;SaaS&quot;;IF([.E59]=&quot;no&quot;;&quot;permissive&quot;;IF([.E59]=&quot;yes&quot;;&quot;copyleft&quot;;[.E59])))"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NASA-1.3&quot;;&quot;NASA Open Source Agreement 1.3&quot;)" office:value-type="string" office:string-value="NASA Open Source Agreement 1.3" calcext:value-type="string">
            <text:p>NASA Open Source Agreement 1.3</text:p>
          </table:table-cell>
          <table:table-cell table:style-name="ce73" office:value-type="string" calcext:value-type="string">
            <text:p>NASA-1.3</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NTP&quot;;&quot;NTP License&quot;)" office:value-type="string" office:string-value="NTP License" calcext:value-type="string">
            <text:p>NTP License</text:p>
          </table:table-cell>
          <table:table-cell table:style-name="ce73" office:value-type="string" calcext:value-type="string">
            <text:p>NTP</text:p>
          </table:table-cell>
          <table:table-cell table:style-name="ce78" table:formula="of:=IF([.F61]=&quot;yes&quot;;&quot;SaaS&quot;;IF([.E61]=&quot;no&quot;;&quot;permissive&quot;;IF([.E61]=&quot;yes&quot;;&quot;copyleft&quot;;[.E61])))"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Naumen&quot;;&quot;Naumen Public License&quot;)" office:value-type="string" office:string-value="Naumen Public License" calcext:value-type="string">
            <text:p>Naumen Public License</text:p>
          </table:table-cell>
          <table:table-cell table:style-name="ce73" office:value-type="string" calcext:value-type="string">
            <text:p>Naumen</text:p>
          </table:table-cell>
          <table:table-cell table:style-name="ce78" table:formula="of:=IF([.F62]=&quot;yes&quot;;&quot;SaaS&quot;;IF([.E62]=&quot;no&quot;;&quot;permissive&quot;;IF([.E62]=&quot;yes&quot;;&quot;copyleft&quot;;[.E62])))"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NGPL&quot;;&quot;Nethack General Public License &quot;)" office:value-type="string" office:string-value="Nethack General Public License " calcext:value-type="string">
            <text:p>Nethack General Public License </text:p>
          </table:table-cell>
          <table:table-cell table:style-name="ce73" office:value-type="string" calcext:value-type="string">
            <text:p>NGPL</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nokia.php&quot;;&quot;Nokia Open Source License &quot;)" office:value-type="string" office:string-value="Nokia Open Source License " calcext:value-type="string">
            <text:p>Nokia Open Source License </text:p>
          </table:table-cell>
          <table:table-cell table:style-name="ce73" office:value-type="string" calcext:value-type="string">
            <text:p>Nokia</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NPOSL-3.0&quot;;&quot;Non-Profit Open Software License 3.0&quot;)" office:value-type="string" office:string-value="Non-Profit Open Software License 3.0" calcext:value-type="string">
            <text:p>Non-Profit Open Software License 3.0</text:p>
          </table:table-cell>
          <table:table-cell table:style-name="ce73" office:value-type="string" calcext:value-type="string">
            <text:p>NPOSL-3.0</text:p>
          </table:table-cell>
          <table:table-cell table:style-name="ce78" office:value-type="string"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OCLC-2.0&quot;;&quot;OCLC Research Public License 2.0 &quot;)" office:value-type="string" office:string-value="OCLC Research Public License 2.0 " calcext:value-type="string">
            <text:p>OCLC Research Public License 2.0 </text:p>
          </table:table-cell>
          <table:table-cell table:style-name="ce73" office:value-type="string" calcext:value-type="string">
            <text:p>OCLC-2.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www.nationalarchives.gov.uk/doc/open-government-licence/version/3/&quot;;&quot;Open Government Licence 3.0&quot;)" office:value-type="string" office:string-value="Open Government Licence 3.0" calcext:value-type="string">
            <text:p>Open Government Licence 3.0</text:p>
          </table:table-cell>
          <table:table-cell table:style-name="ce73" office:value-type="string" calcext:value-type="string">
            <text:p>OGL-UK-3.0</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exclud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OGTSL&quot;;&quot;Open Group Test Suite License&quot;)" office:value-type="string" office:string-value="Open Group Test Suite License" calcext:value-type="string">
            <text:p>Open Group Test Suite License</text:p>
          </table:table-cell>
          <table:table-cell table:style-name="ce73" office:value-type="string" calcext:value-type="string">
            <text:p>OGTSL</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OSL-3.0&quot;;&quot;Open Software License 3.0&quot;)" office:value-type="string" office:string-value="Open Software License 3.0" calcext:value-type="string">
            <text:p>Open Software License 3.0</text:p>
          </table:table-cell>
          <table:table-cell table:style-name="ce73" office:value-type="string" calcext:value-type="string">
            <text:p>OSL-3.0</text:p>
          </table:table-cell>
          <table:table-cell table:style-name="ce78" table:formula="of:=IF([.F69]=&quot;yes&quot;;&quot;SaaS&quot;;IF([.E69]=&quot;no&quot;;&quot;permissive&quot;;IF([.E69]=&quot;yes&quot;;&quot;copyleft&quot;;[.E69])))" office:value-type="string" office:string-value="SaaS" calcext:value-type="string">
            <text:p>SaaS</text:p>
          </table:table-cell>
          <table:table-cell table:style-name="ce82" office:value-type="string" calcext:value-type="string">
            <text:p>strong</text:p>
          </table:table-cell>
          <table:table-cell table:style-name="ce83" office:value-type="string" calcext:value-type="string">
            <text:p>yes</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7" office:value-type="string" calcext:value-type="string">
            <text:p><text:a xlink:href="https://opensource.org/licenses/OPL-2.1" xlink:type="simple">OSET Public License version 2.1</text:a></text:p>
          </table:table-cell>
          <table:table-cell table:style-name="ce74" office:value-type="string" calcext:value-type="string">
            <text:p>OSET-PL-2.1</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PHP-3.0&quot;;&quot;PHP License 3.0&quot;)" office:value-type="string" office:string-value="PHP License 3.0" calcext:value-type="string">
            <text:p>PHP License 3.0</text:p>
          </table:table-cell>
          <table:table-cell table:style-name="ce73" office:value-type="string" calcext:value-type="string">
            <text:p>PHP-3.0</text:p>
          </table:table-cell>
          <table:table-cell table:style-name="ce78" table:formula="of:=IF([.F71]=&quot;yes&quot;;&quot;SaaS&quot;;IF([.E71]=&quot;no&quot;;&quot;permissive&quot;;IF([.E71]=&quot;yes&quot;;&quot;copyleft&quot;;[.E71])))"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PostgreSQL&quot;;&quot;The PostgreSQL License &quot;)" office:value-type="string" office:string-value="The PostgreSQL License " calcext:value-type="string">
            <text:p>The PostgreSQL License </text:p>
          </table:table-cell>
          <table:table-cell table:style-name="ce73" office:value-type="string" calcext:value-type="string">
            <text:p>PostgreSQL</text:p>
          </table:table-cell>
          <table:table-cell table:style-name="ce78" table:formula="of:=IF([.F72]=&quot;yes&quot;;&quot;SaaS&quot;;IF([.E72]=&quot;no&quot;;&quot;permissive&quot;;IF([.E72]=&quot;yes&quot;;&quot;copyleft&quot;;[.E72])))"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Python-2.0&quot;;&quot;Python License (overall Python license)&quot;)" office:value-type="string" office:string-value="Python License (overall Python license)" calcext:value-type="string">
            <text:p>Python License (overall Python license)</text:p>
          </table:table-cell>
          <table:table-cell table:style-name="ce73" office:value-type="string" calcext:value-type="string">
            <text:p>Python-2.0</text:p>
          </table:table-cell>
          <table:table-cell table:style-name="ce78" table:formula="of:=IF([.F73]=&quot;yes&quot;;&quot;SaaS&quot;;IF([.E73]=&quot;no&quot;;&quot;permissive&quot;;IF([.E73]=&quot;yes&quot;;&quot;copyleft&quot;;[.E73])))"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pythonpl.php&quot;;&quot;CNRI Python license (CNRI portion of Python License)&quot;)" office:value-type="string" office:string-value="CNRI Python license (CNRI portion of Python License)" calcext:value-type="string">
            <text:p>CNRI Python license (CNRI portion of Python License)</text:p>
          </table:table-cell>
          <table:table-cell table:style-name="ce73" office:value-type="string" calcext:value-type="string">
            <text:p>CNRI-Python</text:p>
          </table:table-cell>
          <table:table-cell table:style-name="ce78" table:formula="of:=IF([.F74]=&quot;yes&quot;;&quot;SaaS&quot;;IF([.E74]=&quot;no&quot;;&quot;permissive&quot;;IF([.E74]=&quot;yes&quot;;&quot;copyleft&quot;;[.E7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QPL-1.0&quot;;&quot;Q Public License &quot;)" office:value-type="string" office:string-value="Q Public License " calcext:value-type="string">
            <text:p>Q Public License </text:p>
          </table:table-cell>
          <table:table-cell table:style-name="ce73" office:value-type="string" calcext:value-type="string">
            <text:p>QPL-1.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RPSL-1.0&quot;;&quot;RealNetworks Public Source License V1.0&quot;)" office:value-type="string" office:string-value="RealNetworks Public Source License V1.0" calcext:value-type="string">
            <text:p>RealNetworks Public Source License V1.0</text:p>
          </table:table-cell>
          <table:table-cell table:style-name="ce73" office:value-type="string" calcext:value-type="string">
            <text:p>RPSL-1.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RPL-1.5&quot;;&quot;Reciprocal Public License 1.5 &quot;)" office:value-type="string" office:string-value="Reciprocal Public License 1.5 " calcext:value-type="string">
            <text:p>Reciprocal Public License 1.5 </text:p>
          </table:table-cell>
          <table:table-cell table:style-name="ce73" office:value-type="string" calcext:value-type="string">
            <text:p>RPL-1.5</text:p>
          </table:table-cell>
          <table:table-cell table:style-name="ce78" office:value-type="string" calcext:value-type="string">
            <text:p>copyleft</text:p>
          </table:table-cell>
          <table:table-cell table:style-name="ce82" office:value-type="string" calcext:value-type="string">
            <text:p>strong</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RSCPL&quot;;&quot;Ricoh Source Code Public License &quot;)" office:value-type="string" office:string-value="Ricoh Source Code Public License " calcext:value-type="string">
            <text:p>Ricoh Source Code Public License </text:p>
          </table:table-cell>
          <table:table-cell table:style-name="ce73" office:value-type="string" calcext:value-type="string">
            <text:p>RSCPL</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OFL-1.1&quot;;&quot;SIL Open Font License 1.1&quot;)" office:value-type="string" office:string-value="SIL Open Font License 1.1" calcext:value-type="string">
            <text:p>SIL Open Font License 1.1</text:p>
          </table:table-cell>
          <table:table-cell table:style-name="ce73" office:value-type="string" calcext:value-type="string">
            <text:p>OFL-1.1</text:p>
          </table:table-cell>
          <table:table-cell table:style-name="ce78" table:formula="of:=IF([.F79]=&quot;yes&quot;;&quot;SaaS&quot;;IF([.E79]=&quot;no&quot;;&quot;permissive&quot;;IF([.E79]=&quot;yes&quot;;&quot;copyleft&quot;;[.E79])))"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Simple-2.0&quot;;&quot;Simple Public License 2.0 &quot;)" office:value-type="string" office:string-value="Simple Public License 2.0 " calcext:value-type="string">
            <text:p>Simple Public License 2.0 </text:p>
          </table:table-cell>
          <table:table-cell table:style-name="ce73" office:value-type="string" calcext:value-type="string">
            <text:p>SimPL-2.0</text:p>
          </table:table-cell>
          <table:table-cell table:style-name="ce78" table:formula="of:=IF([.F80]=&quot;yes&quot;;&quot;SaaS&quot;;IF([.E80]=&quot;no&quot;;&quot;permissive&quot;;IF([.E80]=&quot;yes&quot;;&quot;copyleft&quot;;[.E80])))"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Sleepycat&quot;;&quot;Sleepycat License &quot;)" office:value-type="string" office:string-value="Sleepycat License " calcext:value-type="string">
            <text:p>Sleepycat License </text:p>
          </table:table-cell>
          <table:table-cell table:style-name="ce73" office:value-type="string" calcext:value-type="string">
            <text:p>Sleepycat</text:p>
          </table:table-cell>
          <table:table-cell table:style-name="ce78" table:formula="of:=IF([.F81]=&quot;yes&quot;;&quot;SaaS&quot;;IF([.E81]=&quot;no&quot;;&quot;permissive&quot;;IF([.E81]=&quot;yes&quot;;&quot;copyleft&quot;;[.E81])))"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SPL-1.0&quot;;&quot;Sun Public License 1.0 &quot;)" office:value-type="string" office:string-value="Sun Public License 1.0 " calcext:value-type="string">
            <text:p>Sun Public License 1.0 </text:p>
          </table:table-cell>
          <table:table-cell table:style-name="ce73" office:value-type="string" calcext:value-type="string">
            <text:p>SPL-1.0</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Watcom-1.0&quot;;&quot;Sybase Open Watcom Public License 1.0 (Watcom-1.0)&quot;)" office:value-type="string" office:string-value="Sybase Open Watcom Public License 1.0 (Watcom-1.0)" calcext:value-type="string">
            <text:p>Sybase Open Watcom Public License 1.0 (Watcom-1.0)</text:p>
          </table:table-cell>
          <table:table-cell table:style-name="ce73" office:value-type="string" calcext:value-type="string">
            <text:p>Watcom-1.0</text:p>
          </table:table-cell>
          <table:table-cell table:style-name="ce78" table:formula="of:=IF([.F83]=&quot;yes&quot;;&quot;SaaS&quot;;IF([.E83]=&quot;no&quot;;&quot;permissive&quot;;IF([.E83]=&quot;yes&quot;;&quot;copyleft&quot;;[.E83])))"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8" office:value-type="string" calcext:value-type="string">
            <text:p>The Unlicense</text:p>
          </table:table-cell>
          <table:table-cell table:style-name="ce73" office:value-type="string" calcext:value-type="string">
            <text:p>Unlicense</text:p>
          </table:table-cell>
          <table:table-cell table:style-name="ce78" table:formula="of:=IF([.F84]=&quot;yes&quot;;&quot;SaaS&quot;;IF([.E84]=&quot;no&quot;;&quot;permissive&quot;;IF([.E84]=&quot;yes&quot;;&quot;copyleft&quot;;[.E8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NCSA&quot;;&quot;University of Illinois/NCSA Open Source License &quot;)" office:value-type="string" office:string-value="University of Illinois/NCSA Open Source License " calcext:value-type="string">
            <text:p>University of Illinois/NCSA Open Source License </text:p>
          </table:table-cell>
          <table:table-cell table:style-name="ce73" office:value-type="string" calcext:value-type="string">
            <text:p>NCSA</text:p>
          </table:table-cell>
          <table:table-cell table:style-name="ce78" table:formula="of:=IF([.F85]=&quot;yes&quot;;&quot;SaaS&quot;;IF([.E85]=&quot;no&quot;;&quot;permissive&quot;;IF([.E85]=&quot;yes&quot;;&quot;copyleft&quot;;[.E85])))"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UPL&quot;;&quot;Universal Permissive License &quot;)" office:value-type="string" office:string-value="Universal Permissive License " calcext:value-type="string">
            <text:p>Universal Permissive License </text:p>
          </table:table-cell>
          <table:table-cell table:style-name="ce73" office:value-type="string" calcext:value-type="string">
            <text:p>UPL</text:p>
          </table:table-cell>
          <table:table-cell table:style-name="ce78" table:formula="of:=IF([.F86]=&quot;yes&quot;;&quot;SaaS&quot;;IF([.E86]=&quot;no&quot;;&quot;permissive&quot;;IF([.E86]=&quot;yes&quot;;&quot;copyleft&quot;;[.E86])))"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6" office:value-type="string" calcext:value-type="string">
            <text:p>Upstream Compatibility License v1.0</text:p>
          </table:table-cell>
          <table:table-cell table:style-name="ce74" office:value-type="string" calcext:value-type="string">
            <text:p>UCL-1.0</text:p>
          </table:table-cell>
          <table:table-cell table:style-name="ce78" table:formula="of:=IF([.F87]=&quot;yes&quot;;&quot;SaaS&quot;;IF([.E87]=&quot;no&quot;;&quot;permissive&quot;;IF([.E87]=&quot;yes&quot;;&quot;copyleft&quot;;[.E87])))" office:value-type="string" office:string-value="copyleft" calcext:value-type="string">
            <text:p>copyleft</text:p>
          </table:table-cell>
          <table:table-cell table:style-name="ce82" office:value-type="string" calcext:value-type="string">
            <text:p>yes</text:p>
          </table:table-cell>
          <table:table-cell table:style-name="ce83" office:value-type="string" calcext:value-type="string">
            <text:p>no</text:p>
          </table:table-cell>
          <table:table-cell table:style-name="ce84" office:value-type="string" calcext:value-type="string">
            <text:p>yes</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VSL-1.0&quot;;&quot;Vovida Software License v. 1.0&quot;)" office:value-type="string" office:string-value="Vovida Software License v. 1.0" calcext:value-type="string">
            <text:p>Vovida Software License v. 1.0</text:p>
          </table:table-cell>
          <table:table-cell table:style-name="ce73" office:value-type="string" calcext:value-type="string">
            <text:p>VSL-1.0</text:p>
          </table:table-cell>
          <table:table-cell table:style-name="ce78" table:formula="of:=IF([.F88]=&quot;yes&quot;;&quot;SaaS&quot;;IF([.E88]=&quot;no&quot;;&quot;permissive&quot;;IF([.E88]=&quot;yes&quot;;&quot;copyleft&quot;;[.E88])))"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W3C&quot;;&quot;W3C License&quot;)" office:value-type="string" office:string-value="W3C License" calcext:value-type="string">
            <text:p>W3C License</text:p>
          </table:table-cell>
          <table:table-cell table:style-name="ce73" office:value-type="string" calcext:value-type="string">
            <text:p>W3C</text:p>
          </table:table-cell>
          <table:table-cell table:style-name="ce78" table:formula="of:=IF([.F89]=&quot;yes&quot;;&quot;SaaS&quot;;IF([.E89]=&quot;no&quot;;&quot;permissive&quot;;IF([.E89]=&quot;yes&quot;;&quot;copyleft&quot;;[.E89])))"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WXwindows&quot;;&quot;wxWindows Library License &quot;)" office:value-type="string" office:string-value="wxWindows Library License " calcext:value-type="string">
            <text:p>wxWindows Library License </text:p>
          </table:table-cell>
          <table:table-cell table:style-name="ce73" office:value-type="string" calcext:value-type="string">
            <text:p>WXwindows</text:p>
          </table:table-cell>
          <table:table-cell table:style-name="ce78" office:value-type="string" calcext:value-type="string">
            <text:p>copyleft</text:p>
          </table:table-cell>
          <table:table-cell table:style-name="ce82" office:value-type="string" calcext:value-type="string">
            <text:p>weak</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xnet.php&quot;;&quot;X.Net License &quot;)" office:value-type="string" office:string-value="X.Net License " calcext:value-type="string">
            <text:p>X.Net License </text:p>
          </table:table-cell>
          <table:table-cell table:style-name="ce73" office:value-type="string" calcext:value-type="string">
            <text:p>Xnet</text:p>
          </table:table-cell>
          <table:table-cell table:style-name="ce78" office:value-type="string"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FPL-1.0.0&quot;;&quot;Zero Clause BSD License: see Free Public License 1.0.0&quot;)" office:value-type="string" office:string-value="Zero Clause BSD License: see Free Public License 1.0.0" calcext:value-type="string">
            <text:p>Zero Clause BSD License: see Free Public License 1.0.0</text:p>
          </table:table-cell>
          <table:table-cell table:style-name="ce73" office:value-type="string" calcext:value-type="string">
            <text:p>0BSD</text:p>
          </table:table-cell>
          <table:table-cell table:style-name="ce78" table:formula="of:=IF([.F92]=&quot;yes&quot;;&quot;SaaS&quot;;IF([.E92]=&quot;no&quot;;&quot;permissive&quot;;IF([.E92]=&quot;yes&quot;;&quot;copyleft&quot;;[.E92])))"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ZPL-2.0&quot;;&quot;Zope Public License 2.0 &quot;)" office:value-type="string" office:string-value="Zope Public License 2.0 " calcext:value-type="string">
            <text:p>Zope Public License 2.0 </text:p>
          </table:table-cell>
          <table:table-cell table:style-name="ce73" office:value-type="string" calcext:value-type="string">
            <text:p>ZPL-2.0</text:p>
          </table:table-cell>
          <table:table-cell table:style-name="ce78" table:formula="of:=IF([.F93]=&quot;yes&quot;;&quot;SaaS&quot;;IF([.E93]=&quot;no&quot;;&quot;permissive&quot;;IF([.E93]=&quot;yes&quot;;&quot;copyleft&quot;;[.E93])))"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3" table:number-columns-repeated="2"/>
          <table:table-cell table:style-name="ce83" office:value-type="string" calcext:value-type="string">
            <text:p>yes</text:p>
          </table:table-cell>
          <table:table-cell table:style-name="ce83" table:number-columns-repeated="4"/>
          <table:table-cell table:number-columns-repeated="1009"/>
        </table:table-row>
        <table:table-row table:style-name="ro69">
          <table:table-cell/>
          <table:table-cell table:style-name="ce65" table:formula="of:=HYPERLINK(&quot;https://opensource.org/licenses/Zlib&quot;;&quot;zlib/libpng license &quot;)" office:value-type="string" office:string-value="zlib/libpng license " calcext:value-type="string">
            <text:p>zlib/libpng license </text:p>
          </table:table-cell>
          <table:table-cell table:style-name="ce73" office:value-type="string" calcext:value-type="string">
            <text:p>Zlib</text:p>
          </table:table-cell>
          <table:table-cell table:style-name="ce79" table:formula="of:=IF([.F94]=&quot;yes&quot;;&quot;SaaS&quot;;IF([.E94]=&quot;no&quot;;&quot;permissive&quot;;IF([.E94]=&quot;yes&quot;;&quot;copyleft&quot;;[.E94])))" office:value-type="string" office:string-value="permissive" calcext:value-type="string">
            <text:p>permissive</text:p>
          </table:table-cell>
          <table:table-cell table:style-name="ce81" office:value-type="string" calcext:value-type="string">
            <text:p>no</text:p>
          </table:table-cell>
          <table:table-cell table:style-name="ce83" office:value-type="string" calcext:value-type="string">
            <text:p>no</text:p>
          </table:table-cell>
          <table:table-cell table:style-name="ce82" office:value-type="string" calcext:value-type="string">
            <text:p>no</text:p>
          </table:table-cell>
          <table:table-cell table:style-name="ce84" office:value-type="string" calcext:value-type="string">
            <text:p>no</text:p>
          </table:table-cell>
          <table:table-cell table:style-name="ce86" table:number-columns-repeated="2"/>
          <table:table-cell table:style-name="ce86" office:value-type="string" calcext:value-type="string">
            <text:p>yes</text:p>
          </table:table-cell>
          <table:table-cell table:style-name="ce86" table:number-columns-repeated="4"/>
          <table:table-cell table:number-columns-repeated="1009"/>
        </table:table-row>
        <table:table-row table:style-name="ro69">
          <table:table-cell table:number-columns-repeated="2"/>
          <table:table-cell table:style-name="ce75"/>
          <table:table-cell table:style-name="ce80"/>
          <table:table-cell table:style-name="ce75" table:number-columns-repeated="4"/>
          <table:table-cell table:number-columns-repeated="1016"/>
        </table:table-row>
        <table:table-row table:style-name="ro1" table:number-rows-repeated="5">
          <table:table-cell table:number-columns-repeated="3"/>
          <table:table-cell table:style-name="ce76"/>
          <table:table-cell table:number-columns-repeated="1020"/>
        </table:table-row>
        <table:table-row table:style-name="ro69">
          <table:table-cell/>
          <table:table-cell table:style-name="ce69"/>
          <table:table-cell/>
          <table:table-cell table:style-name="ce76"/>
          <table:table-cell table:number-columns-repeated="1020"/>
        </table:table-row>
        <table:table-row table:style-name="ro1" table:number-rows-repeated="909">
          <table:table-cell table:number-columns-repeated="3"/>
          <table:table-cell table:style-name="ce76"/>
          <table:table-cell table:number-columns-repeated="1020"/>
        </table:table-row>
        <table:table-row table:style-name="ro1" table:number-rows-repeated="1047565">
          <table:table-cell table:number-columns-repeated="1024"/>
        </table:table-row>
        <table:table-row table:style-name="ro1">
          <table:table-cell table:number-columns-repeated="1024"/>
        </table:table-row>
        <calcext:conditional-formats>
          <calcext:conditional-format calcext:target-range-address="'Example Appendix 1 - Unofficial'.C3:'Example Appendix 1 - Unofficial'.C94">
            <calcext:condition calcext:apply-style-name="ConditionalStyle_6" calcext:value="formula-is(LEN(TRIM([.C3]))=0)" calcext:base-cell-address="'Example Appendix 1 - Unofficial'.C3"/>
          </calcext:conditional-format>
          <calcext:conditional-format calcext:target-range-address="'Example Appendix 1 - Unofficial'.D1:'Example Appendix 1 - Unofficial'.D1010">
            <calcext:condition calcext:apply-style-name="ConditionalStyle_5" calcext:value="contains-text(&quot;saas&quot;)" calcext:base-cell-address="'Example Appendix 1 - Unofficial'.D1"/>
          </calcext:conditional-format>
          <calcext:conditional-format calcext:target-range-address="'Example Appendix 1 - Unofficial'.D1:'Example Appendix 1 - Unofficial'.D1010">
            <calcext:condition calcext:apply-style-name="ConditionalStyle_4" calcext:value="contains-text(&quot;copyleft&quot;)" calcext:base-cell-address="'Example Appendix 1 - Unofficial'.D1"/>
          </calcext:conditional-format>
          <calcext:conditional-format calcext:target-range-address="'Example Appendix 1 - Unofficial'.D1:'Example Appendix 1 - Unofficial'.D1010">
            <calcext:condition calcext:apply-style-name="ConditionalStyle_3" calcext:value="contains-text(&quot;weak&quot;)" calcext:base-cell-address="'Example Appendix 1 - Unofficial'.D1"/>
          </calcext:conditional-format>
          <calcext:conditional-format calcext:target-range-address="'Example Appendix 1 - Unofficial'.D1:'Example Appendix 1 - Unofficial'.D1010">
            <calcext:condition calcext:apply-style-name="ConditionalStyle_2" calcext:value="contains-text(&quot;strong&quot;)" calcext:base-cell-address="'Example Appendix 1 - Unofficial'.D1"/>
          </calcext:conditional-format>
          <calcext:conditional-format calcext:target-range-address="'Example Appendix 1 - Unofficial'.D1:'Example Appendix 1 - Unofficial'.D1010">
            <calcext:condition calcext:apply-style-name="ConditionalStyle_1" calcext:value="contains-text(&quot;permissive&quot;)" calcext:base-cell-address="'Example Appendix 1 - Unofficial'.D1"/>
          </calcext:conditional-format>
        </calcext:conditional-formats>
      </table:table>
      <table:table table:name="Example Appendix 2 - Unofficial" table:style-name="ta4">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default-cell-style-name="Default"/>
        <table:table-column table:style-name="co13" table:default-cell-style-name="Default"/>
        <table:table-column table:style-name="co23" table:default-cell-style-name="Default"/>
        <table:table-column table:style-name="co17" table:default-cell-style-name="Default"/>
        <table:table-column table:style-name="co2" table:number-columns-repeated="1016" table:default-cell-style-name="Default"/>
        <table:table-row table:style-name="ro1">
          <table:table-cell table:style-name="ce12"/>
          <table:table-cell table:style-name="ce96" office:value-type="string" calcext:value-type="string">
            <text:p>ソースコード導入の手順</text:p>
          </table:table-cell>
          <table:table-cell table:style-name="ce12"/>
          <table:table-cell table:style-name="ce103"/>
          <table:table-cell table:style-name="ce12" table:number-columns-repeated="22"/>
          <table:table-cell table:number-columns-repeated="998"/>
        </table:table-row>
        <table:table-row table:style-name="ro1">
          <table:table-cell table:style-name="ce12" table:number-columns-repeated="26"/>
          <table:table-cell table:number-columns-repeated="998"/>
        </table:table-row>
        <table:table-row table:style-name="ro1">
          <table:table-cell table:style-name="ce12" office:value-type="float" office:value="1" calcext:value-type="float">
            <text:p>1</text:p>
          </table:table-cell>
          <table:table-cell table:style-name="ce97" office:value-type="string" calcext:value-type="string">
            <text:p>コードの利用形態を確認</text:p>
          </table:table-cell>
          <table:table-cell table:style-name="ce12" table:number-columns-repeated="24"/>
          <table:table-cell table:number-columns-repeated="998"/>
        </table:table-row>
        <table:table-row table:style-name="ro1">
          <table:table-cell table:style-name="ce12" table:formula="of:=[.A3]+1" office:value-type="float" office:value="2" calcext:value-type="float">
            <text:p>2</text:p>
          </table:table-cell>
          <table:table-cell table:style-name="ce97" office:value-type="string" calcext:value-type="string">
            <text:p>コードの出所を確認</text:p>
          </table:table-cell>
          <table:table-cell table:style-name="ce12" table:number-columns-repeated="24"/>
          <table:table-cell table:number-columns-repeated="998"/>
        </table:table-row>
        <table:table-row table:style-name="ro1">
          <table:table-cell table:style-name="ce12" table:formula="of:=[.A4]+1" office:value-type="float" office:value="3" calcext:value-type="float">
            <text:p>3</text:p>
          </table:table-cell>
          <table:table-cell table:style-name="ce98" office:value-type="string" calcext:value-type="string">
            <text:p>コードのライセンスを確認</text:p>
          </table:table-cell>
          <table:table-cell table:style-name="ce12" table:number-columns-repeated="24"/>
          <table:table-cell table:number-columns-repeated="998"/>
        </table:table-row>
        <table:table-row table:style-name="ro1">
          <table:table-cell table:style-name="ce12" table:formula="of:=[.A5]+1" office:value-type="float" office:value="4" calcext:value-type="float">
            <text:p>4</text:p>
          </table:table-cell>
          <table:table-cell table:style-name="ce98" office:value-type="string" calcext:value-type="string">
            <text:p>コードが修正されているかを確認</text:p>
          </table:table-cell>
          <table:table-cell table:style-name="ce12" table:number-columns-repeated="24"/>
          <table:table-cell table:number-columns-repeated="998"/>
        </table:table-row>
        <table:table-row table:style-name="ro1">
          <table:table-cell table:style-name="ce12" table:formula="of:=[.A6]+1" office:value-type="float" office:value="5" calcext:value-type="float">
            <text:p>5</text:p>
          </table:table-cell>
          <table:table-cell table:style-name="ce98" office:value-type="string" calcext:value-type="string">
            <text:p>コード選別フィルター（下記）を適用</text:p>
          </table:table-cell>
          <table:table-cell table:style-name="ce12" table:number-columns-repeated="24"/>
          <table:table-cell table:number-columns-repeated="998"/>
        </table:table-row>
        <table:table-row table:style-name="ro1">
          <table:table-cell table:style-name="ce12" table:formula="of:=[.A7]+1" office:value-type="float" office:value="6" calcext:value-type="float">
            <text:p>6</text:p>
          </table:table-cell>
          <table:table-cell table:style-name="ce98" office:value-type="string" calcext:value-type="string">
            <text:p>そのコードの選択に関して行われた決定を文書化</text:p>
          </table:table-cell>
          <table:table-cell table:style-name="ce12" table:number-columns-repeated="24"/>
          <table:table-cell table:number-columns-repeated="998"/>
        </table:table-row>
        <table:table-row table:style-name="ro1">
          <table:table-cell table:style-name="ce12" table:formula="of:=[.A8]+1" office:value-type="float" office:value="7" calcext:value-type="float">
            <text:p>7</text:p>
          </table:table-cell>
          <table:table-cell table:style-name="ce97" office:value-type="string" calcext:value-type="string">
            <text:p>必要なコンプライアンス関連資料を準備</text:p>
          </table:table-cell>
          <table:table-cell table:style-name="ce12" table:number-columns-repeated="24"/>
          <table:table-cell table:number-columns-repeated="998"/>
        </table:table-row>
        <table:table-row table:style-name="ro1">
          <table:table-cell table:style-name="ce12" table:formula="of:=[.A9]+1" office:value-type="float" office:value="8" calcext:value-type="float">
            <text:p>8</text:p>
          </table:table-cell>
          <table:table-cell table:style-name="ce97" office:value-type="string" calcext:value-type="string">
            <text:p>コンプライアンス関連資料を公開</text:p>
          </table:table-cell>
          <table:table-cell table:style-name="ce12" table:number-columns-repeated="24"/>
          <table:table-cell table:number-columns-repeated="998"/>
        </table:table-row>
        <table:table-row table:style-name="ro1">
          <table:table-cell table:style-name="ce12" table:number-columns-repeated="26"/>
          <table:table-cell table:number-columns-repeated="998"/>
        </table:table-row>
        <table:table-row table:style-name="ro1">
          <table:table-cell table:style-name="ce12"/>
          <table:table-cell table:style-name="ce99" office:value-type="string" calcext:value-type="string">
            <text:p>利用形態</text:p>
          </table:table-cell>
          <table:table-cell table:style-name="ce105" table:number-columns-repeated="2"/>
          <table:table-cell table:style-name="ce12" table:number-columns-repeated="22"/>
          <table:table-cell table:number-columns-repeated="998"/>
        </table:table-row>
        <table:table-row table:style-name="ro1">
          <table:table-cell table:style-name="ce12" office:value-type="float" office:value="1" calcext:value-type="float">
            <text:p>1</text:p>
          </table:table-cell>
          <table:table-cell table:style-name="ce100" office:value-type="string" calcext:value-type="string">
            <text:p>社内利用</text:p>
          </table:table-cell>
          <table:table-cell table:style-name="ce105" table:number-columns-repeated="2"/>
          <table:table-cell table:style-name="ce12" table:number-columns-repeated="22"/>
          <table:table-cell table:number-columns-repeated="998"/>
        </table:table-row>
        <table:table-row table:style-name="ro1">
          <table:table-cell table:style-name="ce12" office:value-type="float" office:value="2" calcext:value-type="float">
            <text:p>2</text:p>
          </table:table-cell>
          <table:table-cell table:style-name="ce100" office:value-type="string" calcext:value-type="string">
            <text:p>試用、限定的な頒布</text:p>
          </table:table-cell>
          <table:table-cell table:style-name="ce105" table:number-columns-repeated="2"/>
          <table:table-cell table:style-name="ce12" table:number-columns-repeated="22"/>
          <table:table-cell table:number-columns-repeated="998"/>
        </table:table-row>
        <table:table-row table:style-name="ro1">
          <table:table-cell table:style-name="ce12" office:value-type="float" office:value="3" calcext:value-type="float">
            <text:p>3</text:p>
          </table:table-cell>
          <table:table-cell table:style-name="ce101" office:value-type="string" calcext:value-type="string">
            <text:p>SAAS <text:span text:style-name="T18">展開（サーバー）</text:span></text:p>
          </table:table-cell>
          <table:table-cell table:style-name="ce105" table:number-columns-repeated="2"/>
          <table:table-cell table:style-name="ce12" table:number-columns-repeated="22"/>
          <table:table-cell table:number-columns-repeated="998"/>
        </table:table-row>
        <table:table-row table:style-name="ro1">
          <table:table-cell table:style-name="ce12" office:value-type="float" office:value="4" calcext:value-type="float">
            <text:p>4</text:p>
          </table:table-cell>
          <table:table-cell table:style-name="ce101" office:value-type="string" calcext:value-type="string">
            <text:p>SAAS <text:span text:style-name="T18">展開（クライアント）</text:span></text:p>
          </table:table-cell>
          <table:table-cell table:style-name="ce105" table:number-columns-repeated="2"/>
          <table:table-cell table:style-name="ce12" table:number-columns-repeated="22"/>
          <table:table-cell table:number-columns-repeated="998"/>
        </table:table-row>
        <table:table-row table:style-name="ro1">
          <table:table-cell table:style-name="ce12" office:value-type="float" office:value="5" calcext:value-type="float">
            <text:p>5</text:p>
          </table:table-cell>
          <table:table-cell table:style-name="ce100" office:value-type="string" calcext:value-type="string">
            <text:p>一般頒布</text:p>
          </table:table-cell>
          <table:table-cell table:style-name="ce105" table:number-columns-repeated="2"/>
          <table:table-cell table:style-name="ce12" table:number-columns-repeated="22"/>
          <table:table-cell table:number-columns-repeated="998"/>
        </table:table-row>
        <table:table-row table:style-name="ro1">
          <table:table-cell table:style-name="ce12" office:value-type="float" office:value="6" calcext:value-type="float">
            <text:p>6</text:p>
          </table:table-cell>
          <table:table-cell table:style-name="ce102" office:value-type="string" calcext:value-type="string">
            <text:p>主管企業としてプロジェクトを運営</text:p>
          </table:table-cell>
          <table:table-cell table:style-name="ce105" table:number-columns-repeated="2"/>
          <table:table-cell table:style-name="ce12" table:number-columns-repeated="22"/>
          <table:table-cell table:number-columns-repeated="998"/>
        </table:table-row>
        <table:table-row table:style-name="ro1" table:number-rows-repeated="2">
          <table:table-cell table:style-name="ce12"/>
          <table:table-cell table:style-name="ce103"/>
          <table:table-cell table:style-name="ce105" table:number-columns-repeated="2"/>
          <table:table-cell table:style-name="ce12" table:number-columns-repeated="22"/>
          <table:table-cell table:number-columns-repeated="998"/>
        </table:table-row>
        <table:table-row table:style-name="ro1">
          <table:table-cell table:style-name="ce12"/>
          <table:table-cell table:style-name="ce96" office:value-type="string" calcext:value-type="string">
            <office:annotation draw:style-name="gr9" draw:text-style-name="P4" svg:width="642.39pt" svg:height="26.9pt" svg:x="140.63pt" svg:y="332.19pt" draw:caption-point-x="82.06pt" draw:caption-point-y="-16.92pt">
              <dc:creator>SC</dc:creator>
              <dc:date>2019-04-03T00:00:00</dc:date>
              <text:p text:style-name="P3">基準とそれぞれのスコアは、企業にごとに決める</text:p>
              <text:p text:style-name="P3"><text:span text:style-name="T1"/></text:p>
            </office:annotation>
            <text:p>ソースコード導入基準</text:p>
          </table:table-cell>
          <table:table-cell table:style-name="ce106" office:value-type="string" calcext:value-type="string">
            <text:p>低評価の例</text:p>
          </table:table-cell>
          <table:table-cell table:style-name="ce106" office:value-type="string" calcext:value-type="string">
            <text:p>高評価の例</text:p>
          </table:table-cell>
          <table:table-cell table:style-name="ce12" table:number-columns-repeated="22"/>
          <table:table-cell table:number-columns-repeated="998"/>
        </table:table-row>
        <table:table-row table:style-name="ro1">
          <table:table-cell table:style-name="ce12"/>
          <table:table-cell table:style-name="ce104" office:value-type="string" calcext:value-type="string">
            <text:p>スコア</text:p>
          </table:table-cell>
          <table:table-cell table:style-name="ce107" office:value-type="float" office:value="0" calcext:value-type="float">
            <text:p>0</text:p>
          </table:table-cell>
          <table:table-cell table:style-name="ce107" office:value-type="float" office:value="10" calcext:value-type="float">
            <text:p>10</text:p>
          </table:table-cell>
          <table:table-cell table:style-name="ce12" table:number-columns-repeated="22"/>
          <table:table-cell table:number-columns-repeated="998"/>
        </table:table-row>
        <table:table-row table:style-name="ro1">
          <table:table-cell table:style-name="ce12" office:value-type="float" office:value="1" calcext:value-type="float">
            <text:p>1</text:p>
          </table:table-cell>
          <table:table-cell table:style-name="ce97" office:value-type="string" calcext:value-type="string">
            <text:p>営利企業がスポンサー</text:p>
          </table:table-cell>
          <table:table-cell table:style-name="ce97" office:value-type="string" calcext:value-type="string">
            <text:p>無し</text:p>
          </table:table-cell>
          <table:table-cell table:style-name="ce12" office:value-type="string" calcext:value-type="string">
            <text:p>Intel/IBM/Microsoft/Red Hat</text:p>
          </table:table-cell>
          <table:table-cell table:style-name="ce12" table:number-columns-repeated="22"/>
          <table:table-cell table:number-columns-repeated="998"/>
        </table:table-row>
        <table:table-row table:style-name="ro1">
          <table:table-cell table:style-name="ce12" table:formula="of:=[.A23]+1" office:value-type="float" office:value="2" calcext:value-type="float">
            <text:p>2</text:p>
          </table:table-cell>
          <table:table-cell table:style-name="ce97" office:value-type="string" calcext:value-type="string">
            <text:p>非営利組織がスポンサー</text:p>
          </table:table-cell>
          <table:table-cell table:style-name="ce97" office:value-type="string" calcext:value-type="string">
            <text:p>無し</text:p>
          </table:table-cell>
          <table:table-cell table:style-name="ce12" office:value-type="string" calcext:value-type="string">
            <text:p>Linux Foundation/Apache Foundation/Eclipse Foundation</text:p>
          </table:table-cell>
          <table:table-cell table:style-name="ce12" table:number-columns-repeated="22"/>
          <table:table-cell table:number-columns-repeated="998"/>
        </table:table-row>
        <table:table-row table:style-name="ro1">
          <table:table-cell table:style-name="ce12" table:formula="of:=[.A24]+1" office:value-type="float" office:value="3" calcext:value-type="float">
            <text:p>3</text:p>
          </table:table-cell>
          <table:table-cell table:style-name="ce97" office:value-type="string" calcext:value-type="string">
            <text:p>コードの成熟度</text:p>
          </table:table-cell>
          <table:table-cell table:style-name="ce97" office:value-type="string" calcext:value-type="string">
            <text:p>新しい</text:p>
          </table:table-cell>
          <table:table-cell table:style-name="ce97" office:value-type="string" calcext:value-type="string">
            <text:p>長期の実績</text:p>
          </table:table-cell>
          <table:table-cell table:style-name="ce12" table:number-columns-repeated="22"/>
          <table:table-cell table:number-columns-repeated="998"/>
        </table:table-row>
        <table:table-row table:style-name="ro1">
          <table:table-cell table:style-name="ce12" table:formula="of:=[.A25]+1" office:value-type="float" office:value="4" calcext:value-type="float">
            <text:p>4</text:p>
          </table:table-cell>
          <table:table-cell table:style-name="ce97" office:value-type="string" calcext:value-type="string">
            <text:p>プロジェクトの安定性</text:p>
          </table:table-cell>
          <table:table-cell table:style-name="ce97" office:value-type="string" calcext:value-type="string">
            <text:p>プロジェクトは何回もフォークされた</text:p>
          </table:table-cell>
          <table:table-cell table:style-name="ce97" office:value-type="string" calcext:value-type="string">
            <text:p>プロジェクトはフォークされたことがない</text:p>
          </table:table-cell>
          <table:table-cell table:style-name="ce12" table:number-columns-repeated="22"/>
          <table:table-cell table:number-columns-repeated="998"/>
        </table:table-row>
        <table:table-row table:style-name="ro1">
          <table:table-cell table:style-name="ce12" table:formula="of:=[.A26]+1" office:value-type="float" office:value="5" calcext:value-type="float">
            <text:p>5</text:p>
          </table:table-cell>
          <table:table-cell table:style-name="ce97" office:value-type="string" calcext:value-type="string">
            <text:p>コミュニティ活性度</text:p>
          </table:table-cell>
          <table:table-cell table:style-name="ce12" office:value-type="string" calcext:value-type="string">
            <text:p>5<text:span text:style-name="T18">年間コミットがない</text:span></text:p>
          </table:table-cell>
          <table:table-cell table:style-name="ce97" office:value-type="string" calcext:value-type="string">
            <text:p>毎日、多数のコミット</text:p>
          </table:table-cell>
          <table:table-cell table:style-name="ce12" table:number-columns-repeated="22"/>
          <table:table-cell table:number-columns-repeated="998"/>
        </table:table-row>
        <table:table-row table:style-name="ro1">
          <table:table-cell table:style-name="ce12" table:formula="of:=[.A27]+1" office:value-type="float" office:value="6" calcext:value-type="float">
            <text:p>6</text:p>
          </table:table-cell>
          <table:table-cell table:style-name="ce97" office:value-type="string" calcext:value-type="string">
            <text:p>プロジェクトの世評</text:p>
          </table:table-cell>
          <table:table-cell table:style-name="ce97" office:value-type="string" calcext:value-type="string">
            <text:p>法務トラブルが多発</text:p>
          </table:table-cell>
          <table:table-cell table:style-name="ce97" office:value-type="string" calcext:value-type="string">
            <text:p>法務トラブルがない</text:p>
          </table:table-cell>
          <table:table-cell table:style-name="ce12" table:number-columns-repeated="22"/>
          <table:table-cell table:number-columns-repeated="998"/>
        </table:table-row>
        <table:table-row table:style-name="ro1">
          <table:table-cell table:style-name="ce12" table:formula="of:=[.A28]+1" office:value-type="float" office:value="7" calcext:value-type="float">
            <text:p>7</text:p>
          </table:table-cell>
          <table:table-cell table:style-name="ce97" office:value-type="string" calcext:value-type="string">
            <text:p>品質</text:p>
          </table:table-cell>
          <table:table-cell table:style-name="ce97" office:value-type="string" calcext:value-type="string">
            <text:p>バグが多い</text:p>
          </table:table-cell>
          <table:table-cell table:style-name="ce97" office:value-type="string" calcext:value-type="string">
            <text:p>安定</text:p>
          </table:table-cell>
          <table:table-cell table:style-name="ce12" table:number-columns-repeated="22"/>
          <table:table-cell table:number-columns-repeated="998"/>
        </table:table-row>
        <table:table-row table:style-name="ro1">
          <table:table-cell table:style-name="ce12" table:formula="of:=[.A29]+1" office:value-type="float" office:value="8" calcext:value-type="float">
            <text:p>8</text:p>
          </table:table-cell>
          <table:table-cell table:style-name="ce97" office:value-type="string" calcext:value-type="string">
            <text:p>セキュリティ</text:p>
          </table:table-cell>
          <table:table-cell table:style-name="ce97" office:value-type="string" calcext:value-type="string">
            <text:p>複数の既知問題がある</text:p>
          </table:table-cell>
          <table:table-cell table:style-name="ce97" office:value-type="string" calcext:value-type="string">
            <office:annotation draw:style-name="gr10" draw:text-style-name="P4" svg:width="471pt" svg:height="24.58pt" svg:x="572.46pt" svg:y="478.09pt" draw:caption-point-x="77.24pt" draw:caption-point-y="-21.06pt">
              <dc:creator>SC</dc:creator>
              <dc:date>2019-04-03T00:00:00</dc:date>
              <text:p text:style-name="P3">ソフトウェアにセキュリティ問題はつきもの、このカテゴリーに入るソフトウェアはないでしょう</text:p>
            </office:annotation>
            <text:p>セキュリティ問題がない</text:p>
          </table:table-cell>
          <table:table-cell table:style-name="ce12" table:number-columns-repeated="22"/>
          <table:table-cell table:number-columns-repeated="998"/>
        </table:table-row>
        <table:table-row table:style-name="ro70">
          <table:table-cell table:style-name="ce12" table:formula="of:=[.A30]+1" office:value-type="float" office:value="9" calcext:value-type="float">
            <text:p>9</text:p>
          </table:table-cell>
          <table:table-cell table:style-name="ce97" office:value-type="string" calcext:value-type="string">
            <text:p>コミュニティへの参加</text:p>
          </table:table-cell>
          <table:table-cell table:style-name="ce97" office:value-type="string" calcext:value-type="string">
            <text:p>現時点で参加していない、また、参加したいと思わない</text:p>
          </table:table-cell>
          <table:table-cell table:style-name="ce97" office:value-type="string" calcext:value-type="string">
            <text:p>現時点で参加している、あるいは、強く参加したいと思う</text:p>
          </table:table-cell>
          <table:table-cell table:style-name="ce12" table:number-columns-repeated="22"/>
          <table:table-cell table:number-columns-repeated="998"/>
        </table:table-row>
        <table:table-row table:style-name="ro11">
          <table:table-cell table:style-name="ce12"/>
          <table:table-cell table:style-name="ce103"/>
          <table:table-cell table:style-name="ce12" table:number-columns-repeated="24"/>
          <table:table-cell table:number-columns-repeated="998"/>
        </table:table-row>
        <table:table-row table:style-name="ro11">
          <table:table-cell table:style-name="ce12"/>
          <table:table-cell table:style-name="ce103"/>
          <table:table-cell table:style-name="ce12" table:number-columns-repeated="24"/>
          <table:table-cell table:number-columns-repeated="998"/>
        </table:table-row>
        <table:table-row table:style-name="ro11">
          <table:table-cell table:style-name="ce12"/>
          <table:table-cell table:style-name="ce96" office:value-type="string" calcext:value-type="string">
            <office:annotation draw:style-name="gr11" draw:text-style-name="P4" svg:width="648.03pt" svg:height="22.14pt" svg:x="140.63pt" svg:y="554.23pt" draw:caption-point-x="82.06pt" draw:caption-point-y="-31.95pt">
              <dc:creator>SC</dc:creator>
              <dc:date>2019-04-03T00:00:00</dc:date>
              <text:p text:style-name="P3">各企業ごとに独自のフィルターを定義すること</text:p>
            </office:annotation>
            <text:p>コード選択フィルター</text:p>
          </table:table-cell>
          <table:table-cell table:style-name="ce108" office:value-type="string" calcext:value-type="string" table:number-columns-spanned="3" table:number-rows-spanned="1">
            <text:p>(<text:span text:style-name="T18">ここに示されていない組み合わせについては、</text:span><text:span text:style-name="T19">[</text:span><text:span text:style-name="T20">オープンソースコンプライアンス推進部署</text:span><text:span text:style-name="T19">]</text:span><text:span text:style-name="T20">に照会</text:span><text:span text:style-name="T19">)</text:span></text:p>
          </table:table-cell>
          <table:covered-table-cell table:number-columns-repeated="2" table:style-name="ce109"/>
          <table:table-cell table:style-name="ce12" table:number-columns-repeated="21"/>
          <table:table-cell table:number-columns-repeated="998"/>
        </table:table-row>
        <table:table-row table:style-name="ro11">
          <table:table-cell table:style-name="ce12"/>
          <table:table-cell table:style-name="ce96" office:value-type="string" calcext:value-type="string">
            <text:p>使用形態</text:p>
          </table:table-cell>
          <table:table-cell table:style-name="ce96" office:value-type="string" calcext:value-type="string">
            <text:p>ソースコード導入基準スコア</text:p>
          </table:table-cell>
          <table:table-cell table:style-name="ce96" office:value-type="string" calcext:value-type="string">
            <text:p>ライセンス</text:p>
          </table:table-cell>
          <table:table-cell table:style-name="ce96" office:value-type="string" calcext:value-type="string">
            <text:p>修正の有無</text:p>
          </table:table-cell>
          <table:table-cell table:style-name="ce96" office:value-type="string" calcext:value-type="string">
            <text:p>結果</text:p>
          </table:table-cell>
          <table:table-cell table:style-name="ce96" office:value-type="string" calcext:value-type="string">
            <text:p>注意</text:p>
          </table:table-cell>
          <table:table-cell table:style-name="ce12" table:number-columns-repeated="19"/>
          <table:table-cell table:number-columns-repeated="998"/>
        </table:table-row>
        <table:table-row table:style-name="ro11">
          <table:table-cell table:style-name="ce12"/>
          <table:table-cell table:style-name="ce97" office:value-type="string" calcext:value-type="string">
            <text:p>社内利用</text:p>
          </table:table-cell>
          <table:table-cell table:style-name="ce12" office:value-type="string" calcext:value-type="string">
            <text:p>&gt;2</text:p>
          </table:table-cell>
          <table:table-cell table:number-columns-repeated="2" table:style-name="ce12" office:value-type="string" calcext:value-type="string">
            <text:p>Any</text:p>
          </table:table-cell>
          <table:table-cell table:style-name="ce97" office:value-type="string" calcext:value-type="string">
            <text:p>許可</text:p>
          </table:table-cell>
          <table:table-cell table:style-name="ce12" table:number-columns-repeated="20"/>
          <table:table-cell table:number-columns-repeated="998"/>
        </table:table-row>
        <table:table-row table:style-name="ro11">
          <table:table-cell table:style-name="ce12"/>
          <table:table-cell table:style-name="ce100" office:value-type="string" calcext:value-type="string">
            <text:p>試用、限定的な頒布</text:p>
          </table:table-cell>
          <table:table-cell table:style-name="ce12" office:value-type="string" calcext:value-type="string">
            <text:p>&gt;4</text:p>
          </table:table-cell>
          <table:table-cell table:style-name="ce12" office:value-type="string" calcext:value-type="string">
            <text:p>Permissive</text:p>
          </table:table-cell>
          <table:table-cell table:style-name="ce12" office:value-type="string" calcext:value-type="string">
            <text:p>No</text:p>
          </table:table-cell>
          <table:table-cell table:style-name="ce97" office:value-type="string" calcext:value-type="string">
            <text:p>許可</text:p>
          </table:table-cell>
          <table:table-cell table:style-name="ce12" table:number-columns-repeated="20"/>
          <table:table-cell table:number-columns-repeated="998"/>
        </table:table-row>
        <table:table-row table:style-name="ro11">
          <table:table-cell table:style-name="ce12"/>
          <table:table-cell table:style-name="ce100" office:value-type="string" calcext:value-type="string">
            <text:p>試用、限定的な頒布</text:p>
          </table:table-cell>
          <table:table-cell table:style-name="ce12" office:value-type="string" calcext:value-type="string">
            <text:p>&gt;4</text:p>
          </table:table-cell>
          <table:table-cell table:style-name="ce12" office:value-type="string" calcext:value-type="string">
            <text:p>Permissive</text:p>
          </table:table-cell>
          <table:table-cell table:style-name="ce12" office:value-type="string" calcext:value-type="string">
            <text:p>Yes</text:p>
          </table:table-cell>
          <table:table-cell table:style-name="ce97" office:value-type="string" calcext:value-type="string">
            <text:p>許可</text:p>
          </table:table-cell>
          <table:table-cell table:style-name="ce97" office:value-type="string" calcext:value-type="string">
            <text:p>告知文の提供</text:p>
          </table:table-cell>
          <table:table-cell table:style-name="ce12" table:number-columns-repeated="19"/>
          <table:table-cell table:number-columns-repeated="998"/>
        </table:table-row>
        <table:table-row table:style-name="ro70">
          <table:table-cell table:style-name="ce12"/>
          <table:table-cell table:style-name="ce100" office:value-type="string" calcext:value-type="string">
            <text:p>試用、限定的な頒布</text:p>
          </table:table-cell>
          <table:table-cell table:style-name="ce12" office:value-type="string" calcext:value-type="string">
            <text:p>&gt;4</text:p>
          </table:table-cell>
          <table:table-cell table:style-name="ce12" office:value-type="string" calcext:value-type="string">
            <text:p>SaaS Distribution</text:p>
          </table:table-cell>
          <table:table-cell table:style-name="ce12" office:value-type="string" calcext:value-type="string">
            <text:p>Yes</text:p>
          </table:table-cell>
          <table:table-cell table:style-name="ce97" office:value-type="string" calcext:value-type="string">
            <text:p>許可</text:p>
          </table:table-cell>
          <table:table-cell table:style-name="ce97" office:value-type="string" calcext:value-type="string">
            <text:p>受け取り川との契約で使用形態の制約を記述</text:p>
          </table:table-cell>
          <table:table-cell table:style-name="ce12" table:number-columns-repeated="19"/>
          <table:table-cell table:number-columns-repeated="998"/>
        </table:table-row>
        <table:table-row table:style-name="ro11">
          <table:table-cell table:style-name="ce12"/>
          <table:table-cell table:style-name="ce101" office:value-type="string" calcext:value-type="string">
            <text:p>SAAS <text:span text:style-name="T18">展開（クライアント）</text:span></text:p>
          </table:table-cell>
          <table:table-cell table:style-name="ce12" office:value-type="string" calcext:value-type="string">
            <text:p>&gt;6</text:p>
          </table:table-cell>
          <table:table-cell table:style-name="ce12" office:value-type="string" calcext:value-type="string">
            <text:p>Permissive</text:p>
          </table:table-cell>
          <table:table-cell table:style-name="ce12" office:value-type="string" calcext:value-type="string">
            <text:p>Any</text:p>
          </table:table-cell>
          <table:table-cell table:style-name="ce97" office:value-type="string" calcext:value-type="string">
            <text:p>許可</text:p>
          </table:table-cell>
          <table:table-cell table:style-name="ce97" office:value-type="string" calcext:value-type="string">
            <text:p>告知文の提供</text:p>
          </table:table-cell>
          <table:table-cell table:style-name="ce12" table:number-columns-repeated="19"/>
          <table:table-cell table:number-columns-repeated="998"/>
        </table:table-row>
        <table:table-row table:style-name="ro11">
          <table:table-cell table:style-name="ce12"/>
          <table:table-cell table:style-name="ce101" office:value-type="string" calcext:value-type="string">
            <text:p>SAAS <text:span text:style-name="T18">展開（クライアント）</text:span></text:p>
          </table:table-cell>
          <table:table-cell table:style-name="ce12" office:value-type="string" calcext:value-type="string">
            <text:p>&gt;6</text:p>
          </table:table-cell>
          <table:table-cell table:style-name="ce12" office:value-type="string" calcext:value-type="string">
            <text:p>Copyleft</text:p>
          </table:table-cell>
          <table:table-cell table:style-name="ce12" office:value-type="string" calcext:value-type="string">
            <text:p>Any</text:p>
          </table:table-cell>
          <table:table-cell table:style-name="ce97" office:value-type="string" calcext:value-type="string">
            <text:p>不許可</text:p>
          </table:table-cell>
          <table:table-cell table:style-name="ce12" table:number-columns-repeated="20"/>
          <table:table-cell table:number-columns-repeated="998"/>
        </table:table-row>
        <table:table-row table:style-name="ro11">
          <table:table-cell table:style-name="ce12"/>
          <table:table-cell table:style-name="ce101" office:value-type="string" calcext:value-type="string">
            <text:p>SAAS <text:span text:style-name="T18">展開（クライアント）</text:span></text:p>
          </table:table-cell>
          <table:table-cell table:style-name="ce12" office:value-type="string" calcext:value-type="string">
            <text:p>&gt;6</text:p>
          </table:table-cell>
          <table:table-cell table:style-name="ce12" office:value-type="string" calcext:value-type="string">
            <text:p>Copyleft</text:p>
          </table:table-cell>
          <table:table-cell table:style-name="ce12" office:value-type="string" calcext:value-type="string">
            <text:p>No</text:p>
          </table:table-cell>
          <table:table-cell table:style-name="ce97" office:value-type="string" calcext:value-type="string">
            <text:p>条件つきで許可</text:p>
          </table:table-cell>
          <table:table-cell table:style-name="ce12" table:number-columns-repeated="20"/>
          <table:table-cell table:number-columns-repeated="998"/>
        </table:table-row>
        <table:table-row table:style-name="ro11">
          <table:table-cell table:style-name="ce12"/>
          <table:table-cell table:style-name="ce101" office:value-type="string" calcext:value-type="string">
            <text:p>SAAS <text:span text:style-name="T18">展開（サーバー）</text:span></text:p>
          </table:table-cell>
          <table:table-cell table:style-name="ce12" office:value-type="string" calcext:value-type="string">
            <text:p>&gt;6</text:p>
          </table:table-cell>
          <table:table-cell table:style-name="ce12" office:value-type="string" calcext:value-type="string">
            <text:p>SaaS Distribution</text:p>
          </table:table-cell>
          <table:table-cell table:style-name="ce12" office:value-type="string" calcext:value-type="string">
            <text:p>Any</text:p>
          </table:table-cell>
          <table:table-cell table:style-name="ce97" office:value-type="string" calcext:value-type="string">
            <text:p>要照会</text:p>
          </table:table-cell>
          <table:table-cell table:style-name="ce12" table:number-columns-repeated="20"/>
          <table:table-cell table:number-columns-repeated="998"/>
        </table:table-row>
        <table:table-row table:style-name="ro11">
          <table:table-cell table:style-name="ce12"/>
          <table:table-cell table:style-name="ce101" office:value-type="string" calcext:value-type="string">
            <text:p>SAAS <text:span text:style-name="T18">展開（サーバー）</text:span></text:p>
          </table:table-cell>
          <table:table-cell table:style-name="ce12" office:value-type="string" calcext:value-type="string">
            <text:p>&gt;6</text:p>
          </table:table-cell>
          <table:table-cell table:style-name="ce12" office:value-type="string" calcext:value-type="string">
            <text:p>Copyleft</text:p>
          </table:table-cell>
          <table:table-cell table:style-name="ce12" office:value-type="string" calcext:value-type="string">
            <text:p>Any</text:p>
          </table:table-cell>
          <table:table-cell table:style-name="ce97" office:value-type="string" calcext:value-type="string">
            <text:p>許可</text:p>
          </table:table-cell>
          <table:table-cell table:style-name="ce12" table:number-columns-repeated="20"/>
          <table:table-cell table:number-columns-repeated="998"/>
        </table:table-row>
        <table:table-row table:style-name="ro11">
          <table:table-cell table:style-name="ce12"/>
          <table:table-cell table:style-name="ce101" office:value-type="string" calcext:value-type="string">
            <text:p>SAAS <text:span text:style-name="T18">展開（サーバー）</text:span></text:p>
          </table:table-cell>
          <table:table-cell table:style-name="ce12" office:value-type="string" calcext:value-type="string">
            <text:p>&gt;6</text:p>
          </table:table-cell>
          <table:table-cell table:style-name="ce12" office:value-type="string" calcext:value-type="string">
            <text:p>Permissive</text:p>
          </table:table-cell>
          <table:table-cell table:style-name="ce12" office:value-type="string" calcext:value-type="string">
            <text:p>Any</text:p>
          </table:table-cell>
          <table:table-cell table:style-name="ce97" office:value-type="string" calcext:value-type="string">
            <text:p>許可</text:p>
          </table:table-cell>
          <table:table-cell table:style-name="ce12" table:number-columns-repeated="20"/>
          <table:table-cell table:number-columns-repeated="998"/>
        </table:table-row>
        <table:table-row table:style-name="ro11">
          <table:table-cell table:style-name="ce12"/>
          <table:table-cell table:style-name="ce100" office:value-type="string" calcext:value-type="string">
            <text:p>広汎な頒布</text:p>
          </table:table-cell>
          <table:table-cell table:style-name="ce12" office:value-type="string" calcext:value-type="string">
            <text:p>&gt;8</text:p>
          </table:table-cell>
          <table:table-cell table:style-name="ce12" office:value-type="string" calcext:value-type="string">
            <text:p>SaaS Distribution</text:p>
          </table:table-cell>
          <table:table-cell table:style-name="ce12" office:value-type="string" calcext:value-type="string">
            <text:p>Yes</text:p>
          </table:table-cell>
          <table:table-cell table:style-name="ce97" office:value-type="string" calcext:value-type="string">
            <text:p>不許可</text:p>
          </table:table-cell>
          <table:table-cell table:style-name="ce12" table:number-columns-repeated="20"/>
          <table:table-cell table:number-columns-repeated="998"/>
        </table:table-row>
        <table:table-row table:style-name="ro11">
          <table:table-cell table:style-name="ce12"/>
          <table:table-cell table:style-name="ce100" office:value-type="string" calcext:value-type="string">
            <text:p>広汎な頒布</text:p>
          </table:table-cell>
          <table:table-cell table:style-name="ce12" office:value-type="string" calcext:value-type="string">
            <text:p>&gt;8</text:p>
          </table:table-cell>
          <table:table-cell table:style-name="ce12" office:value-type="string" calcext:value-type="string">
            <text:p>Copyleft (strong)</text:p>
          </table:table-cell>
          <table:table-cell table:style-name="ce12" office:value-type="string" calcext:value-type="string">
            <text:p>Any</text:p>
          </table:table-cell>
          <table:table-cell table:style-name="ce97" office:value-type="string" calcext:value-type="string">
            <text:p>不許可</text:p>
          </table:table-cell>
          <table:table-cell table:style-name="ce12" table:number-columns-repeated="20"/>
          <table:table-cell table:number-columns-repeated="998"/>
        </table:table-row>
        <table:table-row table:style-name="ro70">
          <table:table-cell table:style-name="ce12"/>
          <table:table-cell table:style-name="ce100" office:value-type="string" calcext:value-type="string">
            <text:p>広汎な頒布</text:p>
          </table:table-cell>
          <table:table-cell table:style-name="ce12" office:value-type="string" calcext:value-type="string">
            <text:p>&gt;8</text:p>
          </table:table-cell>
          <table:table-cell table:style-name="ce12" office:value-type="string" calcext:value-type="string">
            <text:p>Copyleft (weak)</text:p>
          </table:table-cell>
          <table:table-cell table:style-name="ce12" office:value-type="string" calcext:value-type="string">
            <text:p>No</text:p>
          </table:table-cell>
          <table:table-cell table:style-name="ce97" office:value-type="string" calcext:value-type="string">
            <text:p>許可</text:p>
          </table:table-cell>
          <table:table-cell table:style-name="ce97" office:value-type="string" calcext:value-type="string">
            <text:p>告知文の提供</text:p>
            <text:p>LGPLの要件に注意</text:p>
          </table:table-cell>
          <table:table-cell table:style-name="ce12" table:number-columns-repeated="19"/>
          <table:table-cell table:number-columns-repeated="998"/>
        </table:table-row>
        <table:table-row table:style-name="ro11">
          <table:table-cell table:style-name="ce12"/>
          <table:table-cell table:style-name="ce100" office:value-type="string" calcext:value-type="string">
            <text:p>広汎な頒布</text:p>
          </table:table-cell>
          <table:table-cell table:style-name="ce101" office:value-type="string" calcext:value-type="string">
            <text:p>&gt;8</text:p>
          </table:table-cell>
          <table:table-cell table:style-name="ce101" office:value-type="string" calcext:value-type="string">
            <text:p>Permissive</text:p>
          </table:table-cell>
          <table:table-cell table:style-name="ce101" office:value-type="string" calcext:value-type="string">
            <text:p>Any</text:p>
          </table:table-cell>
          <table:table-cell table:style-name="ce97" office:value-type="string" calcext:value-type="string">
            <text:p>許可</text:p>
          </table:table-cell>
          <table:table-cell table:style-name="ce97" office:value-type="string" calcext:value-type="string">
            <text:p>告知文の提供</text:p>
          </table:table-cell>
          <table:table-cell table:style-name="ce12" table:number-columns-repeated="19"/>
          <table:table-cell table:number-columns-repeated="998"/>
        </table:table-row>
        <table:table-row table:style-name="ro11">
          <table:table-cell table:style-name="ce12"/>
          <table:table-cell table:style-name="ce12" office:value-type="string" calcext:value-type="string">
            <text:p>Any</text:p>
          </table:table-cell>
          <table:table-cell table:style-name="ce12" office:value-type="string" calcext:value-type="string">
            <text:p>&lt;3</text:p>
          </table:table-cell>
          <table:table-cell table:number-columns-repeated="2" table:style-name="ce12" office:value-type="string" calcext:value-type="string">
            <text:p>Any</text:p>
          </table:table-cell>
          <table:table-cell table:style-name="ce97" office:value-type="string" calcext:value-type="string">
            <text:p>不許可</text:p>
          </table:table-cell>
          <table:table-cell table:style-name="ce12" table:number-columns-repeated="20"/>
          <table:table-cell table:number-columns-repeated="998"/>
        </table:table-row>
        <table:table-row table:style-name="ro11">
          <table:table-cell table:style-name="ce12"/>
          <table:table-cell table:style-name="ce12" office:value-type="string" calcext:value-type="string">
            <text:p>Any</text:p>
          </table:table-cell>
          <table:table-cell table:style-name="ce12" office:value-type="string" calcext:value-type="string">
            <text:p>&gt;2</text:p>
          </table:table-cell>
          <table:table-cell table:style-name="ce12" office:value-type="string" calcext:value-type="string">
            <text:p>Proprietary</text:p>
          </table:table-cell>
          <table:table-cell table:style-name="ce12" office:value-type="string" calcext:value-type="string">
            <text:p>Any</text:p>
          </table:table-cell>
          <table:table-cell table:style-name="ce97" office:value-type="string" calcext:value-type="string">
            <text:p>要照会</text:p>
          </table:table-cell>
          <table:table-cell table:style-name="ce12" table:number-columns-repeated="20"/>
          <table:table-cell table:number-columns-repeated="998"/>
        </table:table-row>
        <table:table-row table:style-name="ro11">
          <table:table-cell table:style-name="ce12" table:number-columns-repeated="26"/>
          <table:table-cell table:number-columns-repeated="998"/>
        </table:table-row>
        <table:table-row table:style-name="ro11" table:number-rows-repeated="970">
          <table:table-cell table:style-name="ce12" table:number-columns-repeated="26"/>
          <table:table-cell table:number-columns-repeated="998"/>
        </table:table-row>
        <table:table-row table:style-name="ro1" table:number-rows-repeated="1047553">
          <table:table-cell table:number-columns-repeated="1024"/>
        </table:table-row>
        <table:table-row table:style-name="ro1">
          <table:table-cell table:number-columns-repeated="1024"/>
        </table:table-row>
      </table:table>
      <table:table table:name="Example Appendix 3 - Unofficial" table:style-name="ta5">
        <table:table-column table:style-name="co24" table:default-cell-style-name="Default"/>
        <table:table-column table:style-name="co25" table:default-cell-style-name="Default"/>
        <table:table-column table:style-name="co26" table:number-columns-repeated="24" table:default-cell-style-name="Default"/>
        <table:table-column table:style-name="co2" table:number-columns-repeated="998" table:default-cell-style-name="Default"/>
        <table:table-row table:style-name="ro1">
          <table:table-cell table:style-name="ce96" office:value-type="string" calcext:value-type="string">
            <text:p>インシデント重大性判断基準</text:p>
          </table:table-cell>
          <table:table-cell table:style-name="ce103" office:value-type="string" calcext:value-type="string">
            <text:p>Incident Severity Criteria</text:p>
          </table:table-cell>
          <table:table-cell table:style-name="ce12" table:number-columns-repeated="24"/>
          <table:table-cell table:number-columns-repeated="998"/>
        </table:table-row>
        <table:table-row table:style-name="ro1">
          <table:table-cell table:style-name="ce110" office:value-type="string" calcext:value-type="string">
            <text:p>オープンソースコンプライアンスの過誤の重大性を判断する際に考慮に入れるべき要因</text:p>
          </table:table-cell>
          <table:table-cell table:style-name="ce105" office:value-type="string" calcext:value-type="string">
            <text:p>Factors to be taken in to account when determining the potential severity of a open source Noncompliance</text:p>
          </table:table-cell>
          <table:table-cell table:style-name="ce12" table:number-columns-repeated="24"/>
          <table:table-cell table:number-columns-repeated="998"/>
        </table:table-row>
        <table:table-row table:style-name="ro1">
          <table:table-cell table:style-name="ce12" table:number-columns-repeated="26"/>
          <table:table-cell table:number-columns-repeated="998"/>
        </table:table-row>
        <table:table-row table:style-name="ro1">
          <table:table-cell table:style-name="ce13" office:value-type="string" calcext:value-type="string">
            <text:p><text:span text:style-name="T18">風評リスク（顧客、投資家、影響のある</text:span><text:span text:style-name="T19">OSS</text:span><text:span text:style-name="T20">プロジェクト）</text:span></text:p>
          </table:table-cell>
          <table:table-cell table:style-name="ce12" office:value-type="string" calcext:value-type="string">
            <text:p>Reputational risk (customers, investors and affected OSS projects)</text:p>
          </table:table-cell>
          <table:table-cell table:style-name="ce12" table:number-columns-repeated="24"/>
          <table:table-cell table:number-columns-repeated="998"/>
        </table:table-row>
        <table:table-row table:style-name="ro1">
          <table:table-cell table:style-name="ce97" office:value-type="string" calcext:value-type="string">
            <text:p>コンプライアンス問題を回避できる代替コンポネントがあるか</text:p>
          </table:table-cell>
          <table:table-cell table:style-name="ce12" office:value-type="string" calcext:value-type="string">
            <text:p>Availalability of compliant component</text:p>
          </table:table-cell>
          <table:table-cell table:style-name="ce12" table:number-columns-repeated="24"/>
          <table:table-cell table:number-columns-repeated="998"/>
        </table:table-row>
        <table:table-row table:style-name="ro1">
          <table:table-cell table:style-name="ce97" office:value-type="string" calcext:value-type="string">
            <text:p>ソフトウェア再開発の、あるいは、ワークアラウンド作成のコスト／容易さ</text:p>
          </table:table-cell>
          <table:table-cell table:style-name="ce12" office:value-type="string" calcext:value-type="string">
            <text:p>Cost/ease of re-working, or implementing workaround</text:p>
          </table:table-cell>
          <table:table-cell table:style-name="ce12" table:number-columns-repeated="24"/>
          <table:table-cell table:number-columns-repeated="998"/>
        </table:table-row>
        <table:table-row table:style-name="ro8">
          <table:table-cell table:style-name="ce13" office:value-type="string" calcext:value-type="string">
            <text:p><text:span text:style-name="T18">コンプライアンス問題のあるコードは、社内利用か、外部提供か、あるいは、</text:span><text:span text:style-name="T19">SaaS</text:span><text:span text:style-name="T20">ベースアプリか？</text:span></text:p>
          </table:table-cell>
          <table:table-cell table:style-name="ce12" office:value-type="string" calcext:value-type="string">
            <text:p>Non-compliant code deployed internally, externally or on a SaaS basis?</text:p>
          </table:table-cell>
          <table:table-cell table:style-name="ce12" table:number-columns-repeated="24"/>
          <table:table-cell table:number-columns-repeated="998"/>
        </table:table-row>
        <table:table-row table:style-name="ro1">
          <table:table-cell table:style-name="ce97" office:value-type="string" calcext:value-type="string">
            <text:p>使用差し止めの危険性があるか</text:p>
          </table:table-cell>
          <table:table-cell table:style-name="ce12" office:value-type="string" calcext:value-type="string">
            <text:p>Danger of injuntive relief</text:p>
          </table:table-cell>
          <table:table-cell table:style-name="ce12" table:number-columns-repeated="24"/>
          <table:table-cell table:number-columns-repeated="998"/>
        </table:table-row>
        <table:table-row table:style-name="ro1">
          <table:table-cell table:style-name="ce97" office:value-type="string" calcext:value-type="string">
            <text:p>損害賠償の危険性があるか</text:p>
          </table:table-cell>
          <table:table-cell table:style-name="ce12" office:value-type="string" calcext:value-type="string">
            <text:p>Danger of damages</text:p>
          </table:table-cell>
          <table:table-cell table:style-name="ce12" table:number-columns-repeated="24"/>
          <table:table-cell table:number-columns-repeated="998"/>
        </table:table-row>
        <table:table-row table:style-name="ro1">
          <table:table-cell table:style-name="ce97" office:value-type="string" calcext:value-type="string">
            <text:p>社内で開発したコードを公開することの懸念は</text:p>
          </table:table-cell>
          <table:table-cell table:style-name="ce12" office:value-type="string" calcext:value-type="string">
            <text:p>Concerns about releasing proprietary code</text:p>
          </table:table-cell>
          <table:table-cell table:style-name="ce12" table:number-columns-repeated="24"/>
          <table:table-cell table:number-columns-repeated="998"/>
        </table:table-row>
        <table:table-row table:style-name="ro1">
          <table:table-cell table:style-name="ce97" office:value-type="string" calcext:value-type="string">
            <text:p>顧客からの補償請求の危険性があるか</text:p>
          </table:table-cell>
          <table:table-cell table:style-name="ce12" office:value-type="string" calcext:value-type="string">
            <text:p>Danger of claims from customers</text:p>
          </table:table-cell>
          <table:table-cell table:style-name="ce12" table:number-columns-repeated="24"/>
          <table:table-cell table:number-columns-repeated="998"/>
        </table:table-row>
        <table:table-row table:style-name="ro1">
          <table:table-cell table:style-name="ce97" office:value-type="string" calcext:value-type="string">
            <text:p>コンプライアンス問題のない適切なオープンソースコード</text:p>
          </table:table-cell>
          <table:table-cell table:style-name="ce12" office:value-type="string" calcext:value-type="string">
            <text:p>Relevant open source enforcement code</text:p>
          </table:table-cell>
          <table:table-cell table:style-name="ce12" table:number-columns-repeated="24"/>
          <table:table-cell table:number-columns-repeated="998"/>
        </table:table-row>
        <table:table-row table:style-name="ro1">
          <table:table-cell table:style-name="ce12" table:number-columns-repeated="26"/>
          <table:table-cell table:number-columns-repeated="998"/>
        </table:table-row>
        <table:table-row table:style-name="ro1">
          <table:table-cell table:style-name="ce96" office:value-type="string" calcext:value-type="string">
            <text:p>インシデント対応基準</text:p>
          </table:table-cell>
          <table:table-cell table:style-name="ce103" office:value-type="string" calcext:value-type="string">
            <text:p>Incident response criteria</text:p>
          </table:table-cell>
          <table:table-cell table:style-name="ce12" table:number-columns-repeated="24"/>
          <table:table-cell table:number-columns-repeated="998"/>
        </table:table-row>
        <table:table-row table:style-name="ro1">
          <table:table-cell table:style-name="ce97" office:value-type="string" calcext:value-type="string">
            <text:p>コンプライアンス問題の最新情報を公表する</text:p>
          </table:table-cell>
          <table:table-cell table:style-name="ce12" office:value-type="string" calcext:value-type="string">
            <text:p>Update and publish non-compliant notices</text:p>
          </table:table-cell>
          <table:table-cell table:style-name="ce12" table:number-columns-repeated="24"/>
          <table:table-cell table:number-columns-repeated="998"/>
        </table:table-row>
        <table:table-row table:style-name="ro1">
          <table:table-cell table:style-name="ce97" office:value-type="string" calcext:value-type="string">
            <text:p>同等でコンプライアンス問題のないコンポーネントを探し出す</text:p>
          </table:table-cell>
          <table:table-cell table:style-name="ce12" office:value-type="string" calcext:value-type="string">
            <text:p>Select equivalent and compliant component</text:p>
          </table:table-cell>
          <table:table-cell table:style-name="ce12" table:number-columns-repeated="24"/>
          <table:table-cell table:number-columns-repeated="998"/>
        </table:table-row>
        <table:table-row table:style-name="ro1">
          <table:table-cell table:style-name="ce97" office:value-type="string" calcext:value-type="string">
            <text:p>コンプライアンス問題のないコンポーネントを組み込むようにソフトウェアを再開発する</text:p>
          </table:table-cell>
          <table:table-cell table:style-name="ce12" office:value-type="string" calcext:value-type="string">
            <text:p>Rework code to include compliant components</text:p>
          </table:table-cell>
          <table:table-cell table:style-name="ce12" table:number-columns-repeated="24"/>
          <table:table-cell table:number-columns-repeated="998"/>
        </table:table-row>
        <table:table-row table:style-name="ro71">
          <table:table-cell table:style-name="ce97" office:value-type="string" calcext:value-type="string">
            <text:p>コンプライアンス問題を解消するために、必要なら頒布方法や頒布物を変更する</text:p>
          </table:table-cell>
          <table:table-cell table:style-name="ce12" office:value-type="string" calcext:value-type="string">
            <text:p>Change mode of distribution to bring component into compliance</text:p>
          </table:table-cell>
          <table:table-cell table:style-name="ce12" table:number-columns-repeated="24"/>
          <table:table-cell table:number-columns-repeated="998"/>
        </table:table-row>
        <table:table-row table:style-name="ro1">
          <table:table-cell table:style-name="ce97" office:value-type="string" calcext:value-type="string">
            <text:p>コンプライアンス問題を解消するために、代替となるライセンスがないか検討する</text:p>
          </table:table-cell>
          <table:table-cell table:style-name="ce12" office:value-type="string" calcext:value-type="string">
            <text:p>Seek alternative licence to bring code into compliance</text:p>
          </table:table-cell>
          <table:table-cell table:style-name="ce12" table:number-columns-repeated="24"/>
          <table:table-cell table:number-columns-repeated="998"/>
        </table:table-row>
        <table:table-row table:style-name="ro1" table:number-rows-repeated="11">
          <table:table-cell table:style-name="ce12" table:number-columns-repeated="26"/>
          <table:table-cell table:number-columns-repeated="998"/>
        </table:table-row>
        <table:table-row table:style-name="ro11" table:number-rows-repeated="973">
          <table:table-cell table:style-name="ce12" table:number-columns-repeated="26"/>
          <table:table-cell table:number-columns-repeated="998"/>
        </table:table-row>
        <table:table-row table:style-name="ro1" table:number-rows-repeated="1047572">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The OpenChain Open Source Polic'.A1:'The OpenChain Open Source Polic'.D7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pple-system" svg:font-family="-apple-system"/>
    <style:font-face style:name="-webkit-standard" svg:font-family="-webkit-standard"/>
    <style:font-face style:name="Arial" svg:font-family="Arial"/>
    <style:font-face style:name="Helvetica" svg:font-family="Helvetica"/>
    <style:font-face style:name="Inconsolata" svg:font-family="Inconsolata"/>
    <style:font-face style:name="Roboto" svg:font-family="Roboto"/>
    <style:font-face style:name="Arial2" svg:font-family="Arial" style:font-family-generic="modern"/>
    <style:font-face style:name="Helvetica1" svg:font-family="Helvetica" style:font-family-generic="modern"/>
    <style:font-face style:name="Roboto1" svg:font-family="Roboto" style:font-family-generic="modern"/>
    <style:font-face style:name="ＭＳ Ｐゴシック" svg:font-family="'ＭＳ Ｐゴシック'" style:font-family-generic="modern"/>
    <style:font-face style:name="Arial1" svg:font-family="Arial" style:font-family-generic="swiss"/>
    <style:font-face style:name="ＭＳ Ｐゴシック1" svg:font-family="'ＭＳ Ｐゴシック'"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Lucida Sans"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6" style:display-name="ConditionalStyle_6" style:family="table-cell" style:parent-style-name="Default">
      <style:table-cell-properties fo:background-color="#fce8b2"/>
    </style:style>
    <style:style style:name="ConditionalStyle_5f_5" style:display-name="ConditionalStyle_5" style:family="table-cell" style:parent-style-name="Default">
      <style:table-cell-properties fo:background-color="#f4c7c3"/>
    </style:style>
    <style:style style:name="ConditionalStyle_5f_4" style:display-name="ConditionalStyle_4" style:family="table-cell" style:parent-style-name="Default">
      <style:table-cell-properties fo:background-color="#fce8b2"/>
    </style:style>
    <style:style style:name="ConditionalStyle_5f_3" style:display-name="ConditionalStyle_3" style:family="table-cell" style:parent-style-name="Default">
      <style:table-cell-properties fo:background-color="#fce8b2"/>
    </style:style>
    <style:style style:name="ConditionalStyle_5f_2" style:display-name="ConditionalStyle_2" style:family="table-cell" style:parent-style-name="Default">
      <style:table-cell-properties fo:background-color="#fce8b2"/>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3.86pt" fo:margin-bottom="53.86pt" fo:margin-left="51pt" fo:margin-right="51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ample_20_Appendix_20_1_20_-_20_Unofficial" style:display-name="PageStyle_Example Appendix 1 - Unofficial" style:page-layout-name="Mpm3">
      <style:header style:display="false"/>
      <style:header-left style:display="false"/>
      <style:footer style:display="false"/>
      <style:footer-left style:display="false"/>
    </style:master-page>
    <style:master-page style:name="PageStyle_5f_Start_20_Here" style:display-name="PageStyle_Start Here" style:page-layout-name="Mpm4">
      <style:header style:display="false"/>
      <style:header-left style:display="false"/>
      <style:footer style:display="false"/>
      <style:footer-left style:display="false"/>
    </style:master-page>
    <style:master-page style:name="PageStyle_5f_The_20_OpenChain_20_Open_20_Source_20_Polic" style:display-name="PageStyle_The OpenChain Open Source Polic" style:page-layout-name="Mpm5">
      <style:header style:display="false"/>
      <style:header-left style:display="false"/>
      <style:footer style:display="false"/>
      <style:footer-left style:display="false"/>
    </style:master-page>
    <style:master-page style:name="PageStyle_5f_Example_20_Appendix_20_3_20_-_20_Unofficial" style:display-name="PageStyle_Example Appendix 3 - Unofficial" style:page-layout-name="Mpm4">
      <style:header style:display="false"/>
      <style:header-left style:display="false"/>
      <style:footer style:display="false"/>
      <style:footer-left style:display="false"/>
    </style:master-page>
    <style:master-page style:name="PageStyle_5f_Example_20_Appendix_20_2_20_-_20_Unofficial" style:display-name="PageStyle_Example Appendix 2 - Unoffici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工内隆</meta:initial-creator>
    <dc:creator>工内隆</dc:creator>
    <meta:print-date>2019-03-13T06:27:38</meta:print-date>
    <meta:creation-date>2019-01-22T01:15:21</meta:creation-date>
    <dc:date>2019-03-13T07:01:56</dc:date>
    <meta:generator>LibreOffice/6.2.1.2$MacOSX_X86_64 LibreOffice_project/7bcb35dc3024a62dea0caee87020152d1ee96e71</meta:generator>
    <meta:document-statistic meta:table-count="5" meta:cell-count="119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